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6000001D07A782C976894605A.png" manifest:media-type="image/png"/>
  <manifest:file-entry manifest:full-path="Pictures/1000000000000417000001E2A8AA828D5980C068.jpg" manifest:media-type="image/jpeg"/>
  <manifest:file-entry manifest:full-path="Pictures/10000000000001240000010A5A2A3B70B97F7D97.jpg" manifest:media-type="image/jpeg"/>
  <manifest:file-entry manifest:full-path="Pictures/100000000000014E000000976AC552E089513FE7.jpg" manifest:media-type="image/jpeg"/>
  <manifest:file-entry manifest:full-path="Pictures/10000000000003150000026EF4441EDEE3D8C641.jpg" manifest:media-type="image/jpeg"/>
  <manifest:file-entry manifest:full-path="Pictures/1000020100000780000007552143B9D3EAAAB835.png" manifest:media-type="image/png"/>
  <manifest:file-entry manifest:full-path="Pictures/10000201000003900000032DEF116B93AADFB548.png" manifest:media-type="image/png"/>
  <manifest:file-entry manifest:full-path="Pictures/10000201000004120000044D0D79C5806F97877F.png" manifest:media-type="image/png"/>
  <manifest:file-entry manifest:full-path="Pictures/100000000000017400000108849453C734AEC57E.jpg" manifest:media-type="image/jpeg"/>
  <manifest:file-entry manifest:full-path="Pictures/10000000000001FE000000E08CA57E4EA4C9606D.jpg" manifest:media-type="image/jpeg"/>
  <manifest:file-entry manifest:full-path="Pictures/100000000000056C000002DC7C4657A274650360.jpg" manifest:media-type="image/jpeg"/>
  <manifest:file-entry manifest:full-path="Pictures/100000000000012F000000DD9CCEA909A7A976AA.jpg" manifest:media-type="image/jpeg"/>
  <manifest:file-entry manifest:full-path="Pictures/10000000000003EA000001E4A6F3C5D23CA8F770.jpg" manifest:media-type="image/jpeg"/>
  <manifest:file-entry manifest:full-path="Pictures/1000020100000780000003D12B2819FE55954555.png" manifest:media-type="image/png"/>
  <manifest:file-entry manifest:full-path="Pictures/10000201000002940000007209D764A380FDD0D0.png" manifest:media-type="image/png"/>
  <manifest:file-entry manifest:full-path="Pictures/10000000000002050000019E87B511C11D9C3073.jpg" manifest:media-type="image/jpeg"/>
  <manifest:file-entry manifest:full-path="Pictures/1000020100000256000001D07F7A4847A183D211.png" manifest:media-type="image/png"/>
  <manifest:file-entry manifest:full-path="Pictures/1000000000000217000001998D9FF09FD0BFFE00.jpg" manifest:media-type="image/jpeg"/>
  <manifest:file-entry manifest:full-path="Pictures/10000000000000E9000000985C0F299BAD1C897D.jpg" manifest:media-type="image/jpeg"/>
  <manifest:file-entry manifest:full-path="Pictures/1000020100000256000001D067F18A6650CAFC33.png" manifest:media-type="image/png"/>
  <manifest:file-entry manifest:full-path="Pictures/100000000000019D00000067B80D74208650F2CC.jpg" manifest:media-type="image/jpeg"/>
  <manifest:file-entry manifest:full-path="Pictures/10000000000007800000041AD22897848DD021D7.jpg" manifest:media-type="image/jpeg"/>
  <manifest:file-entry manifest:full-path="Pictures/10000000000001090000009830637777E6BBED2D.jpg" manifest:media-type="image/jpeg"/>
  <manifest:file-entry manifest:full-path="Pictures/10000000000000C80000009847C743DABAD4C14E.jpg" manifest:media-type="image/jpeg"/>
  <manifest:file-entry manifest:full-path="Pictures/10000000000000F10000009872AAC58C6CB2785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2701in" fo:margin-left="0in" fo:margin-top="0in" fo:margin-bottom="0in" fo:break-before="auto" fo:break-after="auto"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2701in" fo:margin-left="0in" fo:margin-top="0in" fo:margin-bottom="0in" fo:break-before="auto" fo:break-after="auto" table:align="left"/>
    </style:style>
    <style:style style:name="Table6.A" style:family="table-column">
      <style:table-column-properties style:column-width="6.2701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2701in" fo:margin-left="0in" fo:margin-top="0in" fo:margin-bottom="0in" fo:break-before="auto" fo:break-after="auto" table:align="left"/>
    </style:style>
    <style:style style:name="Table7.A" style:family="table-column">
      <style:table-column-properties style:column-width="6.2701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2701in" fo:margin-left="0in" fo:margin-top="0in" fo:margin-bottom="0in" fo:break-before="auto" fo:break-after="auto" table:align="left"/>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2701in" fo:margin-left="0in" fo:margin-top="0in" fo:margin-bottom="0in" fo:break-before="auto" fo:break-after="auto" table:align="left"/>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2701in" fo:margin-left="0in" fo:margin-top="0in" fo:margin-bottom="0in" fo:break-before="auto" fo:break-after="auto" table:align="left"/>
    </style:style>
    <style:style style:name="Table10.A" style:family="table-column">
      <style:table-column-properties style:column-width="6.2701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2701in" fo:margin-left="0in" fo:margin-top="0in" fo:margin-bottom="0in" fo:break-before="auto" fo:break-after="auto" table:align="left"/>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2701in" fo:margin-left="0in" fo:margin-top="0in" fo:margin-bottom="0in" fo:break-before="auto" fo:break-after="auto" table:align="left"/>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2701in" fo:margin-left="0in" fo:margin-top="0in" fo:margin-bottom="0in" fo:break-before="auto" fo:break-after="auto" table:align="left"/>
    </style:style>
    <style:style style:name="Table13.A" style:family="table-column">
      <style:table-column-properties style:column-width="6.2701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2701in" fo:margin-left="0in" fo:margin-top="0in" fo:margin-bottom="0in" fo:break-before="auto" fo:break-after="auto" table:align="left"/>
    </style:style>
    <style:style style:name="Table14.A" style:family="table-column">
      <style:table-column-properties style:column-width="6.2701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2701in" fo:margin-left="0in" fo:margin-top="0in" fo:margin-bottom="0in" fo:break-before="auto" fo:break-after="auto" table:align="left"/>
    </style:style>
    <style:style style:name="Table15.A" style:family="table-column">
      <style:table-column-properties style:column-width="6.2701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2701in" fo:margin-left="0in" fo:margin-top="0in" fo:margin-bottom="0in" fo:break-before="auto" fo:break-after="auto" table:align="left"/>
    </style:style>
    <style:style style:name="Table16.A" style:family="table-column">
      <style:table-column-properties style:column-width="6.2701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2701in" fo:margin-left="0in" fo:margin-top="0in" fo:margin-bottom="0in" fo:break-before="auto" fo:break-after="auto" table:align="left"/>
    </style:style>
    <style:style style:name="Table17.A" style:family="table-column">
      <style:table-column-properties style:column-width="6.2701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2701in" fo:margin-left="0in" fo:margin-top="0in" fo:margin-bottom="0in" fo:break-before="auto" fo:break-after="auto" table:align="left"/>
    </style:style>
    <style:style style:name="Table18.A" style:family="table-column">
      <style:table-column-properties style:column-width="6.2701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2701in" fo:margin-left="0in" fo:margin-top="0in" fo:margin-bottom="0in" fo:break-before="auto" fo:break-after="auto" table:align="left"/>
    </style:style>
    <style:style style:name="Table19.A" style:family="table-column">
      <style:table-column-properties style:column-width="6.2701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2701in" fo:margin-left="0in" fo:margin-top="0in" fo:margin-bottom="0in" fo:break-before="auto" fo:break-after="auto" table:align="left"/>
    </style:style>
    <style:style style:name="Table20.A" style:family="table-column">
      <style:table-column-properties style:column-width="6.2701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2701in" fo:margin-left="0in" fo:margin-top="0in" fo:margin-bottom="0in" fo:break-before="auto" fo:break-after="auto" table:align="left"/>
    </style:style>
    <style:style style:name="Table21.A" style:family="table-column">
      <style:table-column-properties style:column-width="6.2701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2701in" fo:margin-left="0in" fo:margin-top="0in" fo:margin-bottom="0in" fo:break-before="auto" fo:break-after="auto" table:align="left"/>
    </style:style>
    <style:style style:name="Table22.A" style:family="table-column">
      <style:table-column-properties style:column-width="6.2701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2701in" fo:margin-left="0in" fo:margin-top="0in" fo:margin-bottom="0in" fo:break-before="auto" fo:break-after="auto" table:align="left"/>
    </style:style>
    <style:style style:name="Table23.A" style:family="table-column">
      <style:table-column-properties style:column-width="6.2701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2701in" fo:margin-left="0in" fo:margin-top="0in" fo:margin-bottom="0in" fo:break-before="auto" fo:break-after="auto" table:align="left"/>
    </style:style>
    <style:style style:name="Table24.A" style:family="table-column">
      <style:table-column-properties style:column-width="6.2701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2701in" fo:margin-left="0in" fo:margin-top="0in" fo:margin-bottom="0in" fo:break-before="auto" fo:break-after="auto" table:align="left"/>
    </style:style>
    <style:style style:name="Table25.A" style:family="table-column">
      <style:table-column-properties style:column-width="6.2701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2701in" fo:margin-left="0in" fo:margin-top="0in" fo:margin-bottom="0in" fo:break-before="auto" fo:break-after="auto" table:align="left"/>
    </style:style>
    <style:style style:name="Table26.A" style:family="table-column">
      <style:table-column-properties style:column-width="6.2701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2701in" fo:margin-left="0in" fo:margin-top="0in" fo:margin-bottom="0in" fo:break-before="auto" fo:break-after="auto" table:align="left"/>
    </style:style>
    <style:style style:name="Table27.A" style:family="table-column">
      <style:table-column-properties style:column-width="6.2701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2701in" fo:margin-left="0in" fo:margin-top="0in" fo:margin-bottom="0in" fo:break-before="auto" fo:break-after="auto" table:align="left"/>
    </style:style>
    <style:style style:name="Table28.A" style:family="table-column">
      <style:table-column-properties style:column-width="6.2701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2701in" fo:margin-left="0in" fo:margin-top="0in" fo:margin-bottom="0in" fo:break-before="auto" fo:break-after="auto" table:align="left"/>
    </style:style>
    <style:style style:name="Table29.A" style:family="table-column">
      <style:table-column-properties style:column-width="6.2701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2701in" fo:margin-left="0in" fo:margin-top="0in" fo:margin-bottom="0in" fo:break-before="auto" fo:break-after="auto" table:align="left"/>
    </style:style>
    <style:style style:name="Table30.A" style:family="table-column">
      <style:table-column-properties style:column-width="6.2701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2701in" fo:margin-left="0in" fo:margin-top="0in" fo:margin-bottom="0in" fo:break-before="auto" fo:break-after="auto" table:align="left"/>
    </style:style>
    <style:style style:name="Table31.A" style:family="table-column">
      <style:table-column-properties style:column-width="6.2701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2701in" fo:margin-left="0in" fo:margin-top="0in" fo:margin-bottom="0in" fo:break-before="auto" fo:break-after="auto" table:align="left"/>
    </style:style>
    <style:style style:name="Table32.A" style:family="table-column">
      <style:table-column-properties style:column-width="6.2701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2701in" fo:margin-left="0in" fo:margin-top="0in" fo:margin-bottom="0in" fo:break-before="auto" fo:break-after="auto" table:align="left"/>
    </style:style>
    <style:style style:name="Table33.A" style:family="table-column">
      <style:table-column-properties style:column-width="6.2701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2701in" fo:margin-left="0in" fo:margin-top="0in" fo:margin-bottom="0in" fo:break-before="auto" fo:break-after="auto" table:align="left"/>
    </style:style>
    <style:style style:name="Table34.A" style:family="table-column">
      <style:table-column-properties style:column-width="6.2701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2701in" fo:margin-left="0in" fo:margin-top="0in" fo:margin-bottom="0in" fo:break-before="auto" fo:break-after="auto" table:align="left"/>
    </style:style>
    <style:style style:name="Table35.A" style:family="table-column">
      <style:table-column-properties style:column-width="6.2701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2701in" fo:margin-left="0in" fo:margin-top="0in" fo:margin-bottom="0in" fo:break-before="auto" fo:break-after="auto" table:align="left"/>
    </style:style>
    <style:style style:name="Table36.A" style:family="table-column">
      <style:table-column-properties style:column-width="6.2701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2701in" fo:margin-left="0in" fo:margin-top="0in" fo:margin-bottom="0in" fo:break-before="auto" fo:break-after="auto" table:align="left"/>
    </style:style>
    <style:style style:name="Table37.A" style:family="table-column">
      <style:table-column-properties style:column-width="6.2701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2701in" fo:margin-left="0in" fo:margin-top="0in" fo:margin-bottom="0in" fo:break-before="auto" fo:break-after="auto" table:align="left"/>
    </style:style>
    <style:style style:name="Table38.A" style:family="table-column">
      <style:table-column-properties style:column-width="6.2701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2701in" fo:margin-left="0in" fo:margin-top="0in" fo:margin-bottom="0in" fo:break-before="auto" fo:break-after="auto" table:align="left"/>
    </style:style>
    <style:style style:name="Table39.A" style:family="table-column">
      <style:table-column-properties style:column-width="6.2701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2701in" fo:margin-left="0in" fo:margin-top="0in" fo:margin-bottom="0in" fo:break-before="auto" fo:break-after="auto" table:align="left"/>
    </style:style>
    <style:style style:name="Table40.A" style:family="table-column">
      <style:table-column-properties style:column-width="6.2701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2701in" fo:margin-left="0in" fo:margin-top="0in" fo:margin-bottom="0in" fo:break-before="auto" fo:break-after="auto" table:align="left"/>
    </style:style>
    <style:style style:name="Table41.A" style:family="table-column">
      <style:table-column-properties style:column-width="6.2701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2701in" fo:margin-left="0in" fo:margin-top="0in" fo:margin-bottom="0in" fo:break-before="auto" fo:break-after="auto" table:align="left"/>
    </style:style>
    <style:style style:name="Table42.A" style:family="table-column">
      <style:table-column-properties style:column-width="6.2701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2701in" fo:margin-left="0in" fo:margin-top="0in" fo:margin-bottom="0in" fo:break-before="auto" fo:break-after="auto" table:align="left"/>
    </style:style>
    <style:style style:name="Table43.A" style:family="table-column">
      <style:table-column-properties style:column-width="6.2701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2701in" fo:margin-left="0in" fo:margin-top="0in" fo:margin-bottom="0in" fo:break-before="auto" fo:break-after="auto" table:align="left"/>
    </style:style>
    <style:style style:name="Table44.A" style:family="table-column">
      <style:table-column-properties style:column-width="6.2701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2701in" fo:margin-left="0in" fo:margin-top="0in" fo:margin-bottom="0in" fo:break-before="auto" fo:break-after="auto" table:align="left"/>
    </style:style>
    <style:style style:name="Table45.A" style:family="table-column">
      <style:table-column-properties style:column-width="6.2701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2701in" fo:margin-left="0in" fo:margin-top="0in" fo:margin-bottom="0in" fo:break-before="auto" fo:break-after="auto" table:align="left"/>
    </style:style>
    <style:style style:name="Table46.A" style:family="table-column">
      <style:table-column-properties style:column-width="6.2701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2701in" fo:margin-left="0in" fo:margin-top="0in" fo:margin-bottom="0in" fo:break-before="auto" fo:break-after="auto" table:align="left"/>
    </style:style>
    <style:style style:name="Table47.A" style:family="table-column">
      <style:table-column-properties style:column-width="6.2701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2701in" fo:margin-left="0in" fo:margin-top="0in" fo:margin-bottom="0in" fo:break-before="auto" fo:break-after="auto" table:align="left"/>
    </style:style>
    <style:style style:name="Table48.A" style:family="table-column">
      <style:table-column-properties style:column-width="6.2701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2701in" fo:margin-left="0in" fo:margin-top="0in" fo:margin-bottom="0in" fo:break-before="auto" fo:break-after="auto" table:align="left"/>
    </style:style>
    <style:style style:name="Table49.A" style:family="table-column">
      <style:table-column-properties style:column-width="6.2701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2701in" fo:margin-left="0in" fo:margin-top="0in" fo:margin-bottom="0in" fo:break-before="auto" fo:break-after="auto" table:align="left"/>
    </style:style>
    <style:style style:name="Table50.A" style:family="table-column">
      <style:table-column-properties style:column-width="6.2701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2701in" fo:margin-left="0in" fo:margin-top="0in" fo:margin-bottom="0in" fo:break-before="auto" fo:break-after="auto" table:align="left"/>
    </style:style>
    <style:style style:name="Table51.A" style:family="table-column">
      <style:table-column-properties style:column-width="6.2701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Table52" style:family="table">
      <style:table-properties style:width="6.2701in" fo:margin-left="0in" fo:margin-top="0in" fo:margin-bottom="0in" table:align="left"/>
    </style:style>
    <style:style style:name="Table52.A" style:family="table-column">
      <style:table-column-properties style:column-width="6.2701in"/>
    </style:style>
    <style:style style:name="Table52.1" style:family="table-row">
      <style:table-row-properties fo:keep-together="auto"/>
    </style:style>
    <style:style style:name="Table52.A1" style:family="table-cell">
      <style:table-cell-properties style:vertical-align="" fo:background-color="#f8f8f8" fo:padding="0.0694in" fo:border="none">
        <style:background-image/>
      </style:table-cell-properties>
    </style:style>
    <style:style style:name="Table53" style:family="table">
      <style:table-properties style:width="6.2701in" fo:margin-left="0in" fo:margin-top="0in" fo:margin-bottom="0in" fo:break-before="auto" fo:break-after="auto" table:align="left"/>
    </style:style>
    <style:style style:name="Table53.A" style:family="table-column">
      <style:table-column-properties style:column-width="6.2701in"/>
    </style:style>
    <style:style style:name="Table53.1" style:family="table-row">
      <style:table-row-properties fo:keep-together="auto"/>
    </style:style>
    <style:style style:name="Table53.A1" style:family="table-cell">
      <style:table-cell-properties style:vertical-align="" fo:background-color="#f8f8f8" fo:padding="0.0694in" fo:border="none">
        <style:background-image/>
      </style:table-cell-properties>
    </style:style>
    <style:style style:name="Table54" style:family="table">
      <style:table-properties style:width="6.2701in" fo:margin-left="0in" fo:margin-top="0in" fo:margin-bottom="0in" fo:break-before="auto" fo:break-after="auto" table:align="left"/>
    </style:style>
    <style:style style:name="Table54.A" style:family="table-column">
      <style:table-column-properties style:column-width="6.2701in"/>
    </style:style>
    <style:style style:name="Table54.1" style:family="table-row">
      <style:table-row-properties fo:keep-together="auto"/>
    </style:style>
    <style:style style:name="Table54.A1" style:family="table-cell">
      <style:table-cell-properties style:vertical-align="" fo:background-color="#f8f8f8" fo:padding="0.0694in" fo:border="none">
        <style:background-image/>
      </style:table-cell-properties>
    </style:style>
    <style:style style:name="Table55" style:family="table">
      <style:table-properties style:width="6.2701in" fo:margin-left="0in" fo:margin-top="0in" fo:margin-bottom="0in" fo:break-before="auto" fo:break-after="auto" table:align="left"/>
    </style:style>
    <style:style style:name="Table55.A" style:family="table-column">
      <style:table-column-properties style:column-width="6.2701in"/>
    </style:style>
    <style:style style:name="Table55.1" style:family="table-row">
      <style:table-row-properties fo:keep-together="auto"/>
    </style:style>
    <style:style style:name="Table55.A1" style:family="table-cell">
      <style:table-cell-properties style:vertical-align="" fo:background-color="#f8f8f8" fo:padding="0.0694in" fo:border="none">
        <style:background-image/>
      </style:table-cell-properties>
    </style:style>
    <style:style style:name="Table56" style:family="table">
      <style:table-properties style:width="6.2701in" fo:margin-left="0in" fo:margin-top="0in" fo:margin-bottom="0in" fo:break-before="auto" fo:break-after="auto" table:align="left"/>
    </style:style>
    <style:style style:name="Table56.A" style:family="table-column">
      <style:table-column-properties style:column-width="6.2701in"/>
    </style:style>
    <style:style style:name="Table56.1" style:family="table-row">
      <style:table-row-properties fo:keep-together="auto"/>
    </style:style>
    <style:style style:name="Table56.A1" style:family="table-cell">
      <style:table-cell-properties style:vertical-align="" fo:background-color="#f8f8f8" fo:padding="0.0694in" fo:border="none">
        <style:background-image/>
      </style:table-cell-properties>
    </style:style>
    <style:style style:name="Table57" style:family="table">
      <style:table-properties style:width="6.2701in" fo:margin-left="0in" fo:margin-top="0in" fo:margin-bottom="0in" fo:break-before="auto" fo:break-after="auto" table:align="left"/>
    </style:style>
    <style:style style:name="Table57.A" style:family="table-column">
      <style:table-column-properties style:column-width="6.2701in"/>
    </style:style>
    <style:style style:name="Table57.1" style:family="table-row">
      <style:table-row-properties fo:keep-together="auto"/>
    </style:style>
    <style:style style:name="Table57.A1" style:family="table-cell">
      <style:table-cell-properties style:vertical-align="" fo:background-color="#f8f8f8" fo:padding="0.0694in" fo:border="none">
        <style:background-image/>
      </style:table-cell-properties>
    </style:style>
    <style:style style:name="Table58" style:family="table">
      <style:table-properties style:width="6.2701in" fo:margin-left="0in" fo:margin-top="0in" fo:margin-bottom="0in" fo:break-before="auto" fo:break-after="auto" table:align="left"/>
    </style:style>
    <style:style style:name="Table58.A" style:family="table-column">
      <style:table-column-properties style:column-width="6.2701in"/>
    </style:style>
    <style:style style:name="Table58.1" style:family="table-row">
      <style:table-row-properties fo:keep-together="auto"/>
    </style:style>
    <style:style style:name="Table58.A1" style:family="table-cell">
      <style:table-cell-properties style:vertical-align="" fo:background-color="#f8f8f8" fo:padding="0.0694in" fo:border="none">
        <style:background-image/>
      </style:table-cell-properties>
    </style:style>
    <style:style style:name="Table59" style:family="table">
      <style:table-properties style:width="6.2701in" fo:margin-left="0in" fo:margin-top="0in" fo:margin-bottom="0in" fo:break-before="auto" fo:break-after="auto" table:align="left"/>
    </style:style>
    <style:style style:name="Table59.A" style:family="table-column">
      <style:table-column-properties style:column-width="6.2701in"/>
    </style:style>
    <style:style style:name="Table59.1" style:family="table-row">
      <style:table-row-properties fo:keep-together="auto"/>
    </style:style>
    <style:style style:name="Table59.A1" style:family="table-cell">
      <style:table-cell-properties style:vertical-align="" fo:background-color="#f8f8f8" fo:padding="0.0694in" fo:border="none">
        <style:background-image/>
      </style:table-cell-properties>
    </style:style>
    <style:style style:name="Table60" style:family="table">
      <style:table-properties style:width="6.2701in" fo:margin-left="0in" fo:margin-top="0in" fo:margin-bottom="0in" fo:break-before="auto" fo:break-after="auto" table:align="left"/>
    </style:style>
    <style:style style:name="Table60.A" style:family="table-column">
      <style:table-column-properties style:column-width="6.2701in"/>
    </style:style>
    <style:style style:name="Table60.1" style:family="table-row">
      <style:table-row-properties fo:keep-together="auto"/>
    </style:style>
    <style:style style:name="Table60.A1" style:family="table-cell">
      <style:table-cell-properties style:vertical-align="" fo:background-color="#f8f8f8" fo:padding="0.0694in" fo:border="none">
        <style:background-image/>
      </style:table-cell-properties>
    </style:style>
    <style:style style:name="Table61" style:family="table">
      <style:table-properties style:width="6.2701in" fo:margin-left="0in" fo:margin-top="0in" fo:margin-bottom="0in" fo:break-before="auto" fo:break-after="auto" table:align="left"/>
    </style:style>
    <style:style style:name="Table61.A" style:family="table-column">
      <style:table-column-properties style:column-width="6.2701in"/>
    </style:style>
    <style:style style:name="Table61.1" style:family="table-row">
      <style:table-row-properties fo:keep-together="auto"/>
    </style:style>
    <style:style style:name="Table61.A1" style:family="table-cell">
      <style:table-cell-properties style:vertical-align="" fo:background-color="#f8f8f8" fo:padding="0.0694in" fo:border="none">
        <style:background-image/>
      </style:table-cell-properties>
    </style:style>
    <style:style style:name="Table62" style:family="table">
      <style:table-properties style:width="6.2701in" fo:margin-left="0in" fo:margin-top="0in" fo:margin-bottom="0in" fo:break-before="auto" fo:break-after="auto" table:align="left"/>
    </style:style>
    <style:style style:name="Table62.A" style:family="table-column">
      <style:table-column-properties style:column-width="6.2701in"/>
    </style:style>
    <style:style style:name="Table62.1" style:family="table-row">
      <style:table-row-properties fo:keep-together="auto"/>
    </style:style>
    <style:style style:name="Table62.A1" style:family="table-cell">
      <style:table-cell-properties style:vertical-align="" fo:background-color="#f8f8f8" fo:padding="0.0694in" fo:border="none">
        <style:background-image/>
      </style:table-cell-properties>
    </style:style>
    <style:style style:name="Table63" style:family="table">
      <style:table-properties style:width="6.2701in" fo:margin-left="0in" fo:margin-top="0in" fo:margin-bottom="0in" fo:break-before="auto" fo:break-after="auto" table:align="left"/>
    </style:style>
    <style:style style:name="Table63.A" style:family="table-column">
      <style:table-column-properties style:column-width="6.2701in"/>
    </style:style>
    <style:style style:name="Table63.1" style:family="table-row">
      <style:table-row-properties fo:keep-together="auto"/>
    </style:style>
    <style:style style:name="Table63.A1" style:family="table-cell">
      <style:table-cell-properties style:vertical-align="" fo:background-color="#f8f8f8" fo:padding="0.0694in" fo:border="none">
        <style:background-image/>
      </style:table-cell-properties>
    </style:style>
    <style:style style:name="Table64" style:family="table">
      <style:table-properties style:width="6.2701in" fo:margin-left="0in" fo:margin-top="0in" fo:margin-bottom="0in" fo:break-before="auto" fo:break-after="auto" table:align="left"/>
    </style:style>
    <style:style style:name="Table64.A" style:family="table-column">
      <style:table-column-properties style:column-width="6.2701in"/>
    </style:style>
    <style:style style:name="Table64.1" style:family="table-row">
      <style:table-row-properties fo:keep-together="auto"/>
    </style:style>
    <style:style style:name="Table64.A1" style:family="table-cell">
      <style:table-cell-properties style:vertical-align="" fo:background-color="#f8f8f8" fo:padding="0.0694in" fo:border="none">
        <style:background-image/>
      </style:table-cell-properties>
    </style:style>
    <style:style style:name="Table65" style:family="table">
      <style:table-properties style:width="6.2701in" fo:margin-left="0in" fo:margin-top="0in" fo:margin-bottom="0in" fo:break-before="auto" fo:break-after="auto" table:align="left"/>
    </style:style>
    <style:style style:name="Table65.A" style:family="table-column">
      <style:table-column-properties style:column-width="6.2701in"/>
    </style:style>
    <style:style style:name="Table65.1" style:family="table-row">
      <style:table-row-properties fo:keep-together="auto"/>
    </style:style>
    <style:style style:name="Table65.A1" style:family="table-cell">
      <style:table-cell-properties style:vertical-align="" fo:background-color="#f8f8f8" fo:padding="0.0694in" fo:border="none">
        <style:background-image/>
      </style:table-cell-properties>
    </style:style>
    <style:style style:name="Table66" style:family="table">
      <style:table-properties style:width="6.2701in" fo:margin-left="0in" fo:margin-top="0in" fo:margin-bottom="0in" fo:break-before="auto" fo:break-after="auto" table:align="left"/>
    </style:style>
    <style:style style:name="Table66.A" style:family="table-column">
      <style:table-column-properties style:column-width="6.2701in"/>
    </style:style>
    <style:style style:name="Table66.1" style:family="table-row">
      <style:table-row-properties fo:keep-together="auto"/>
    </style:style>
    <style:style style:name="Table66.A1" style:family="table-cell">
      <style:table-cell-properties style:vertical-align="" fo:background-color="#f8f8f8" fo:padding="0.0694in" fo:border="none">
        <style:background-image/>
      </style:table-cell-properties>
    </style:style>
    <style:style style:name="Table67" style:family="table">
      <style:table-properties style:width="6.2701in" fo:margin-left="0in" fo:margin-top="0in" fo:margin-bottom="0in" fo:break-before="auto" fo:break-after="auto" table:align="left"/>
    </style:style>
    <style:style style:name="Table67.A" style:family="table-column">
      <style:table-column-properties style:column-width="6.2701in"/>
    </style:style>
    <style:style style:name="Table67.1" style:family="table-row">
      <style:table-row-properties fo:keep-together="auto"/>
    </style:style>
    <style:style style:name="Table67.A1" style:family="table-cell">
      <style:table-cell-properties style:vertical-align="" fo:background-color="#f8f8f8" fo:padding="0.0694in" fo:border="none">
        <style:background-image/>
      </style:table-cell-properties>
    </style:style>
    <style:style style:name="Table68" style:family="table">
      <style:table-properties style:width="6.2701in" fo:margin-left="0in" fo:margin-top="0in" fo:margin-bottom="0in" fo:break-before="auto" fo:break-after="auto" table:align="left"/>
    </style:style>
    <style:style style:name="Table68.A" style:family="table-column">
      <style:table-column-properties style:column-width="6.2701in"/>
    </style:style>
    <style:style style:name="Table68.1" style:family="table-row">
      <style:table-row-properties fo:keep-together="auto"/>
    </style:style>
    <style:style style:name="Table68.A1" style:family="table-cell">
      <style:table-cell-properties style:vertical-align="" fo:background-color="#f8f8f8" fo:padding="0.0694in" fo:border="none">
        <style:background-image/>
      </style:table-cell-properties>
    </style:style>
    <style:style style:name="Table69" style:family="table">
      <style:table-properties style:width="6.2701in" fo:margin-left="0in" fo:margin-top="0in" fo:margin-bottom="0in" fo:break-before="auto" fo:break-after="auto" table:align="left"/>
    </style:style>
    <style:style style:name="Table69.A" style:family="table-column">
      <style:table-column-properties style:column-width="6.2701in"/>
    </style:style>
    <style:style style:name="Table69.1" style:family="table-row">
      <style:table-row-properties fo:keep-together="auto"/>
    </style:style>
    <style:style style:name="Table69.A1" style:family="table-cell">
      <style:table-cell-properties style:vertical-align="" fo:background-color="#f8f8f8" fo:padding="0.0694in" fo:border="none">
        <style:background-image/>
      </style:table-cell-properties>
    </style:style>
    <style:style style:name="Table70" style:family="table">
      <style:table-properties style:width="6.2701in" fo:margin-left="0in" fo:margin-top="0in" fo:margin-bottom="0in" fo:break-before="auto" fo:break-after="auto" table:align="left"/>
    </style:style>
    <style:style style:name="Table70.A" style:family="table-column">
      <style:table-column-properties style:column-width="6.2701in"/>
    </style:style>
    <style:style style:name="Table70.1" style:family="table-row">
      <style:table-row-properties fo:keep-together="auto"/>
    </style:style>
    <style:style style:name="Table70.A1" style:family="table-cell">
      <style:table-cell-properties style:vertical-align="" fo:background-color="#f8f8f8" fo:padding="0.0694in" fo:border="none">
        <style:background-image/>
      </style:table-cell-properties>
    </style:style>
    <style:style style:name="Table71" style:family="table">
      <style:table-properties style:width="6.2701in" fo:margin-left="0in" fo:margin-top="0in" fo:margin-bottom="0in" fo:break-before="auto" fo:break-after="auto" table:align="left"/>
    </style:style>
    <style:style style:name="Table71.A" style:family="table-column">
      <style:table-column-properties style:column-width="6.2701in"/>
    </style:style>
    <style:style style:name="Table71.1" style:family="table-row">
      <style:table-row-properties fo:keep-together="auto"/>
    </style:style>
    <style:style style:name="Table71.A1" style:family="table-cell">
      <style:table-cell-properties style:vertical-align="" fo:background-color="#f8f8f8" fo:padding="0.0694in" fo:border="none">
        <style:background-image/>
      </style:table-cell-properties>
    </style:style>
    <style:style style:name="Table72" style:family="table">
      <style:table-properties style:width="6.2701in" fo:margin-left="0in" fo:margin-top="0in" fo:margin-bottom="0in" fo:break-before="auto" fo:break-after="auto" table:align="left"/>
    </style:style>
    <style:style style:name="Table72.A" style:family="table-column">
      <style:table-column-properties style:column-width="6.2701in"/>
    </style:style>
    <style:style style:name="Table72.1" style:family="table-row">
      <style:table-row-properties fo:keep-together="auto"/>
    </style:style>
    <style:style style:name="Table72.A1" style:family="table-cell">
      <style:table-cell-properties style:vertical-align="" fo:background-color="#f8f8f8" fo:padding="0.0694in" fo:border="none">
        <style:background-image/>
      </style:table-cell-properties>
    </style:style>
    <style:style style:name="Table73" style:family="table">
      <style:table-properties style:width="6.2701in" fo:margin-left="0in" fo:margin-top="0in" fo:margin-bottom="0in" fo:break-before="auto" fo:break-after="auto" table:align="left"/>
    </style:style>
    <style:style style:name="Table73.A" style:family="table-column">
      <style:table-column-properties style:column-width="6.2701in"/>
    </style:style>
    <style:style style:name="Table73.1" style:family="table-row">
      <style:table-row-properties fo:keep-together="auto"/>
    </style:style>
    <style:style style:name="Table73.A1" style:family="table-cell">
      <style:table-cell-properties style:vertical-align="" fo:background-color="#f8f8f8" fo:padding="0.0694in" fo:border="none">
        <style:background-image/>
      </style:table-cell-properties>
    </style:style>
    <style:style style:name="Table74" style:family="table">
      <style:table-properties style:width="6.2701in" fo:margin-left="0in" fo:margin-top="0in" fo:margin-bottom="0in" fo:break-before="auto" fo:break-after="auto" table:align="left"/>
    </style:style>
    <style:style style:name="Table74.A" style:family="table-column">
      <style:table-column-properties style:column-width="6.2701in"/>
    </style:style>
    <style:style style:name="Table74.1" style:family="table-row">
      <style:table-row-properties fo:keep-together="auto"/>
    </style:style>
    <style:style style:name="Table74.A1" style:family="table-cell">
      <style:table-cell-properties style:vertical-align="" fo:background-color="#f8f8f8" fo:padding="0.0694in" fo:border="none">
        <style:background-image/>
      </style:table-cell-properties>
    </style:style>
    <style:style style:name="Table75" style:family="table">
      <style:table-properties style:width="6.2701in" fo:margin-left="0in" fo:margin-top="0in" fo:margin-bottom="0in" fo:break-before="auto" fo:break-after="auto" table:align="left"/>
    </style:style>
    <style:style style:name="Table75.A" style:family="table-column">
      <style:table-column-properties style:column-width="6.2701in"/>
    </style:style>
    <style:style style:name="Table75.1" style:family="table-row">
      <style:table-row-properties fo:keep-together="auto"/>
    </style:style>
    <style:style style:name="Table75.A1" style:family="table-cell">
      <style:table-cell-properties style:vertical-align="" fo:background-color="#f8f8f8" fo:padding="0.0694in" fo:border="none">
        <style:background-image/>
      </style:table-cell-properties>
    </style:style>
    <style:style style:name="Table76" style:family="table">
      <style:table-properties style:width="6.2701in" fo:margin-left="0in" fo:margin-top="0in" fo:margin-bottom="0in" fo:break-before="auto" fo:break-after="auto" table:align="left"/>
    </style:style>
    <style:style style:name="Table76.A" style:family="table-column">
      <style:table-column-properties style:column-width="6.2701in"/>
    </style:style>
    <style:style style:name="Table76.1" style:family="table-row">
      <style:table-row-properties fo:keep-together="auto"/>
    </style:style>
    <style:style style:name="Table76.A1" style:family="table-cell">
      <style:table-cell-properties style:vertical-align="" fo:background-color="#f8f8f8" fo:padding="0.0694in" fo:border="none">
        <style:background-image/>
      </style:table-cell-properties>
    </style:style>
    <style:style style:name="Table77" style:family="table">
      <style:table-properties style:width="6.2701in" fo:margin-left="0in" fo:margin-top="0in" fo:margin-bottom="0in" fo:break-before="auto" fo:break-after="auto" table:align="left"/>
    </style:style>
    <style:style style:name="Table77.A" style:family="table-column">
      <style:table-column-properties style:column-width="6.2701in"/>
    </style:style>
    <style:style style:name="Table77.1" style:family="table-row">
      <style:table-row-properties fo:keep-together="auto"/>
    </style:style>
    <style:style style:name="Table77.A1" style:family="table-cell">
      <style:table-cell-properties style:vertical-align="" fo:background-color="#f8f8f8" fo:padding="0.0694in" fo:border="none">
        <style:background-image/>
      </style:table-cell-properties>
    </style:style>
    <style:style style:name="Table78" style:family="table">
      <style:table-properties style:width="6.2701in" fo:margin-left="0in" fo:margin-top="0in" fo:margin-bottom="0in" fo:break-before="auto" fo:break-after="auto" table:align="left"/>
    </style:style>
    <style:style style:name="Table78.A" style:family="table-column">
      <style:table-column-properties style:column-width="6.2701in"/>
    </style:style>
    <style:style style:name="Table78.1" style:family="table-row">
      <style:table-row-properties fo:keep-together="auto"/>
    </style:style>
    <style:style style:name="Table78.A1" style:family="table-cell">
      <style:table-cell-properties style:vertical-align="" fo:background-color="#f8f8f8" fo:padding="0.0694in" fo:border="none">
        <style:background-image/>
      </style:table-cell-properties>
    </style:style>
    <style:style style:name="Table79" style:family="table">
      <style:table-properties style:width="6.2701in" fo:margin-left="0in" fo:margin-top="0in" fo:margin-bottom="0in" fo:break-before="auto" fo:break-after="auto" table:align="left"/>
    </style:style>
    <style:style style:name="Table79.A" style:family="table-column">
      <style:table-column-properties style:column-width="6.2701in"/>
    </style:style>
    <style:style style:name="Table79.1" style:family="table-row">
      <style:table-row-properties fo:keep-together="auto"/>
    </style:style>
    <style:style style:name="Table79.A1" style:family="table-cell">
      <style:table-cell-properties style:vertical-align="" fo:background-color="#f8f8f8" fo:padding="0.0694in" fo:border="none">
        <style:background-image/>
      </style:table-cell-properties>
    </style:style>
    <style:style style:name="Table80" style:family="table">
      <style:table-properties style:width="6.2701in" fo:margin-left="0in" fo:margin-top="0in" fo:margin-bottom="0in" fo:break-before="auto" fo:break-after="auto" table:align="left"/>
    </style:style>
    <style:style style:name="Table80.A" style:family="table-column">
      <style:table-column-properties style:column-width="6.2701in"/>
    </style:style>
    <style:style style:name="Table80.1" style:family="table-row">
      <style:table-row-properties fo:keep-together="auto"/>
    </style:style>
    <style:style style:name="Table80.A1" style:family="table-cell">
      <style:table-cell-properties style:vertical-align="" fo:background-color="#f8f8f8" fo:padding="0.0694in" fo:border="none">
        <style:background-image/>
      </style:table-cell-properties>
    </style:style>
    <style:style style:name="Table81" style:family="table">
      <style:table-properties style:width="6.2701in" fo:margin-left="0in" fo:margin-top="0in" fo:margin-bottom="0in" fo:break-before="auto" fo:break-after="auto" table:align="left"/>
    </style:style>
    <style:style style:name="Table81.A" style:family="table-column">
      <style:table-column-properties style:column-width="6.2701in"/>
    </style:style>
    <style:style style:name="Table81.1" style:family="table-row">
      <style:table-row-properties fo:keep-together="auto"/>
    </style:style>
    <style:style style:name="Table81.A1" style:family="table-cell">
      <style:table-cell-properties style:vertical-align="" fo:background-color="#f8f8f8" fo:padding="0.0694in" fo:border="none">
        <style:background-image/>
      </style:table-cell-properties>
    </style:style>
    <style:style style:name="Table82" style:family="table">
      <style:table-properties style:width="6.2701in" fo:margin-left="0in" fo:margin-top="0in" fo:margin-bottom="0in" fo:break-before="auto" fo:break-after="auto" table:align="left"/>
    </style:style>
    <style:style style:name="Table82.A" style:family="table-column">
      <style:table-column-properties style:column-width="6.2701in"/>
    </style:style>
    <style:style style:name="Table82.1" style:family="table-row">
      <style:table-row-properties fo:keep-together="auto"/>
    </style:style>
    <style:style style:name="Table82.A1" style:family="table-cell">
      <style:table-cell-properties style:vertical-align="" fo:background-color="#f8f8f8" fo:padding="0.0694in" fo:border="none">
        <style:background-image/>
      </style:table-cell-properties>
    </style:style>
    <style:style style:name="Table83" style:family="table">
      <style:table-properties style:width="6.2701in" fo:margin-left="0in" fo:margin-top="0in" fo:margin-bottom="0in" fo:break-before="auto" fo:break-after="auto" table:align="left"/>
    </style:style>
    <style:style style:name="Table83.A" style:family="table-column">
      <style:table-column-properties style:column-width="6.2701in"/>
    </style:style>
    <style:style style:name="Table83.1" style:family="table-row">
      <style:table-row-properties fo:keep-together="auto"/>
    </style:style>
    <style:style style:name="Table83.A1" style:family="table-cell">
      <style:table-cell-properties style:vertical-align="" fo:background-color="#f8f8f8" fo:padding="0.0694in" fo:border="none">
        <style:background-image/>
      </style:table-cell-properties>
    </style:style>
    <style:style style:name="Table84" style:family="table">
      <style:table-properties style:width="6.2701in" fo:margin-left="0in" fo:margin-top="0in" fo:margin-bottom="0in" fo:break-before="auto" fo:break-after="auto" table:align="left"/>
    </style:style>
    <style:style style:name="Table84.A" style:family="table-column">
      <style:table-column-properties style:column-width="6.2701in"/>
    </style:style>
    <style:style style:name="Table84.1" style:family="table-row">
      <style:table-row-properties fo:keep-together="auto"/>
    </style:style>
    <style:style style:name="Table84.A1" style:family="table-cell">
      <style:table-cell-properties style:vertical-align="" fo:background-color="#f8f8f8" fo:padding="0.0694in" fo:border="none">
        <style:background-image/>
      </style:table-cell-properties>
    </style:style>
    <style:style style:name="Table85" style:family="table">
      <style:table-properties style:width="6.2701in" fo:margin-left="0in" fo:margin-top="0in" fo:margin-bottom="0in" fo:break-before="auto" fo:break-after="auto" table:align="left"/>
    </style:style>
    <style:style style:name="Table85.A" style:family="table-column">
      <style:table-column-properties style:column-width="6.2701in"/>
    </style:style>
    <style:style style:name="Table85.1" style:family="table-row">
      <style:table-row-properties fo:keep-together="auto"/>
    </style:style>
    <style:style style:name="Table85.A1" style:family="table-cell">
      <style:table-cell-properties style:vertical-align="" fo:background-color="#f8f8f8" fo:padding="0.0694in" fo:border="none">
        <style:background-image/>
      </style:table-cell-properties>
    </style:style>
    <style:style style:name="Table86" style:family="table">
      <style:table-properties style:width="6.2701in" fo:margin-left="0in" fo:margin-top="0in" fo:margin-bottom="0in" fo:break-before="auto" fo:break-after="auto" table:align="left"/>
    </style:style>
    <style:style style:name="Table86.A" style:family="table-column">
      <style:table-column-properties style:column-width="6.2701in"/>
    </style:style>
    <style:style style:name="Table86.1" style:family="table-row">
      <style:table-row-properties fo:keep-together="auto"/>
    </style:style>
    <style:style style:name="Table86.A1" style:family="table-cell">
      <style:table-cell-properties style:vertical-align="" fo:background-color="#f8f8f8" fo:padding="0.0694in" fo:border="none">
        <style:background-image/>
      </style:table-cell-properties>
    </style:style>
    <style:style style:name="Table87" style:family="table">
      <style:table-properties style:width="6.2701in" fo:margin-left="0in" fo:margin-top="0in" fo:margin-bottom="0in" fo:break-before="auto" fo:break-after="auto" table:align="left"/>
    </style:style>
    <style:style style:name="Table87.A" style:family="table-column">
      <style:table-column-properties style:column-width="6.2701in"/>
    </style:style>
    <style:style style:name="Table87.1" style:family="table-row">
      <style:table-row-properties fo:keep-together="auto"/>
    </style:style>
    <style:style style:name="Table87.A1" style:family="table-cell">
      <style:table-cell-properties style:vertical-align="" fo:background-color="#f8f8f8" fo:padding="0.0694in" fo:border="none">
        <style:background-image/>
      </style:table-cell-properties>
    </style:style>
    <style:style style:name="Table88" style:family="table">
      <style:table-properties style:width="6.2701in" fo:margin-left="0in" fo:margin-top="0in" fo:margin-bottom="0in" fo:break-before="auto" fo:break-after="auto" table:align="left"/>
    </style:style>
    <style:style style:name="Table88.A" style:family="table-column">
      <style:table-column-properties style:column-width="6.2701in"/>
    </style:style>
    <style:style style:name="Table88.1" style:family="table-row">
      <style:table-row-properties fo:keep-together="auto"/>
    </style:style>
    <style:style style:name="Table88.A1" style:family="table-cell">
      <style:table-cell-properties style:vertical-align="" fo:background-color="#f8f8f8" fo:padding="0.0694in" fo:border="none">
        <style:background-image/>
      </style:table-cell-properties>
    </style:style>
    <style:style style:name="Table89" style:family="table">
      <style:table-properties style:width="6.2701in" fo:margin-left="0in" fo:margin-top="0in" fo:margin-bottom="0in" fo:break-before="auto" fo:break-after="auto" table:align="left"/>
    </style:style>
    <style:style style:name="Table89.A" style:family="table-column">
      <style:table-column-properties style:column-width="6.2701in"/>
    </style:style>
    <style:style style:name="Table89.1" style:family="table-row">
      <style:table-row-properties fo:keep-together="auto"/>
    </style:style>
    <style:style style:name="Table89.A1" style:family="table-cell">
      <style:table-cell-properties style:vertical-align="" fo:background-color="#f8f8f8" fo:padding="0.0694in" fo:border="none">
        <style:background-image/>
      </style:table-cell-properties>
    </style:style>
    <style:style style:name="Table90" style:family="table">
      <style:table-properties style:width="6.2701in" fo:margin-left="0in" fo:margin-top="0in" fo:margin-bottom="0in" fo:break-before="auto" fo:break-after="auto" table:align="left"/>
    </style:style>
    <style:style style:name="Table90.A" style:family="table-column">
      <style:table-column-properties style:column-width="6.2701in"/>
    </style:style>
    <style:style style:name="Table90.1" style:family="table-row">
      <style:table-row-properties fo:keep-together="auto"/>
    </style:style>
    <style:style style:name="Table90.A1" style:family="table-cell">
      <style:table-cell-properties style:vertical-align="" fo:background-color="#f8f8f8" fo:padding="0.0694in" fo:border="none">
        <style:background-image/>
      </style:table-cell-properties>
    </style:style>
    <style:style style:name="Table91" style:family="table">
      <style:table-properties style:width="6.2701in" fo:margin-left="0in" fo:margin-top="0in" fo:margin-bottom="0in" fo:break-before="auto" fo:break-after="auto" table:align="left"/>
    </style:style>
    <style:style style:name="Table91.A" style:family="table-column">
      <style:table-column-properties style:column-width="6.2701in"/>
    </style:style>
    <style:style style:name="Table91.1" style:family="table-row">
      <style:table-row-properties fo:keep-together="auto"/>
    </style:style>
    <style:style style:name="Table91.A1" style:family="table-cell">
      <style:table-cell-properties style:vertical-align="" fo:background-color="#f8f8f8" fo:padding="0.0694in" fo:border="none">
        <style:background-image/>
      </style:table-cell-properties>
    </style:style>
    <style:style style:name="Table92" style:family="table">
      <style:table-properties style:width="6.2701in" fo:margin-left="0in" fo:margin-top="0in" fo:margin-bottom="0in" fo:break-before="auto" fo:break-after="auto" table:align="left"/>
    </style:style>
    <style:style style:name="Table92.A" style:family="table-column">
      <style:table-column-properties style:column-width="6.2701in"/>
    </style:style>
    <style:style style:name="Table92.1" style:family="table-row">
      <style:table-row-properties fo:keep-together="auto"/>
    </style:style>
    <style:style style:name="Table92.A1" style:family="table-cell">
      <style:table-cell-properties style:vertical-align="" fo:background-color="#f8f8f8" fo:padding="0.0694in" fo:border="none">
        <style:background-image/>
      </style:table-cell-properties>
    </style:style>
    <style:style style:name="Table93" style:family="table">
      <style:table-properties style:width="6.2701in" fo:margin-left="0in" fo:margin-top="0in" fo:margin-bottom="0in" fo:break-before="auto" fo:break-after="auto" table:align="left"/>
    </style:style>
    <style:style style:name="Table93.A" style:family="table-column">
      <style:table-column-properties style:column-width="6.2701in"/>
    </style:style>
    <style:style style:name="Table93.1" style:family="table-row">
      <style:table-row-properties fo:keep-together="auto"/>
    </style:style>
    <style:style style:name="Table93.A1" style:family="table-cell">
      <style:table-cell-properties style:vertical-align="" fo:background-color="#f8f8f8" fo:padding="0.0694in" fo:border="none">
        <style:background-image/>
      </style:table-cell-properties>
    </style:style>
    <style:style style:name="Table94" style:family="table">
      <style:table-properties style:width="6.2701in" fo:margin-left="0in" fo:margin-top="0in" fo:margin-bottom="0in" fo:break-before="auto" fo:break-after="auto" table:align="left"/>
    </style:style>
    <style:style style:name="Table94.A" style:family="table-column">
      <style:table-column-properties style:column-width="6.2701in"/>
    </style:style>
    <style:style style:name="Table94.1" style:family="table-row">
      <style:table-row-properties fo:keep-together="auto"/>
    </style:style>
    <style:style style:name="Table94.A1" style:family="table-cell">
      <style:table-cell-properties style:vertical-align="" fo:background-color="#f8f8f8" fo:padding="0.0694in" fo:border="none">
        <style:background-image/>
      </style:table-cell-properties>
    </style:style>
    <style:style style:name="Table95" style:family="table">
      <style:table-properties style:width="6.2701in" fo:margin-left="0in" fo:margin-top="0in" fo:margin-bottom="0in" fo:break-before="auto" fo:break-after="auto" table:align="left"/>
    </style:style>
    <style:style style:name="Table95.A" style:family="table-column">
      <style:table-column-properties style:column-width="6.2701in"/>
    </style:style>
    <style:style style:name="Table95.1" style:family="table-row">
      <style:table-row-properties fo:keep-together="auto"/>
    </style:style>
    <style:style style:name="Table95.A1" style:family="table-cell">
      <style:table-cell-properties style:vertical-align="" fo:background-color="#f8f8f8" fo:padding="0.0694in" fo:border="none">
        <style:background-image/>
      </style:table-cell-properties>
    </style:style>
    <style:style style:name="Table96" style:family="table">
      <style:table-properties style:width="6.2701in" fo:margin-left="0in" fo:margin-top="0in" fo:margin-bottom="0in" fo:break-before="auto" fo:break-after="auto" table:align="left"/>
    </style:style>
    <style:style style:name="Table96.A" style:family="table-column">
      <style:table-column-properties style:column-width="6.2701in"/>
    </style:style>
    <style:style style:name="Table96.1" style:family="table-row">
      <style:table-row-properties fo:keep-together="auto"/>
    </style:style>
    <style:style style:name="Table96.A1" style:family="table-cell">
      <style:table-cell-properties style:vertical-align="" fo:background-color="#f8f8f8" fo:padding="0.0694in" fo:border="none">
        <style:background-image/>
      </style:table-cell-properties>
    </style:style>
    <style:style style:name="Table97" style:family="table">
      <style:table-properties style:width="6.2701in" fo:margin-left="0in" fo:margin-top="0in" fo:margin-bottom="0in" fo:break-before="auto" fo:break-after="auto" table:align="left"/>
    </style:style>
    <style:style style:name="Table97.A" style:family="table-column">
      <style:table-column-properties style:column-width="6.2701in"/>
    </style:style>
    <style:style style:name="Table97.1" style:family="table-row">
      <style:table-row-properties fo:keep-together="auto"/>
    </style:style>
    <style:style style:name="Table97.A1" style:family="table-cell">
      <style:table-cell-properties style:vertical-align="" fo:background-color="#f8f8f8" fo:padding="0.0694in" fo:border="none">
        <style:background-image/>
      </style:table-cell-properties>
    </style:style>
    <style:style style:name="Table98" style:family="table">
      <style:table-properties style:width="6.2701in" fo:margin-left="0in" fo:margin-top="0in" fo:margin-bottom="0in" fo:break-before="auto" fo:break-after="auto" table:align="left"/>
    </style:style>
    <style:style style:name="Table98.A" style:family="table-column">
      <style:table-column-properties style:column-width="6.2701in"/>
    </style:style>
    <style:style style:name="Table98.1" style:family="table-row">
      <style:table-row-properties fo:keep-together="auto"/>
    </style:style>
    <style:style style:name="Table98.A1" style:family="table-cell">
      <style:table-cell-properties style:vertical-align="" fo:background-color="#f8f8f8" fo:padding="0.0694in" fo:border="none">
        <style:background-image/>
      </style:table-cell-properties>
    </style:style>
    <style:style style:name="Table99" style:family="table">
      <style:table-properties style:width="6.2701in" fo:margin-left="0in" fo:margin-top="0in" fo:margin-bottom="0in" fo:break-before="auto" fo:break-after="auto" table:align="left"/>
    </style:style>
    <style:style style:name="Table99.A" style:family="table-column">
      <style:table-column-properties style:column-width="6.2701in"/>
    </style:style>
    <style:style style:name="Table99.1" style:family="table-row">
      <style:table-row-properties fo:keep-together="auto"/>
    </style:style>
    <style:style style:name="Table99.A1" style:family="table-cell">
      <style:table-cell-properties style:vertical-align="" fo:background-color="#f8f8f8" fo:padding="0.0694in" fo:border="none">
        <style:background-image/>
      </style:table-cell-properties>
    </style:style>
    <style:style style:name="Table100" style:family="table">
      <style:table-properties style:width="6.2701in" fo:margin-left="0in" fo:margin-top="0in" fo:margin-bottom="0in" fo:break-before="auto" fo:break-after="auto" table:align="left"/>
    </style:style>
    <style:style style:name="Table100.A" style:family="table-column">
      <style:table-column-properties style:column-width="6.2701in"/>
    </style:style>
    <style:style style:name="Table100.1" style:family="table-row">
      <style:table-row-properties fo:keep-together="auto"/>
    </style:style>
    <style:style style:name="Table100.A1" style:family="table-cell">
      <style:table-cell-properties style:vertical-align="" fo:background-color="#f8f8f8" fo:padding="0.0694in" fo:border="none">
        <style:background-image/>
      </style:table-cell-properties>
    </style:style>
    <style:style style:name="P1" style:family="paragraph" style:parent-style-name="Standard">
      <style:paragraph-properties fo:line-height="200%"/>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text-properties fo:font-size="4pt" style:font-size-asian="4pt" style:font-size-complex="4pt"/>
    </style:style>
    <style:style style:name="P4" style:family="paragraph" style:parent-style-name="Standard">
      <style:paragraph-properties fo:text-align="center" style:justify-single-word="false"/>
    </style:style>
    <style:style style:name="P5" style:family="paragraph" style:parent-style-name="Standard">
      <style:text-properties fo:font-size="3pt" style:font-size-asian="3pt" style:font-size-complex="3pt"/>
    </style:style>
    <style:style style:name="P6" style:family="paragraph" style:parent-style-name="Standard">
      <style:text-properties fo:font-size="1pt" style:font-size-asian="1pt" style:font-size-complex="1pt"/>
    </style:style>
    <style:style style:name="P7" style:family="paragraph" style:parent-style-name="Standard">
      <style:paragraph-properties fo:text-align="start" style:justify-single-word="false"/>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0.5in" fo:margin-right="0in" fo:margin-top="0in" fo:margin-bottom="0in" loext:contextual-spacing="false" fo:line-height="115%" fo:text-indent="0in" style:auto-text-indent="false">
        <style:tab-stops>
          <style:tab-stop style:position="6.2673in" style:type="right"/>
        </style:tab-stops>
      </style:paragraph-properties>
    </style:style>
    <style:style style:name="P10" style:family="paragraph" style:parent-style-name="Standard">
      <style:paragraph-properties fo:margin-left="0.5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1" style:family="paragraph" style:parent-style-name="Standard">
      <style:paragraph-properties fo:margin-left="0.5in" fo:margin-right="0in" fo:margin-top="0.139in" fo:margin-bottom="0.139in" loext:contextual-spacing="false" fo:line-height="115%" fo:text-indent="0in" style:auto-text-indent="false">
        <style:tab-stops>
          <style:tab-stop style:position="6.2673in" style:type="right"/>
        </style:tab-stops>
      </style:paragraph-properties>
      <style:text-properties fo:font-size="1pt" style:font-size-asian="1pt" style:font-size-complex="1pt"/>
    </style:style>
    <style:style style:name="P12" style:family="paragraph" style:parent-style-name="Standard">
      <style:paragraph-properties fo:margin-left="1in" fo:margin-right="0in" fo:line-height="200%" fo:text-align="start" style:justify-single-word="false" fo:text-indent="0in" style:auto-text-indent="false"/>
    </style:style>
    <style:style style:name="P13"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in" fo:margin-right="0in" fo:margin-top="0.0555in" fo:margin-bottom="0.139in" loext:contextual-spacing="false" fo:line-height="115%"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6"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7"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8"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line-height="150%" fo:text-indent="0in" style:auto-text-indent="false"/>
    </style:style>
    <style:style style:name="P22" style:family="paragraph" style:parent-style-name="Standard">
      <style:paragraph-properties fo:margin-left="0in" fo:margin-right="0in" fo:text-indent="0in" style:auto-text-indent="false"/>
      <style:text-properties fo:font-size="4pt" style:font-size-asian="4pt" style:font-size-complex="4pt"/>
    </style:style>
    <style:style style:name="P23" style:family="paragraph" style:parent-style-name="Standard">
      <style:paragraph-properties fo:margin-left="0in" fo:margin-right="0in" fo:text-indent="0in" style:auto-text-indent="false"/>
      <style:text-properties fo:font-size="6pt" style:font-size-asian="6pt" style:font-size-complex="6pt"/>
    </style:style>
    <style:style style:name="P24" style:family="paragraph" style:parent-style-name="Standard">
      <style:paragraph-properties fo:margin-left="0in" fo:margin-right="0in" fo:text-indent="0in" style:auto-text-indent="false"/>
      <style:text-properties fo:font-size="1pt" style:font-size-asian="1pt" style:font-size-complex="1pt"/>
    </style:style>
    <style:style style:name="P25" style:family="paragraph" style:parent-style-name="Standard">
      <style:paragraph-properties fo:margin-left="0in" fo:margin-right="0in" fo:text-align="center" style:justify-single-word="false" fo:text-indent="0in" style:auto-text-indent="false"/>
      <style:text-properties fo:font-size="1pt" fo:font-weight="bold" style:font-size-asian="1pt" style:font-weight-asian="bold" style:font-size-complex="1pt"/>
    </style:style>
    <style:style style:name="P26" style:family="paragraph" style:parent-style-name="Standard">
      <style:paragraph-properties fo:margin-left="0in" fo:margin-right="0in" fo:text-align="center" style:justify-single-word="false" fo:text-indent="0in" style:auto-text-indent="false"/>
    </style:style>
    <style:style style:name="P27" style:family="paragraph" style:parent-style-name="Standard">
      <style:paragraph-properties fo:margin-left="0in" fo:margin-right="0in" fo:text-align="start" style:justify-single-word="false" fo:text-indent="0in" style:auto-text-indent="false"/>
    </style:style>
    <style:style style:name="P28" style:family="paragraph" style:parent-style-name="Standard">
      <style:paragraph-properties fo:margin-left="0in" fo:margin-right="0in" fo:text-indent="0in" style:auto-text-indent="false"/>
      <style:text-properties fo:font-size="8pt" style:font-size-asian="8pt" style:font-size-complex="8pt"/>
    </style:style>
    <style:style style:name="P29" style:family="paragraph" style:parent-style-name="Standard">
      <style:paragraph-properties fo:margin-left="0in" fo:margin-right="0in" fo:margin-top="0in" fo:margin-bottom="0in" loext:contextual-spacing="false" fo:line-height="100%" fo:text-indent="0in" style:auto-text-indent="false"/>
    </style:style>
    <style:style style:name="P30" style:family="paragraph" style:parent-style-name="Standard">
      <style:paragraph-properties fo:margin-top="0.0555in" fo:margin-bottom="0.139in" loext:contextual-spacing="false" fo:line-height="100%">
        <style:tab-stops>
          <style:tab-stop style:position="6.2673in" style:type="right"/>
        </style:tab-stops>
      </style:paragraph-properties>
    </style:style>
    <style:style style:name="P31" style:family="paragraph" style:parent-style-name="Standard" style:list-style-name="WWNum3">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2" style:family="paragraph" style:parent-style-name="Standard" style:list-style-name="WWNum14">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3" style:family="paragraph" style:parent-style-name="Standard" style:list-style-name="WWNum12">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4" style:family="paragraph" style:parent-style-name="Standard" style:list-style-name="WWNum8">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5" style:family="paragraph" style:parent-style-name="Standard" style:list-style-name="WWNum14">
      <style:paragraph-properties fo:margin-left="0.5in" fo:margin-right="0in" fo:margin-top="0.139in" fo:margin-bottom="0.139in" loext:contextual-spacing="false" fo:line-height="100%" fo:text-indent="-0.25in" style:auto-text-indent="false">
        <style:tab-stops>
          <style:tab-stop style:position="6.2673in" style:type="right"/>
        </style:tab-stops>
      </style:paragraph-properties>
    </style:style>
    <style:style style:name="P36" style:family="paragraph" style:parent-style-name="Standard" style:list-style-name="WWNum3">
      <style:paragraph-properties fo:margin-left="0.5in" fo:margin-right="0in" fo:margin-top="0in" fo:margin-bottom="0in" loext:contextual-spacing="false" fo:line-height="115%" fo:text-indent="-0.25in" style:auto-text-indent="false">
        <style:tab-stops>
          <style:tab-stop style:position="6.2673in" style:type="right"/>
        </style:tab-stops>
      </style:paragraph-properties>
    </style:style>
    <style:style style:name="P37" style:family="paragraph" style:parent-style-name="Standard" style:list-style-name="WWNum9">
      <style:paragraph-properties fo:margin-left="0.5in" fo:margin-right="0in" fo:margin-top="0in" fo:margin-bottom="0in" loext:contextual-spacing="false" fo:text-indent="-0.25in" style:auto-text-indent="false"/>
    </style:style>
    <style:style style:name="P38" style:family="paragraph" style:parent-style-name="Standard" style:list-style-name="WWNum10">
      <style:paragraph-properties fo:margin-left="0.5in" fo:margin-right="0in" fo:margin-top="0in" fo:margin-bottom="0in" loext:contextual-spacing="false" fo:text-indent="-0.25in" style:auto-text-indent="false"/>
    </style:style>
    <style:style style:name="P39" style:family="paragraph" style:parent-style-name="Standard" style:list-style-name="WWNum1">
      <style:paragraph-properties fo:margin-left="0.5in" fo:margin-right="0in" fo:margin-top="0in" fo:margin-bottom="0in" loext:contextual-spacing="false" fo:text-indent="-0.25in" style:auto-text-indent="false"/>
    </style:style>
    <style:style style:name="P40" style:family="paragraph" style:parent-style-name="Standard" style:list-style-name="WWNum5">
      <style:paragraph-properties fo:margin-left="0.5in" fo:margin-right="0in" fo:margin-top="0.0417in" fo:margin-bottom="0.139in" loext:contextual-spacing="false" fo:line-height="115%" fo:text-indent="-0.25in" style:auto-text-indent="false">
        <style:tab-stops>
          <style:tab-stop style:position="6.2673in" style:type="right"/>
        </style:tab-stops>
      </style:paragraph-properties>
    </style:style>
    <style:style style:name="P41" style:family="paragraph" style:parent-style-name="Standard" style:list-style-name="WWNum5">
      <style:paragraph-properties fo:margin-left="0.5in" fo:margin-right="0in" fo:margin-top="0in" fo:margin-bottom="0.139in" loext:contextual-spacing="false" fo:line-height="115%" fo:text-indent="-0.25in" style:auto-text-indent="false">
        <style:tab-stops>
          <style:tab-stop style:position="6.2673in" style:type="right"/>
        </style:tab-stops>
      </style:paragraph-properties>
    </style:style>
    <style:style style:name="P42" style:family="paragraph" style:parent-style-name="Standard" style:list-style-name="WWNum8">
      <style:paragraph-properties fo:margin-left="0.5in" fo:margin-right="0in" fo:margin-top="0in" fo:margin-bottom="0.139in" loext:contextual-spacing="false" fo:line-height="115%" fo:text-indent="-0.25in" style:auto-text-indent="false">
        <style:tab-stops>
          <style:tab-stop style:position="6.2673in" style:type="right"/>
        </style:tab-stops>
      </style:paragraph-properties>
    </style:style>
    <style:style style:name="P43" style:family="paragraph" style:parent-style-name="Standard" style:list-style-name="WWNum9">
      <style:paragraph-properties fo:margin-left="0.5in" fo:margin-right="0in" fo:text-indent="-0.25in" style:auto-text-indent="false"/>
    </style:style>
    <style:style style:name="P44" style:family="paragraph" style:parent-style-name="Standard" style:list-style-name="WWNum10">
      <style:paragraph-properties fo:margin-left="0.5in" fo:margin-right="0in" fo:text-indent="-0.25in" style:auto-text-indent="false"/>
    </style:style>
    <style:style style:name="P45" style:family="paragraph" style:parent-style-name="Standard" style:list-style-name="WWNum1">
      <style:paragraph-properties fo:margin-left="0.5in" fo:margin-right="0in" fo:text-indent="-0.25in" style:auto-text-indent="false"/>
    </style:style>
    <style:style style:name="P46" style:family="paragraph" style:parent-style-name="Standard">
      <style:paragraph-properties fo:margin-left="0.25in" fo:margin-right="0in" fo:margin-top="0.139in" fo:margin-bottom="0.139in" loext:contextual-spacing="false" fo:line-height="115%" fo:text-indent="0in" style:auto-text-indent="false">
        <style:tab-stops>
          <style:tab-stop style:position="6.2673in" style:type="right"/>
        </style:tab-stops>
      </style:paragraph-properties>
    </style:style>
    <style:style style:name="P47" style:family="paragraph" style:parent-style-name="Standard">
      <style:paragraph-properties fo:margin-top="0.0417in" fo:margin-bottom="0.139in" loext:contextual-spacing="false" fo:line-height="100%">
        <style:tab-stops>
          <style:tab-stop style:position="6.2673in" style:type="right"/>
        </style:tab-stops>
      </style:paragraph-properties>
    </style:style>
    <style:style style:name="P4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49"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style>
    <style:style style:name="P50"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text-properties fo:font-size="8pt" style:font-size-asian="8pt" style:font-size-complex="8pt"/>
    </style:style>
    <style:style style:name="P5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7pt" style:font-size-asian="7pt" style:font-size-complex="7pt"/>
    </style:style>
    <style:style style:name="P5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4pt" style:font-size-asian="4pt" style:font-size-complex="4pt"/>
    </style:style>
    <style:style style:name="P5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4" style:family="paragraph" style:parent-style-name="Standard">
      <style:paragraph-properties fo:margin-top="0in" fo:margin-bottom="0in" loext:contextual-spacing="false" fo:line-height="115%" fo:text-align="start" style:justify-single-word="false" fo:orphans="0" fo:widows="0"/>
    </style:style>
    <style:style style:name="P55" style:family="paragraph" style:parent-style-name="Standard" style:master-page-name="First_20_Page">
      <style:paragraph-properties style:page-number="auto"/>
    </style:style>
    <style:style style:name="P56" style:family="paragraph" style:parent-style-name="Heading_20_1">
      <style:paragraph-properties fo:text-align="center" style:justify-single-word="false"/>
    </style:style>
    <style:style style:name="P57" style:family="paragraph" style:parent-style-name="Heading_20_1">
      <style:paragraph-properties fo:text-align="start" style:justify-single-word="false"/>
    </style:style>
    <style:style style:name="P58" style:family="paragraph" style:parent-style-name="Heading_20_4">
      <style:paragraph-properties fo:margin-left="1in" fo:margin-right="0in" fo:text-align="start" style:justify-single-word="false" fo:text-indent="0in" style:auto-text-indent="false"/>
    </style:style>
    <style:style style:name="P59" style:family="paragraph" style:parent-style-name="Heading_20_2" style:list-style-name="WWNum6"/>
    <style:style style:name="P60" style:family="paragraph" style:parent-style-name="Heading_20_2" style:list-style-name="WWNum2"/>
    <style:style style:name="P61" style:family="paragraph" style:parent-style-name="Heading_20_2" style:list-style-name="WWNum4"/>
    <style:style style:name="P62" style:family="paragraph" style:parent-style-name="Heading_20_2" style:list-style-name="WWNum4">
      <style:paragraph-properties fo:text-align="start" style:justify-single-word="false"/>
    </style:style>
    <style:style style:name="P63" style:family="paragraph" style:parent-style-name="Heading_20_2" style:list-style-name="WWNum13"/>
    <style:style style:name="P64" style:family="paragraph" style:parent-style-name="Heading_20_2" style:list-style-name="WWNum7"/>
    <style:style style:name="P65" style:family="paragraph" style:parent-style-name="Heading_20_2" style:list-style-name="WWNum11"/>
    <style:style style:name="P66" style:family="paragraph" style:parent-style-name="Heading_20_2" style:list-style-name="WWNum11">
      <style:paragraph-properties fo:orphans="0" fo:widows="0"/>
    </style:style>
    <style:style style:name="P67" style:family="paragraph" style:parent-style-name="Heading_20_2">
      <style:paragraph-properties fo:margin-left="1.1965in" fo:margin-right="0in" fo:text-indent="-0.25in" style:auto-text-indent="false"/>
    </style:style>
    <style:style style:name="P68" style:family="paragraph" style:parent-style-name="Heading_20_2">
      <style:paragraph-properties fo:margin-left="0in" fo:margin-right="0in" fo:text-indent="0in" style:auto-text-indent="false" fo:break-before="page"/>
    </style:style>
    <style:style style:name="P69" style:family="paragraph" style:parent-style-name="Heading_20_2">
      <style:paragraph-properties fo:margin-left="0in" fo:margin-right="0in" fo:text-indent="0in" style:auto-text-indent="false"/>
    </style:style>
    <style:style style:name="P70" style:family="paragraph" style:parent-style-name="Heading_20_2">
      <style:paragraph-properties fo:margin-left="0.5in" fo:margin-right="0in" fo:text-indent="0.5in" style:auto-text-indent="false"/>
    </style:style>
    <style:style style:name="P71" style:family="paragraph" style:parent-style-name="Heading_20_2">
      <style:paragraph-properties fo:margin-left="0.5in" fo:margin-right="0in" fo:text-indent="0.5in" style:auto-text-indent="false"/>
      <style:text-properties fo:font-weight="normal" style:font-weight-asian="normal"/>
    </style:style>
    <style:style style:name="P72" style:family="paragraph" style:parent-style-name="Heading_20_2" style:list-style-name="WWNum2">
      <style:paragraph-properties fo:break-before="page"/>
    </style:style>
    <style:style style:name="P73" style:family="paragraph" style:parent-style-name="Heading_20_2" style:list-style-name="WWNum11">
      <style:paragraph-properties fo:margin-top="0in" fo:margin-bottom="0.139in" loext:contextual-spacing="false" fo:line-height="115%" fo:text-align="start" style:justify-single-word="false" fo:orphans="0" fo:widows="0"/>
    </style:style>
    <style:style style:name="P74" style:family="paragraph" style:parent-style-name="Title">
      <style:paragraph-properties fo:text-align="center" style:justify-single-word="false"/>
    </style:style>
    <style:style style:name="P75" style:family="paragraph" style:parent-style-name="Title">
      <style:paragraph-properties fo:text-align="start" style:justify-single-word="false"/>
      <style:text-properties fo:font-size="11pt" style:font-size-asian="11pt" style:font-size-complex="11pt"/>
    </style:style>
    <style:style style:name="P76" style:family="paragraph" style:parent-style-name="Title">
      <style:paragraph-properties fo:text-align="start" style:justify-single-word="false"/>
    </style:style>
    <style:style style:name="P77" style:family="paragraph" style:parent-style-name="Title">
      <style:paragraph-properties fo:break-before="page"/>
    </style:style>
    <style:style style:name="P78" style:family="paragraph" style:parent-style-name="Title">
      <style:paragraph-properties fo:text-align="center" style:justify-single-word="false" fo:break-before="page"/>
    </style:style>
    <style:style style:name="P79" style:family="paragraph" style:parent-style-name="Title">
      <style:paragraph-properties fo:text-align="start" style:justify-single-word="false" fo:break-before="pag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font-style="italic" style:font-size-asian="12pt" style:font-style-asian="italic" style:font-size-complex="12pt"/>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font-weight="normal" style:font-weight-asian="normal"/>
    </style:style>
    <style:style style:name="T7" style:family="text">
      <style:text-properties fo:font-style="italic" style:font-style-asian="italic"/>
    </style:style>
    <style:style style:name="T8" style:family="text">
      <style:text-properties fo:font-size="14pt" style:font-size-asian="14pt" style:font-size-complex="14pt"/>
    </style:style>
    <style:style style:name="T9" style:family="text">
      <style:text-properties fo:color="#1155cc" style:text-underline-style="solid" style:text-underline-width="auto" style:text-underline-color="font-color"/>
    </style:style>
    <style:style style:name="T10" style:family="text">
      <style:text-properties fo:font-size="1pt" style:font-size-asian="1pt" style:font-size-complex="1pt"/>
    </style:style>
    <style:style style:name="T11" style:family="text">
      <style:text-properties fo:font-size="18pt" style:font-size-asian="18pt" style:font-size-complex="18pt"/>
    </style:style>
    <style:style style:name="T12" style:family="text">
      <style:text-properties fo:font-size="11pt" style:font-size-asian="11pt" style:font-size-complex="11pt"/>
    </style:style>
    <style:style style:name="T13" style:family="text">
      <style:text-properties fo:font-size="11pt" fo:font-weight="bold" style:font-size-asian="11pt" style:font-weight-asian="bold" style:font-size-complex="11pt"/>
    </style:style>
    <style:style style:name="T14" style:family="text">
      <style:text-properties fo:font-size="11pt" fo:font-weight="normal" style:font-size-asian="11pt" style:font-weight-asian="normal" style:font-size-complex="11pt"/>
    </style:style>
    <style:style style:name="T15" style:family="text">
      <style:text-properties fo:color="#333333" style:font-name="Consolas" fo:background-color="#f8f8f8" loext:char-shading-value="0" style:font-name-asian="Consolas1" style:font-name-complex="Consolas1"/>
    </style:style>
    <style:style style:name="T16" style:family="text">
      <style:text-properties fo:color="#333333" style:font-name="Consolas" fo:font-weight="bold" fo:background-color="#f8f8f8" loext:char-shading-value="0" style:font-name-asian="Consolas1" style:font-weight-asian="bold" style:font-name-complex="Consolas1"/>
    </style:style>
    <style:style style:name="T17" style:family="text">
      <style:text-properties fo:color="#333333" style:font-name="Consolas" fo:font-weight="normal" fo:background-color="#f8f8f8" loext:char-shading-value="0" style:font-name-asian="Consolas1" style:font-weight-asian="normal" style:font-name-complex="Consolas1"/>
    </style:style>
    <style:style style:name="T18" style:family="text">
      <style:text-properties fo:color="#333333" style:font-name="Consolas" fo:font-size="11pt" fo:font-weight="bold" fo:background-color="#f8f8f8" loext:char-shading-value="0" style:font-name-asian="Consolas1" style:font-size-asian="11pt" style:font-weight-asian="bold" style:font-name-complex="Consolas1" style:font-size-complex="11pt"/>
    </style:style>
    <style:style style:name="T19" style:family="text">
      <style:text-properties fo:color="#333333" style:font-name="Consolas" fo:font-size="11pt" fo:font-weight="normal" fo:background-color="#f8f8f8" loext:char-shading-value="0" style:font-name-asian="Consolas1" style:font-size-asian="11pt" style:font-weight-asian="normal" style:font-name-complex="Consolas1" style:font-size-complex="11pt"/>
    </style:style>
    <style:style style:name="T20" style:family="text">
      <style:text-properties fo:color="#333333" style:font-name="Consolas" style:font-name-asian="Consolas1" style:font-name-complex="Consolas1" fo:background-color="#ffff00"/>
    </style:style>
    <style:style style:name="T21" style:family="text">
      <style:text-properties fo:color="#333333"/>
    </style:style>
    <style:style style:name="T22" style:family="text">
      <style:text-properties fo:color="#008080" style:font-name="Consolas" fo:background-color="#f8f8f8" loext:char-shading-value="0" style:font-name-asian="Consolas1" style:font-name-complex="Consolas1"/>
    </style:style>
    <style:style style:name="T23" style:family="text">
      <style:text-properties fo:color="#008080" style:font-name="Consolas" fo:font-weight="normal" fo:background-color="#f8f8f8" loext:char-shading-value="0" style:font-name-asian="Consolas1" style:font-weight-asian="normal" style:font-name-complex="Consolas1"/>
    </style:style>
    <style:style style:name="T24" style:family="text">
      <style:text-properties fo:color="#008080" style:font-name="Consolas" fo:font-weight="bold" fo:background-color="#f8f8f8" loext:char-shading-value="0" style:font-name-asian="Consolas1" style:font-weight-asian="bold" style:font-name-complex="Consolas1"/>
    </style:style>
    <style:style style:name="T25" style:family="text">
      <style:text-properties fo:color="#008080" style:font-name="Consolas" fo:font-size="11pt" fo:font-weight="normal" fo:background-color="#f8f8f8" loext:char-shading-value="0" style:font-name-asian="Consolas1" style:font-size-asian="11pt" style:font-weight-asian="normal" style:font-name-complex="Consolas1" style:font-size-complex="11pt"/>
    </style:style>
    <style:style style:name="T26" style:family="text">
      <style:text-properties style:font-name="Courier New" fo:font-weight="bold" style:font-name-asian="Courier New1" style:font-weight-asian="bold" style:font-name-complex="Courier New1"/>
    </style:style>
    <style:style style:name="T27" style:family="text">
      <style:text-properties style:font-name="Courier New" fo:font-size="11pt" fo:font-weight="bold" style:font-name-asian="Courier New1" style:font-size-asian="11pt" style:font-weight-asian="bold" style:font-name-complex="Courier New1" style:font-size-complex="11pt"/>
    </style:style>
    <style:style style:name="T28" style:family="text">
      <style:text-properties style:font-name="Courier New" style:font-name-asian="Courier New1" style:font-name-complex="Courier New1"/>
    </style:style>
    <style:style style:name="T29" style:family="text">
      <style:text-properties fo:color="#0086b3" style:font-name="Consolas" fo:font-weight="normal" fo:background-color="#f8f8f8" loext:char-shading-value="0" style:font-name-asian="Consolas1" style:font-weight-asian="normal" style:font-name-complex="Consolas1"/>
    </style:style>
    <style:style style:name="T30" style:family="text">
      <style:text-properties fo:color="#0086b3" style:font-name="Consolas" fo:background-color="#f8f8f8" loext:char-shading-value="0" style:font-name-asian="Consolas1" style:font-name-complex="Consolas1"/>
    </style:style>
    <style:style style:name="T31" style:family="text">
      <style:text-properties fo:color="#dd1144" style:font-name="Consolas" fo:font-weight="normal" fo:background-color="#f8f8f8" loext:char-shading-value="0" style:font-name-asian="Consolas1" style:font-weight-asian="normal" style:font-name-complex="Consolas1"/>
    </style:style>
    <style:style style:name="T32" style:family="text">
      <style:text-properties fo:color="#dd1144" style:font-name="Consolas" fo:background-color="#f8f8f8" loext:char-shading-value="0" style:font-name-asian="Consolas1" style:font-name-complex="Consolas1"/>
    </style:style>
    <style:style style:name="T33" style:family="text">
      <style:text-properties fo:color="#dd1144" style:font-name="Consolas" fo:font-weight="bold" fo:background-color="#f8f8f8" loext:char-shading-value="0" style:font-name-asian="Consolas1" style:font-weight-asian="bold" style:font-name-complex="Consolas1"/>
    </style:style>
    <style:style style:name="T34" style:family="text">
      <style:text-properties fo:color="#dd1144" style:font-name="Consolas" fo:font-size="11pt" fo:font-weight="normal" fo:background-color="#f8f8f8" loext:char-shading-value="0" style:font-name-asian="Consolas1" style:font-size-asian="11pt" style:font-weight-asian="normal" style:font-name-complex="Consolas1" style:font-size-complex="11pt"/>
    </style:style>
    <style:style style:name="T35" style:family="text">
      <style:text-properties fo:color="#990000" style:font-name="Consolas" fo:font-weight="bold" fo:background-color="#f8f8f8" loext:char-shading-value="0" style:font-name-asian="Consolas1" style:font-weight-asian="bold" style:font-name-complex="Consolas1"/>
    </style:style>
    <style:style style:name="T36" style:family="text">
      <style:text-properties fo:color="#990000" style:font-name="Consolas" fo:font-size="11pt" fo:font-weight="bold" fo:background-color="#f8f8f8" loext:char-shading-value="0" style:font-name-asian="Consolas1" style:font-size-asian="11pt" style:font-weight-asian="bold" style:font-name-complex="Consolas1" style:font-size-complex="11pt"/>
    </style:style>
    <style:style style:name="T37" style:family="text">
      <style:text-properties fo:color="#445588" style:font-name="Consolas" fo:font-weight="bold" fo:background-color="#f8f8f8" loext:char-shading-value="0" style:font-name-asian="Consolas1" style:font-weight-asian="bold" style:font-name-complex="Consolas1"/>
    </style:style>
    <style:style style:name="T38" style:family="text">
      <style:text-properties fo:color="#445588" style:font-name="Consolas" fo:background-color="#f8f8f8" loext:char-shading-value="0" style:font-name-asian="Consolas1" style:font-name-complex="Consolas1"/>
    </style:style>
    <style:style style:name="T39" style:family="text">
      <style:text-properties fo:color="#999988" style:font-name="Consolas" fo:font-style="italic" fo:background-color="#f8f8f8" loext:char-shading-value="0" style:font-name-asian="Consolas1" style:font-style-asian="italic" style:font-name-complex="Consolas1"/>
    </style:style>
    <style:style style:name="T40" style:family="text">
      <style:text-properties fo:color="#999988" style:font-name="Consolas" fo:font-style="italic" fo:font-weight="bold" fo:background-color="#f8f8f8" loext:char-shading-value="0" style:font-name-asian="Consolas1" style:font-style-asian="italic" style:font-weight-asian="bold" style:font-name-complex="Consolas1"/>
    </style:style>
    <style:style style:name="T41" style:family="text">
      <style:text-properties fo:color="#999988" style:font-name="Consolas" fo:background-color="#f8f8f8" loext:char-shading-value="0" style:font-name-asian="Consolas1" style:font-name-complex="Consolas1"/>
    </style:style>
    <style:style style:name="T42" style:family="text">
      <style:text-properties fo:color="#999999" style:font-name="Consolas" fo:font-weight="bold" fo:background-color="#f8f8f8" loext:char-shading-value="0" style:font-name-asian="Consolas1" style:font-weight-asian="bold" style:font-name-complex="Consolas1"/>
    </style:style>
    <style:style style:name="T43" style:family="text">
      <style:text-properties fo:font-size="3pt" style:font-size-asian="3pt" style:font-size-complex="3pt"/>
    </style:style>
    <style:style style:name="T44" style:family="text">
      <style:text-properties fo:font-size="7pt" style:font-size-asian="7pt" style:font-size-complex="7pt"/>
    </style:style>
    <style:style style:name="T45" style:family="text">
      <style:text-properties fo:color="#cc0000" style:font-name="Consolas" fo:font-weight="bold" fo:background-color="#f8f8f8" loext:char-shading-value="0" style:font-name-asian="Consolas1" style:font-weight-asian="bold" style:font-name-complex="Consolas1"/>
    </style:style>
    <style:style style:name="T46" style:family="text">
      <style:text-properties fo:color="#0b5394" style:font-name="Consolas" fo:font-weight="bold" fo:background-color="#f8f8f8" loext:char-shading-value="0" style:font-name-asian="Consolas1" style:font-weight-asian="bold" style:font-name-complex="Consolas1"/>
    </style:style>
    <style:style style:name="T47" style:family="text">
      <style:text-properties fo:color="#38761d" style:font-name="Consolas" fo:font-weight="bold" fo:background-color="#f8f8f8" loext:char-shading-value="0" style:font-name-asian="Consolas1" style:font-weight-asian="bold" style:font-name-complex="Consolas1"/>
    </style:style>
    <style:style style:name="T48" style:family="text">
      <style:text-properties fo:color="#a64d79" style:font-name="Consolas" fo:font-weight="bold" fo:background-color="#f8f8f8" loext:char-shading-value="0" style:font-name-asian="Consolas1" style:font-weight-asian="bold" style:font-name-complex="Consolas1"/>
    </style:style>
    <style:style style:name="T49" style:family="text">
      <style:text-properties fo:color="#a64d79" style:font-name="Consolas" fo:background-color="#f8f8f8" loext:char-shading-value="0" style:font-name-asian="Consolas1" style:font-name-complex="Consolas1"/>
    </style:style>
    <style:style style:name="T50" style:family="text">
      <style:text-properties fo:color="#b45f06" style:font-name="Consolas" fo:font-weight="bold" fo:background-color="#f8f8f8" loext:char-shading-value="0" style:font-name-asian="Consolas1" style:font-weight-asian="bold" style:font-name-complex="Consolas1"/>
    </style:style>
    <style:style style:name="T51" style:family="text">
      <style:text-properties style:font-name="Consolas" fo:background-color="#f8f8f8" loext:char-shading-value="0" style:font-name-asian="Consolas1" style:font-name-complex="Consolas1"/>
    </style:style>
    <style:style style:name="T52" style:family="text">
      <style:text-properties fo:color="#434343" fo:font-style="italic" style:font-style-asian="italic"/>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3.2799in, 0in)" draw:luminance="0%" draw:contrast="0%" draw:red="0%" draw:green="0%" draw:blue="0%" draw:gamma="100%" draw:color-inversion="false" draw:image-opacity="100%" draw:color-mode="standard"/>
    </style:style>
    <style:style style:name="fr4" style:family="graphic" style:parent-style-name="Graphics">
      <style:graphic-properties fo:margin-left="0.25in" fo:margin-right="0.25in" fo:margin-top="0.25in" fo:margin-bottom="0.25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image11.png" text:anchor-type="char" svg:x="0.0209in" svg:y="0.1252in" svg:width="6.2681in" svg:height="1.0835in" draw:z-index="19"><draw:image xlink:href="Pictures/10000201000002940000007209D764A380FDD0D0.png" xlink:type="simple" xlink:show="embed" xlink:actuate="onLoad" loext:mime-type="image/png"/></draw:frame><text:soft-page-break/></text:p>
      <text:p text:style-name="P56"><text:bookmark text:name="_fdmmiaaerb9x"/></text:p>
      <text:p text:style-name="P74"><text:bookmark text:name="_fhpuhn1vo1qm"/>Documentazione Progetti</text:p>
      <text:p text:style-name="P56"><text:bookmark text:name="_8apxobr7rt23"/>Corso di Informatica III - Modulo di Programmazione</text:p>
      <text:p text:style-name="Standard"/>
      <text:p text:style-name="P8"/>
      <text:p text:style-name="P8"/>
      <text:p text:style-name="P67"><text:bookmark text:name="_tvts1b5kekh"/>Studente:<text:tab/>Luca Ghislotti (matr. 1052975)</text:p>
      <text:p text:style-name="P67"><text:bookmark text:name="_qr7xmydzling"/><text:s text:c="2"/>Docente:<text:tab/>Prof. Angelo Gargantini</text:p>
      <text:p text:style-name="Standard"/>
      <text:p text:style-name="P1"/>
      <text:p text:style-name="P1"/>
      <text:p text:style-name="P12"><text:span text:style-name="T1">CdL Magistrale in Ingegneria Informatica<text:line-break/>Facoltà di Ingegneria<text:line-break/>Università degli Studi di Bergamo<text:line-break/>A.A. 2020/2021</text:span><text:line-break/></text:p>
      <text:p text:style-name="P58"><text:bookmark text:name="_ieo4v7qhfzk5"/>Bergamo, Italia - Settembre 2021</text:p>
      <text:p text:style-name="Standard"/>
      <text:p text:style-name="Heading_20_1"><text:bookmark text:name="_bhubdx2xomv9"/>Indice dei contenuti</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span text:style-name="T2">Premessa</text:span><text:span text:style-name="T4"><text:tab/></text:span></text:p>
          <text:p text:style-name="P14"><text:a xlink:type="simple" xlink:href="#_7dwxad2x9nf2" text:style-name="Index_20_Link" text:visited-style-name="Index_20_Link"><text:s text:c="6"/>Codice<text:tab/></text:a>5</text:p>
          <text:p text:style-name="P14"><text:a xlink:type="simple" xlink:href="#_pkhxlxpvzyl8" text:style-name="Index_20_Link" text:visited-style-name="Index_20_Link"><text:span text:style-name="T4"><text:s text:c="7"/></text:span></text:a><text:a xlink:type="simple" xlink:href="#_pkhxlxpvzyl8" text:style-name="Index_20_Link" text:visited-style-name="Index_20_Link">Documentazione<text:tab/></text:a>5</text:p>
          <text:p text:style-name="P15"/>
          <text:p text:style-name="P30"><text:span text:style-name="T2">Progetto C++<text:tab/></text:span></text:p>
          <text:list xml:id="list3924330907" text:style-name="WWNum3">
            <text:list-item>
              <text:p text:style-name="P31"><text:a xlink:type="simple" xlink:href="#_u7u9cy47osal" text:style-name="Index_20_Link" text:visited-style-name="Index_20_Link">Definizione di file .h e file .cpp (object orientation)</text:a><text:tab/>7</text:p>
            </text:list-item>
            <text:list-item>
              <text:p text:style-name="P31"><text:a xlink:type="simple" xlink:href="#_jb9oej4h7j1b" text:style-name="Index_20_Link" text:visited-style-name="Index_20_Link">Overloading dei costruttori, valori di default e member initializer list</text:a><text:tab/>7</text:p>
            </text:list-item>
            <text:list-item>
              <text:p text:style-name="P31"><text:a xlink:type="simple" xlink:href="#_z1mll2kzkddp" text:style-name="Index_20_Link" text:visited-style-name="Index_20_Link">Static member variables</text:a><text:tab/>7</text:p>
            </text:list-item>
            <text:list-item>
              <text:p text:style-name="P31"><text:a xlink:type="simple" xlink:href="#_b09qv4nt98ta" text:style-name="Index_20_Link" text:visited-style-name="Index_20_Link">Copy constructor</text:a><text:tab/>8</text:p>
            </text:list-item>
            <text:list-item>
              <text:p text:style-name="P31"><text:a xlink:type="simple" xlink:href="#_7xh4ap5kq5b7" text:style-name="Index_20_Link" text:visited-style-name="Index_20_Link">Distruttori virtual ed utilizzo della delete</text:a><text:tab/>9</text:p>
            </text:list-item>
            <text:list-item>
              <text:p text:style-name="P31"><text:a xlink:type="simple" xlink:href="#_scswvbpd9s1g" text:style-name="Index_20_Link" text:visited-style-name="Index_20_Link">Definizione di funzioni, passaggio per valore e per riferimento</text:a><text:tab/>9</text:p>
            </text:list-item>
            <text:list-item>
              <text:p text:style-name="P31"><text:a xlink:type="simple" xlink:href="#_3aymkc4vu10u" text:style-name="Index_20_Link" text:visited-style-name="Index_20_Link">Funzioni inline</text:a><text:tab/>9</text:p>
            </text:list-item>
            <text:list-item>
              <text:p text:style-name="P31"><text:a xlink:type="simple" xlink:href="#_kp8md1rzu0xr" text:style-name="Index_20_Link" text:visited-style-name="Index_20_Link">Incapsulamento e definizione di diversi livelli di visibilità<text:tab/></text:a>9</text:p>
            </text:list-item>
            <text:list-item>
              <text:p text:style-name="P31"><text:a xlink:type="simple" xlink:href="#_8bclv21aw1go" text:style-name="Index_20_Link" text:visited-style-name="Index_20_Link">Classificazione friend<text:tab/></text:a>10</text:p>
            </text:list-item>
            <text:list-item>
              <text:p text:style-name="P36"><text:a xlink:type="simple" xlink:href="#_l0th3s1m28t8" text:style-name="Index_20_Link" text:visited-style-name="Index_20_Link">Ereditarietà, classi base e derivate, visibilità dell’ereditarietà </text:a></text:p>
            </text:list-item>
          </text:list>
          <text:p text:style-name="P9"><text:a xlink:type="simple" xlink:href="#_l0th3s1m28t8" text:style-name="Index_20_Link" text:visited-style-name="Index_20_Link">ed ereditarietà multipla</text:a><text:tab/>10</text:p>
          <text:list xml:id="list24748769580920" text:continue-numbering="true" text:style-name="WWNum3">
            <text:list-item>
              <text:p text:style-name="P31"><text:a xlink:type="simple" xlink:href="#_uxuea42qp2vv" text:style-name="Index_20_Link" text:visited-style-name="Index_20_Link">Risoluzione dei problemi legati all’ereditarietà multipla: name clashing</text:a><text:tab/>11</text:p>
            </text:list-item>
            <text:list-item>
              <text:p text:style-name="P31"><text:a xlink:type="simple" xlink:href="#_9w20r93dtdgz" text:style-name="Index_20_Link" text:visited-style-name="Index_20_Link">Member duplication: problema del diamante</text:a><text:tab/>11</text:p>
            </text:list-item>
            <text:list-item>
              <text:p text:style-name="P31"><text:a xlink:type="simple" xlink:href="#_s5ttwokt9nui" text:style-name="Index_20_Link" text:visited-style-name="Index_20_Link">Polimorfismo run-time</text:a><text:tab/>11</text:p>
            </text:list-item>
            <text:list-item>
              <text:p text:style-name="P31"><text:a xlink:type="simple" xlink:href="#_1wiqms4a814n" text:style-name="Index_20_Link" text:visited-style-name="Index_20_Link">Polimorfimo compile time: template di funzioni e template di classi</text:a><text:tab/>11</text:p>
            </text:list-item>
            <text:list-item>
              <text:p text:style-name="P31"><text:a xlink:type="simple" xlink:href="#_5f7ekvi80ijc" text:style-name="Index_20_Link" text:visited-style-name="Index_20_Link">Sottotipazione (evitato lo slicing)</text:a><text:tab/>12</text:p>
            </text:list-item>
            <text:list-item>
              <text:p text:style-name="P31"><text:a xlink:type="simple" xlink:href="#_t1qca6i1o360" text:style-name="Index_20_Link" text:visited-style-name="Index_20_Link">Classi astratte</text:a><text:tab/>12</text:p>
            </text:list-item>
            <text:list-item>
              <text:p text:style-name="P31"><text:a xlink:type="simple" xlink:href="#_favewvlxp8l2" text:style-name="Index_20_Link" text:visited-style-name="Index_20_Link">Gestione delle eccezioni</text:a><text:tab/>13</text:p>
            </text:list-item>
            <text:list-item>
              <text:p text:style-name="P31"><text:a xlink:type="simple" xlink:href="#_cgpbip4t0987" text:style-name="Index_20_Link" text:visited-style-name="Index_20_Link">STL containers: contenitori associativi e non associativi</text:a><text:tab/>13</text:p>
            </text:list-item>
            <text:list-item>
              <text:p text:style-name="P31"><text:a xlink:type="simple" xlink:href="#_dv02km5rtvvj" text:style-name="Index_20_Link" text:visited-style-name="Index_20_Link">Utilizzo degli iteratori</text:a><text:tab/>13</text:p>
            </text:list-item>
            <text:list-item>
              <text:p text:style-name="P31"><text:a xlink:type="simple" xlink:href="#_2ub5dpa0kgp" text:style-name="Index_20_Link" text:visited-style-name="Index_20_Link">Utilizzo del tipo bool</text:a><text:tab/>14</text:p>
            </text:list-item>
            <text:list-item>
              <text:p text:style-name="P31"><text:a xlink:type="simple" xlink:href="#_sgri3hybwnvs" text:style-name="Index_20_Link" text:visited-style-name="Index_20_Link">Utilizzo degli smart pointers</text:a><text:tab/>14</text:p>
            </text:list-item>
            <text:list-item>
              <text:p text:style-name="P31"><text:a xlink:type="simple" xlink:href="#_854i30sm1os9" text:style-name="Index_20_Link" text:visited-style-name="Index_20_Link">Utilizzo di design pattern</text:a><text:tab/>15</text:p>
            </text:list-item>
            <text:list-item>
              <text:p text:style-name="P31"><text:a xlink:type="simple" xlink:href="#_no3eqe6r6tnc" text:style-name="Index_20_Link" text:visited-style-name="Index_20_Link">Interazione con file di testo e scrittura (file di log)<text:tab/>1</text:a>6</text:p>
            </text:list-item>
          </text:list>
          <text:p text:style-name="P46"><text:a xlink:type="simple" xlink:href="#_hleu3d4l3i59" text:style-name="Index_20_Link" text:visited-style-name="Index_20_Link"><text:span text:style-name="T7">Allegato I</text:span></text:a><text:a xlink:type="simple" xlink:href="#_hleu3d4l3i59" text:style-name="Index_20_Link" text:visited-style-name="Index_20_Link"><text:tab/>1</text:a>7</text:p>
          <text:p text:style-name="P16"/>
          <text:p text:style-name="P18"><text:span text:style-name="T2">Progetto QT</text:span></text:p>
          <text:list xml:id="list4125314999" text:style-name="WWNum5">
            <text:list-item>
              <text:p text:style-name="P40"><text:a xlink:type="simple" xlink:href="#_tp4cfk86v2tg" text:style-name="Index_20_Link" text:visited-style-name="Index_20_Link">Configurazione del progetto<text:tab/>1</text:a>9</text:p>
            </text:list-item>
            <text:list-item>
              <text:p text:style-name="P41"><text:a xlink:type="simple" xlink:href="#_twso2t32q2jg" text:style-name="Index_20_Link" text:visited-style-name="Index_20_Link">Interfaccia grafica<text:tab/></text:a>20</text:p>
            </text:list-item>
            <text:list-item>
              <text:p text:style-name="P40"><text:a xlink:type="simple" xlink:href="#_t50x2wcw5bpw" text:style-name="Index_20_Link" text:visited-style-name="Index_20_Link">Installer<text:tab/>2</text:a>1</text:p>
            </text:list-item>
          </text:list>
          <text:p text:style-name="P17"/>
          <text:p text:style-name="P18"><text:span text:style-name="T2">Progetto SCALA</text:span></text:p>
          <text:list xml:id="list3014622148" text:style-name="WWNum14">
            <text:list-item>
              <text:p text:style-name="P32"><text:soft-page-break/><text:a xlink:type="simple" xlink:href="#_dz5ldbngxwy9" text:style-name="Index_20_Link" text:visited-style-name="Index_20_Link">Utilizzo di var e val</text:a><text:tab/>23</text:p>
            </text:list-item>
            <text:list-item>
              <text:p text:style-name="P32"><text:a xlink:type="simple" xlink:href="#_o1zp6k82eai5" text:style-name="Index_20_Link" text:visited-style-name="Index_20_Link">Costruttore, <text:s/>passaggio di parametri e valori di default dei parametri</text:a><text:tab/>23</text:p>
            </text:list-item>
            <text:list-item>
              <text:p text:style-name="P32"><text:a xlink:type="simple" xlink:href="#_dfpdje87p53l" text:style-name="Index_20_Link" text:visited-style-name="Index_20_Link">Overload del costruttore</text:a><text:tab/>24</text:p>
            </text:list-item>
            <text:list-item>
              <text:p text:style-name="P32"><text:a xlink:type="simple" xlink:href="#_ebyshamin7r9" text:style-name="Index_20_Link" text:visited-style-name="Index_20_Link">Sottotipazione ed ereditarietà</text:a><text:tab/>24</text:p>
            </text:list-item>
            <text:list-item>
              <text:p text:style-name="P32"><text:a xlink:type="simple" xlink:href="#_c4n99vgmm8gx" text:style-name="Index_20_Link" text:visited-style-name="Index_20_Link">Classe astratta</text:a><text:tab/>24</text:p>
            </text:list-item>
            <text:list-item>
              <text:p text:style-name="P32"><text:a xlink:type="simple" xlink:href="#_mwhby28v2tfi" text:style-name="Index_20_Link" text:visited-style-name="Index_20_Link">Classe con oggetto companion (Singleton)</text:a><text:tab/>24</text:p>
            </text:list-item>
            <text:list-item>
              <text:p text:style-name="P32"><text:a xlink:type="simple" xlink:href="#_ilgd8iv0rbq" text:style-name="Index_20_Link" text:visited-style-name="Index_20_Link">Scala trait (interfaccia)</text:a><text:tab/>25</text:p>
            </text:list-item>
            <text:list-item>
              <text:p text:style-name="P32"><text:a xlink:type="simple" xlink:href="#_ylegeoq13af7" text:style-name="Index_20_Link" text:visited-style-name="Index_20_Link">Funzioni annidate</text:a><text:tab/>25</text:p>
            </text:list-item>
            <text:list-item>
              <text:p text:style-name="P32"><text:a xlink:type="simple" xlink:href="#_6obaw3be6mo2" text:style-name="Index_20_Link" text:visited-style-name="Index_20_Link">Type inference ed indicazione esplicita del tipo</text:a><text:tab/>25</text:p>
            </text:list-item>
            <text:list-item>
              <text:p text:style-name="P32"><text:a xlink:type="simple" xlink:href="#_d3ge40vrjlff" text:style-name="Index_20_Link" text:visited-style-name="Index_20_Link">Override dei metodi</text:a><text:tab/>26</text:p>
            </text:list-item>
            <text:list-item>
              <text:p text:style-name="P32"><text:a xlink:type="simple" xlink:href="#_1h23nxkl36pe" text:style-name="Index_20_Link" text:visited-style-name="Index_20_Link">Passaggio di parametri call-by-name e call-by-value</text:a><text:tab/>27</text:p>
            </text:list-item>
            <text:list-item>
              <text:p text:style-name="P32"><text:a xlink:type="simple" xlink:href="#_a2pivncksq0r" text:style-name="Index_20_Link" text:visited-style-name="Index_20_Link">Funzioni di ordine superiore al primo (HOF, High Order Functions)</text:a><text:tab/>27</text:p>
            </text:list-item>
            <text:list-item>
              <text:p text:style-name="P32"><text:a xlink:type="simple" xlink:href="#_tqfj0ji71uag" text:style-name="Index_20_Link" text:visited-style-name="Index_20_Link">Collezioni mutable</text:a><text:tab/>28</text:p>
            </text:list-item>
            <text:list-item>
              <text:p text:style-name="P32"><text:a xlink:type="simple" xlink:href="#_xj4ppqmpbpk7" text:style-name="Index_20_Link" text:visited-style-name="Index_20_Link">Utilizzo del foreach per effettuare iterazione sulle collezioni</text:a><text:tab/>29</text:p>
            </text:list-item>
            <text:list-item>
              <text:p text:style-name="P32"><text:a xlink:type="simple" xlink:href="#_ufq8bxwso3wx" text:style-name="Index_20_Link" text:visited-style-name="Index_20_Link">Folding: foldLeft e foldRight</text:a><text:tab/>29</text:p>
            </text:list-item>
            <text:list-item>
              <text:p text:style-name="P32"><text:a xlink:type="simple" xlink:href="#_mzl45wbbj12j" text:style-name="Index_20_Link" text:visited-style-name="Index_20_Link">Utilizzo della reduce</text:a><text:tab/>30</text:p>
            </text:list-item>
            <text:list-item>
              <text:p text:style-name="P32"><text:a xlink:type="simple" xlink:href="#_3prc48ii37jp" text:style-name="Index_20_Link" text:visited-style-name="Index_20_Link">Utilizzo del filter</text:a><text:tab/>30</text:p>
            </text:list-item>
            <text:list-item>
              <text:p text:style-name="P35"><text:a xlink:type="simple" xlink:href="#_hd1oua1mwr7k" text:style-name="Index_20_Link" text:visited-style-name="Index_20_Link">Utilizzo combinato di map e reduce</text:a><text:tab/>31</text:p>
            </text:list-item>
            <text:list-item>
              <text:p text:style-name="P35"><text:a xlink:type="simple" xlink:href="#_to6f0lxv5pah" text:style-name="Index_20_Link" text:visited-style-name="Index_20_Link">Gestione delle eccezioni<text:tab/>3</text:a>2</text:p>
            </text:list-item>
            <text:list-item>
              <text:p text:style-name="P35"><text:a xlink:type="simple" xlink:href="#_si0abca5mbma" text:style-name="Index_20_Link" text:visited-style-name="Index_20_Link">Visitor Pattern con Scala Generics<text:tab/>3</text:a>2</text:p>
            </text:list-item>
            <text:list-item>
              <text:p text:style-name="P35"><text:a xlink:type="simple" xlink:href="#_24rbi29j4li9" text:style-name="Index_20_Link" text:visited-style-name="Index_20_Link">Console output<text:tab/>3</text:a>4</text:p>
            </text:list-item>
          </text:list>
          <text:p text:style-name="P19"><text:s text:c="6"/><text:a xlink:type="simple" xlink:href="#_80l04m4z3bm9" text:style-name="Index_20_Link" text:visited-style-name="Index_20_Link"><text:span text:style-name="T7">Allegato II<text:tab/></text:span></text:a>37</text:p>
          <text:p text:style-name="P10"/>
          <text:p text:style-name="P18"><text:span text:style-name="T2">Progetto SPARK</text:span></text:p>
          <text:list xml:id="list3535114841" text:style-name="WWNum12">
            <text:list-item>
              <text:p text:style-name="P33"><text:a xlink:type="simple" xlink:href="#_qfoo3gfxm3lu" text:style-name="Index_20_Link" text:visited-style-name="Index_20_Link"><text:span text:style-name="T1">Ambiente Spark</text:span></text:a><text:a xlink:type="simple" xlink:href="#_qfoo3gfxm3lu" text:style-name="Index_20_Link" text:visited-style-name="Index_20_Link"><text:tab/>3</text:a>9</text:p>
            </text:list-item>
            <text:list-item>
              <text:p text:style-name="P33"><text:a xlink:type="simple" xlink:href="#_omn8jnca0v6n" text:style-name="Index_20_Link" text:visited-style-name="Index_20_Link"><text:span text:style-name="T1">Configurazione dell’ambiente Spark</text:span></text:a><text:a xlink:type="simple" xlink:href="#_omn8jnca0v6n" text:style-name="Index_20_Link" text:visited-style-name="Index_20_Link"><text:tab/></text:a>40</text:p>
            </text:list-item>
            <text:list-item>
              <text:p text:style-name="P33"><text:a xlink:type="simple" xlink:href="#_pxffivy2lkxp" text:style-name="Index_20_Link" text:visited-style-name="Index_20_Link"><text:span text:style-name="T1">Lettura del file</text:span></text:a><text:a xlink:type="simple" xlink:href="#_pxffivy2lkxp" text:style-name="Index_20_Link" text:visited-style-name="Index_20_Link"><text:tab/></text:a>40</text:p>
            </text:list-item>
            <text:list-item>
              <text:p text:style-name="P33"><text:a xlink:type="simple" xlink:href="#_jy7k1qgr95ww" text:style-name="Index_20_Link" text:visited-style-name="Index_20_Link"><text:span text:style-name="T1">Suddivisione in parole ed uso della flatMap()</text:span></text:a><text:a xlink:type="simple" xlink:href="#_jy7k1qgr95ww" text:style-name="Index_20_Link" text:visited-style-name="Index_20_Link"><text:tab/></text:a>40</text:p>
            </text:list-item>
            <text:list-item>
              <text:p text:style-name="P33"><text:a xlink:type="simple" xlink:href="#_bkc4jp5oru14" text:style-name="Index_20_Link" text:visited-style-name="Index_20_Link"><text:span text:style-name="T1">Conteggio delle parole</text:span></text:a><text:a xlink:type="simple" xlink:href="#_bkc4jp5oru14" text:style-name="Index_20_Link" text:visited-style-name="Index_20_Link"><text:tab/></text:a>41</text:p>
            </text:list-item>
            <text:list-item>
              <text:p text:style-name="P33"><text:a xlink:type="simple" xlink:href="#_s9ztm1umigko" text:style-name="Index_20_Link" text:visited-style-name="Index_20_Link"><text:span text:style-name="T1">Conteggio dei caratteri</text:span></text:a><text:a xlink:type="simple" xlink:href="#_s9ztm1umigko" text:style-name="Index_20_Link" text:visited-style-name="Index_20_Link"><text:tab/></text:a>41</text:p>
            </text:list-item>
            <text:list-item>
              <text:p text:style-name="P33"><text:a xlink:type="simple" xlink:href="#_1ip23ke135xk" text:style-name="Index_20_Link" text:visited-style-name="Index_20_Link"><text:span text:style-name="T1">Individuazione delle 10 parole più ricorrenti</text:span></text:a><text:a xlink:type="simple" xlink:href="#_1ip23ke135xk" text:style-name="Index_20_Link" text:visited-style-name="Index_20_Link"><text:tab/></text:a>41</text:p>
            </text:list-item>
            <text:list-item>
              <text:p text:style-name="P33"><text:a xlink:type="simple" xlink:href="#_7t3ux18eq6ef" text:style-name="Index_20_Link" text:visited-style-name="Index_20_Link"><text:span text:style-name="T1">Funzione di stampa a video</text:span></text:a><text:a xlink:type="simple" xlink:href="#_7t3ux18eq6ef" text:style-name="Index_20_Link" text:visited-style-name="Index_20_Link"><text:tab/></text:a><text:span text:style-name="T1">42</text:span></text:p>
            </text:list-item>
          </text:list>
          <text:p text:style-name="P16"/>
          <text:p text:style-name="P18"><text:span text:style-name="T2">Progetto ASMETA</text:span></text:p>
          <text:list xml:id="list2739546809" text:style-name="WWNum8">
            <text:list-item>
              <text:p text:style-name="P34"><text:a xlink:type="simple" xlink:href="#_r54u2utrplsw" text:style-name="Index_20_Link" text:visited-style-name="Index_20_Link">D</text:a><text:a xlink:type="simple" xlink:href="#_r54u2utrplsw" text:style-name="Index_20_Link" text:visited-style-name="Index_20_Link">ichiarazione di domini e funzioni<text:tab/>46</text:a></text:p>
            </text:list-item>
            <text:list-item>
              <text:p text:style-name="P34"><text:a xlink:type="simple" xlink:href="#_2pnrv2m3wbf2" text:style-name="Index_20_Link" text:visited-style-name="Index_20_Link">Durata associata ai colori del semaforo<text:tab/>46</text:a></text:p>
            </text:list-item>
            <text:list-item>
              <text:p text:style-name="P34"><text:a xlink:type="simple" xlink:href="#_4cry6a428vi0" text:style-name="Index_20_Link" text:visited-style-name="Index_20_Link">Scelta del colore successivo<text:tab/>47</text:a></text:p>
            </text:list-item>
            <text:list-item>
              <text:p text:style-name="P34"><text:a xlink:type="simple" xlink:href="#_8mqhzlbwprer" text:style-name="Index_20_Link" text:visited-style-name="Index_20_Link">Regola di cambio colore<text:tab/>47</text:a></text:p>
            </text:list-item>
            <text:list-item>
              <text:p text:style-name="P34"><text:a xlink:type="simple" xlink:href="#_h5vk14z6lr78" text:style-name="Index_20_Link" text:visited-style-name="Index_20_Link">Macro regola di decremento durata colore<text:tab/>50</text:a></text:p>
            </text:list-item>
            <text:list-item>
              <text:p text:style-name="P34"><text:a xlink:type="simple" xlink:href="#_lgp2xalfricn" text:style-name="Index_20_Link" text:visited-style-name="Index_20_Link">Macro regola di inizializzazione del semaforo<text:tab/>55</text:a></text:p>
            </text:list-item>
            <text:list-item>
              <text:p text:style-name="P34"><text:a xlink:type="simple" xlink:href="#_6e9yqos4yilw" text:style-name="Index_20_Link" text:visited-style-name="Index_20_Link">Regola principale<text:tab/>44</text:a></text:p>
            </text:list-item>
            <text:list-item>
              <text:p text:style-name="P34"><text:a xlink:type="simple" xlink:href="#_ggcagmovguv2" text:style-name="Index_20_Link" text:visited-style-name="Index_20_Link">Inizializzazione e valori di inizializzazione<text:tab/>34</text:a></text:p>
            </text:list-item>
            <text:list-item>
              <text:p text:style-name="P34"><text:a xlink:type="simple" xlink:href="#_u6d7gn2q41d2" text:style-name="Index_20_Link" text:visited-style-name="Index_20_Link">Scenario ROAD_SCENARIO.avalla e output simulazione<text:tab/>44</text:a></text:p>
            </text:list-item>
            <text:list-item>
              <text:p text:style-name="P34"><text:a xlink:type="simple" xlink:href="#_s2sw0k9kzo6d" text:style-name="Index_20_Link" text:visited-style-name="Index_20_Link">Esempio di animazione AsmetaA<text:tab/>34</text:a></text:p>
            </text:list-item>
          </text:list>
          <text:p text:style-name="P11"/>
          <text:p text:style-name="P47"><text:span text:style-name="T2">Progetto PYTHON</text:span></text:p>
          <text:list xml:id="list24749580216388" text:continue-numbering="true" text:style-name="WWNum8">
            <text:list-item>
              <text:p text:style-name="P34"><text:a xlink:type="simple" xlink:href="#_tpkltvnnouin" text:style-name="Index_20_Link" text:visited-style-name="Index_20_Link">Utilizzo di variabili globali e costrutto global<text:tab/>5</text:a>3</text:p>
            </text:list-item>
            <text:list-item>
              <text:p text:style-name="P42"><text:a xlink:type="simple" xlink:href="#_t4nip8l2d0dl" text:style-name="Index_20_Link" text:visited-style-name="Index_20_Link">Configurazione della finestra<text:tab/>5</text:a>4</text:p>
            </text:list-item>
            <text:list-item>
              <text:p text:style-name="P42"><text:a xlink:type="simple" xlink:href="#_t9kzmrf0w60c" text:style-name="Index_20_Link" text:visited-style-name="Index_20_Link">Costruzione dell’espressione da calcolare<text:tab/>5</text:a>4</text:p>
            </text:list-item>
            <text:list-item>
              <text:p text:style-name="P42"><text:a xlink:type="simple" xlink:href="#_wdppfqn7wlxp" text:style-name="Index_20_Link" text:visited-style-name="Index_20_Link">Ottenimento del risultato (calcolatrice)<text:tab/>5</text:a>4</text:p>
            </text:list-item>
            <text:list-item>
              <text:p text:style-name="P42"><text:a xlink:type="simple" xlink:href="#_5jzf6tyz83jo" text:style-name="Index_20_Link" text:visited-style-name="Index_20_Link">Feature di calcolo “continuo”<text:tab/>5</text:a>5</text:p>
            </text:list-item>
            <text:list-item>
              <text:p text:style-name="P42"><text:a xlink:type="simple" xlink:href="#_bmh09faxgy3" text:style-name="Index_20_Link" text:visited-style-name="Index_20_Link">Convertitore di base: costruzione<text:tab/>5</text:a>5</text:p>
            </text:list-item>
            <text:list-item>
              <text:p text:style-name="P42"><text:a xlink:type="simple" xlink:href="#_om3wqw5kk0dr" text:style-name="Index_20_Link" text:visited-style-name="Index_20_Link">Verifica dell’input<text:tab/>5</text:a>6</text:p>
            </text:list-item>
            <text:list-item>
              <text:p text:style-name="P42"><text:a xlink:type="simple" xlink:href="#_aqgo3m5wp8os" text:style-name="Index_20_Link" text:visited-style-name="Index_20_Link">Verifica input binario<text:tab/>5</text:a>7</text:p>
            </text:list-item>
            <text:list-item>
              <text:p text:style-name="P42"><text:soft-page-break/><text:a xlink:type="simple" xlink:href="#_mib265eo7ig" text:style-name="Index_20_Link" text:visited-style-name="Index_20_Link">Verifica input ottale<text:tab/>5</text:a>7</text:p>
            </text:list-item>
            <text:list-item>
              <text:p text:style-name="P42"><text:a xlink:type="simple" xlink:href="#_hepgffwbxil" text:style-name="Index_20_Link" text:visited-style-name="Index_20_Link">Verifica input esadecimale<text:tab/>5</text:a>7</text:p>
            </text:list-item>
            <text:list-item>
              <text:p text:style-name="P42"><text:a xlink:type="simple" xlink:href="#_w32s7n598ekr" text:style-name="Index_20_Link" text:visited-style-name="Index_20_Link">Conversione di base<text:tab/>5</text:a>8</text:p>
            </text:list-item>
            <text:list-item>
              <text:p text:style-name="P42"><text:a xlink:type="simple" xlink:href="#_t6keyfyn8tuv" text:style-name="Index_20_Link" text:visited-style-name="Index_20_Link">Interfaccia grafica e funzionamento<text:tab/>5</text:a>8</text:p>
            </text:list-item>
            <text:list-item>
              <text:p text:style-name="P34"><text:a xlink:type="simple" xlink:href="#_twf542r87t9f" text:style-name="Index_20_Link" text:visited-style-name="Index_20_Link">Installer<text:tab/>5</text:a>9</text:p>
            </text:list-item>
          </text:list>
        </text:index-body>
      </text:table-of-content>
      <text:p text:style-name="P2"/>
      <text:p text:style-name="P68"><text:bookmark text:name="_7dwxad2x9nf2"/><text:span text:style-name="T8">Codice</text:span></text:p>
      <text:p text:style-name="Standard">Il codice è reso disponibile su GitHub al seguente link:</text:p>
      <text:p text:style-name="Standard"><text:a xlink:type="simple" xlink:href="https://github.com/lucaghislo/1052975_progetti_modulo_programmazione.git" text:style-name="ListLabel_20_127" text:visited-style-name="ListLabel_20_127"><text:span text:style-name="T9">https://github.com/lucaghislo/1052975_progetti_modulo_programmazione.git</text:span></text:a></text:p>
      <text:p text:style-name="Standard"><draw:frame draw:style-name="fr2" draw:name="image18.png" text:anchor-type="as-char" svg:width="6.2681in" svg:height="6.1252in" draw:z-index="0"><draw:image xlink:href="Pictures/1000020100000780000007552143B9D3EAAAB835.png" xlink:type="simple" xlink:show="embed" xlink:actuate="onLoad" loext:mime-type="image/png"/></draw:frame></text:p>
      <text:p text:style-name="P69"><text:bookmark text:name="_yx7z2wv99xcy"/><text:span text:style-name="T8">Documentazione</text:span></text:p>
      <text:p text:style-name="Standard">La documentazione in formato PDF è disponibile via Google Drive al seguente link:</text:p>
      <text:p text:style-name="Standard"><text:a xlink:type="simple" xlink:href="https://drive.google.com/file/d/1_wPotnfQX7saXyX4umg2k4tRnzB-QBjl/view?usp=sharing" text:style-name="ListLabel_20_127" text:visited-style-name="ListLabel_20_127"><text:span text:style-name="T9">https://drive.google.com/file/d/1_wPotnfQX7saXyX4umg2k4tRnzB-QBjl/view?usp=sharing</text:span></text:a></text:p>
      <text:p text:style-name="P57"><text:bookmark text:name="_9goel9bxgu7k"/></text:p>
      <text:p text:style-name="P78"><text:bookmark text:name="_q1mrsok4lhr5"/></text:p>
      <text:p text:style-name="P74"><text:bookmark text:name="_5xvtqgn6sm68"/></text:p>
      <text:p text:style-name="P74"><text:bookmark text:name="_xyabt863bu5e"/></text:p>
      <text:p text:style-name="P74"><text:bookmark text:name="_uzujmk6k4p6b"/></text:p>
      <text:p text:style-name="P74"><text:bookmark text:name="_t3r5yoql9ezg"/></text:p>
      <text:p text:style-name="P74"><text:bookmark text:name="_fmuw2x4tizi1"/></text:p>
      <text:p text:style-name="P74"><text:bookmark text:name="_pua99s673lb6"/></text:p>
      <text:p text:style-name="P74"><text:bookmark text:name="_1yl1btlv1hm9"/>Progetto C++</text:p>
      <text:p text:style-name="P77"><text:bookmark text:name="_wxmggbolf48l"/>Progetto C++</text:p>
      <text:p text:style-name="Standard"><text:span text:style-name="T12">Il progetto prevede la gestione di una flotta di auto con varia alimentazione (diesel, benzina, ibrida ed elettrica). Il programma permette la memorizzazione di una lista di auto e l’inserimento da parte dell’utente dei singoli veicoli, con indicazione dei campi per ciascuna di esse.</text:span></text:p>
      <text:p text:style-name="Standard"><text:span text:style-name="T12">Questo progetto ha lo scopo di sfruttare tutti i costrutti del linguaggio C++ che sono stati spiegati durante le lezioni ed illustrati sulle dispense; di seguito si fornisce un’indicazione dei costrutti/concetti utilizzati e la porzione di codice nei quali sono stati sfruttati, con la relativa spiegazione della loro utilità.</text:span></text:p>
      <text:list xml:id="list921677847" text:style-name="WWNum6">
        <text:list-item>
          <text:p text:style-name="P59"><text:bookmark text:name="_u7u9cy47osal"/>Definizione di file .h e file .cpp (object orientation)</text:p>
        </text:list-item>
      </text:list>
      <text:p text:style-name="Standard"><text:span text:style-name="T12">Tutte le implementazioni delle classi sono state effettuate separando il file header (.h) in cui vengono rese disponibili le funzionalità associate alla classe ed il file di definizione dell’implementazione (.cpp).</text:span></text:p>
      <text:list xml:id="list24748659157171" text:continue-numbering="true" text:style-name="WWNum6">
        <text:list-item>
          <text:p text:style-name="P59"><text:bookmark text:name="_jb9oej4h7j1b"/><text:span text:style-name="T12">Overloading dei costruttori, valori di default e member initializer list</text:span></text:p>
        </text:list-item>
      </text:list>
      <text:p text:style-name="P21"><text:span text:style-name="T12">Sono stati definiti più costruttori per la medesima classe allo scopo di garantire che un oggetto possa essere costruito diversamente sulla base dei dati a disposizione e di quelli posti a valore di default.</text:span> Si sono definiti valori di default per i parametri.</text:p>
      <table:table table:name="Table1" table:style-name="Table1">
        <table:table-column table:style-name="Table1.A"/>
        <table:table-row table:style-name="Table1.1">
          <table:table-cell table:style-name="Table1.A1" office:value-type="string">
            <text:p text:style-name="P53"><text:span text:style-name="T15">Car(); <text:line-break/>Car(</text:span><text:span text:style-name="T16">char</text:span><text:span text:style-name="T15"> *targaInput, </text:span><text:span text:style-name="T16">int</text:span><text:span text:style-name="T15"> pesoInput = </text:span><text:span text:style-name="T22">1000</text:span><text:span text:style-name="T15">, </text:span><text:span text:style-name="T16">int</text:span><text:span text:style-name="T15"> potenzaInput =<text:line-break/><text:tab/><text:tab/><text:tab/>Car::minPotenza);</text:span></text:p>
          </table:table-cell>
        </table:table-row>
      </table:table>
      <text:p text:style-name="P22"/>
      <table:table table:name="Table2" table:style-name="Table2">
        <table:table-column table:style-name="Table2.A"/>
        <table:table-row table:style-name="Table2.1">
          <table:table-cell table:style-name="Table2.A1" office:value-type="string">
            <text:p text:style-name="P53"><text:span text:style-name="T15">Ecar::Ecar(</text:span><text:span text:style-name="T16">char</text:span><text:span text:style-name="T15"> *targaInput, </text:span><text:span text:style-name="T16">int</text:span><text:span text:style-name="T15"> pesoInput, </text:span><text:span text:style-name="T16">int</text:span><text:span text:style-name="T15"> potenzaInput) :<text:line-break/><text:tab/><text:tab/>Car(targaInput, pesoInput, potenzaInput), capacitaBatteria(</text:span><text:span text:style-name="T22">400</text:span><text:span text:style-name="T15">) {<text:line-break/><text:line-break/><text:tab/>standards.push_back(</text:span><text:span text:style-name="T22">110</text:span><text:span text:style-name="T15">);<text:line-break/><text:tab/>standards.push_back(</text:span><text:span text:style-name="T22">230</text:span><text:span text:style-name="T15">);<text:line-break/><text:tab/>standards.push_back(</text:span><text:span text:style-name="T22">380</text:span><text:span text:style-name="T15">);<text:line-break/>}</text:span></text:p>
          </table:table-cell>
        </table:table-row>
      </table:table>
      <text:p text:style-name="P70"><text:bookmark text:name="_x90627ibhkrg"/></text:p>
      <text:list xml:id="list24747976621448" text:continue-numbering="true" text:style-name="WWNum6">
        <text:list-item>
          <text:p text:style-name="P59"><text:bookmark text:name="_z1mll2kzkddp"/>Static member variables</text:p>
        </text:list-item>
      </text:list>
      <text:p text:style-name="P20">Si è utilizzata la primitiva Static allo scopo di condividere variabili tra tutte le istanze della classe. E’ stato utile memorizzare il prefisso del numero di telaio, garantendo che tutte le auto che vengono costruite abbiano un numero di telaio definito incrementalmente, affinchè non possano esistere due auto con lo stesso numero di telaio.</text:p>
      <table:table table:name="Table3" table:style-name="Table3">
        <table:table-column table:style-name="Table3.A"/>
        <table:table-row table:style-name="Table3.1">
          <table:table-cell table:style-name="Table3.A1" office:value-type="string">
            <text:p text:style-name="P53"><text:span text:style-name="T16">static</text:span><text:span text:style-name="T15"> </text:span><text:span text:style-name="T16">unsigned</text:span><text:span text:style-name="T15"> </text:span><text:span text:style-name="T16">const</text:span><text:span text:style-name="T15"> </text:span><text:span text:style-name="T16">short</text:span><text:span text:style-name="T15"> minPotenza = </text:span><text:span text:style-name="T22">30</text:span><text:span text:style-name="T15">;<text:line-break/></text:span><text:span text:style-name="T16">static</text:span><text:span text:style-name="T15"> </text:span><text:span text:style-name="T16">unsigned</text:span><text:span text:style-name="T15"> </text:span><text:span text:style-name="T16">int</text:span><text:span text:style-name="T15"> prefix;</text:span></text:p>
          </table:table-cell>
        </table:table-row>
      </table:table>
      <text:p text:style-name="P20"/>
      <text:p text:style-name="P20">La funzione <text:span text:style-name="T26">buildVIN()</text:span> ha lo scopo di costruire il numero di telaio sulla base del campo statico <text:span text:style-name="T26">prefix</text:span>, utilizzato come prefisso allo scopo di rendere univoco il numero di telaio. Da notare come il parametro venga passato per riferimento <text:span text:style-name="T26">const</text:span>, al fine di renderlo non modificabile da parte della funzione che lo utilizza.</text:p>
      <table:table table:name="Table4" table:style-name="Table4">
        <table:table-column table:style-name="Table4.A"/>
        <table:table-row table:style-name="Table4.1">
          <table:table-cell table:style-name="Table4.A1" office:value-type="string">
            <text:p text:style-name="P53"><text:span text:style-name="T29">string</text:span><text:span text:style-name="T17"> Car::buildVIN(</text:span><text:span text:style-name="T16">const</text:span><text:span text:style-name="T17"> </text:span><text:span text:style-name="T16">int</text:span><text:span text:style-name="T17"> &amp;prefix) {<text:line-break/><text:tab/></text:span><text:span text:style-name="T29">string</text:span><text:span text:style-name="T17"> str_prefix = to_string(prefix);<text:line-break/><text:tab/></text:span><text:span text:style-name="T16">int</text:span><text:span text:style-name="T17"> length = str_prefix.length();<text:line-break/><text:tab/></text:span><text:span text:style-name="T29">string</text:span><text:span text:style-name="T17"> VIN = str_prefix;<text:line-break/><text:line-break/><text:tab/></text:span><text:span text:style-name="T16">if</text:span><text:span text:style-name="T17"> (length &gt; </text:span><text:span text:style-name="T23">10</text:span><text:span text:style-name="T17">) {<text:line-break/><text:tab/><text:tab/></text:span><text:span text:style-name="T16">throw</text:span><text:span text:style-name="T17"> </text:span><text:span text:style-name="T23">403</text:span><text:span text:style-name="T17">;<text:line-break/><text:tab/>} </text:span><text:span text:style-name="T16">else</text:span><text:span text:style-name="T17"> {<text:line-break/><text:tab/><text:tab/></text:span><text:span text:style-name="T16">for</text:span><text:span text:style-name="T17"> (</text:span><text:span text:style-name="T16">int</text:span><text:span text:style-name="T17"> i = </text:span><text:span text:style-name="T23">0</text:span><text:span text:style-name="T17">; i &lt; </text:span><text:span text:style-name="T23">10</text:span><text:span text:style-name="T17"> - length; i++) {<text:line-break/><text:tab/><text:tab/><text:tab/>VIN += </text:span><text:span text:style-name="T31">"X"</text:span><text:span text:style-name="T17">;<text:line-break/><text:tab/><text:tab/>}<text:line-break/><text:tab/>}<text:line-break/><text:tab/></text:span><text:span text:style-name="T16">return</text:span><text:span text:style-name="T17"> VIN;<text:line-break/>}</text:span></text:p>
          </table:table-cell>
        </table:table-row>
      </table:table>
      <text:p text:style-name="P71"><text:bookmark text:name="_85s64gk8ug5n"/></text:p>
      <text:list xml:id="list24749582612816" text:continue-numbering="true" text:style-name="WWNum6">
        <text:list-item>
          <text:p text:style-name="P59"><text:bookmark text:name="_b09qv4nt98ta"/><text:span text:style-name="T12">Copy constructor</text:span></text:p>
        </text:list-item>
      </text:list>
      <text:p text:style-name="P20"><text:span text:style-name="T12">Copy constructor definito per la classe </text:span><text:span text:style-name="T27">Car</text:span><text:span text:style-name="T13"> </text:span><text:span text:style-name="T12">allo scopo di garantire la costruzione di un’istanza della classe tramite copia di un’istanza già creata.</text:span></text:p>
      <table:table table:name="Table5" table:style-name="Table5">
        <table:table-column table:style-name="Table5.A"/>
        <table:table-row table:style-name="Table5.1">
          <table:table-cell table:style-name="Table5.A1" office:value-type="string">
            <text:p text:style-name="P53"><text:span text:style-name="T15">Car::Car(</text:span><text:span text:style-name="T16">const</text:span><text:span text:style-name="T15"> Car &amp;newCar) {<text:line-break/><text:tab/></text:span><text:span text:style-name="T30">strcpy</text:span><text:span text:style-name="T15">(targa, newCar.targa);<text:line-break/><text:tab/>*numTelaio = newCar.numTelaio;<text:line-break/><text:tab/>Car::potenza = newCar.potenza;<text:line-break/><text:tab/>Car::peso = newCar.peso;<text:line-break/>}</text:span></text:p>
          </table:table-cell>
        </table:table-row>
      </table:table>
      <text:p text:style-name="P20"/>
      <text:list xml:id="list24748835150036" text:continue-numbering="true" text:style-name="WWNum6">
        <text:list-item>
          <text:p text:style-name="P59"><text:bookmark text:name="_7xh4ap5kq5b7"/><text:s text:c="2"/>Distruttori virtual ed utilizzo della delete</text:p>
        </text:list-item>
      </text:list>
      <text:p text:style-name="Standard">Distruttori definiti con clausola <text:span text:style-name="T26">virtual</text:span><text:span text:style-name="T4"> </text:span>allo scopo di garantire l’invocazione del metodo distruttore delle superclassi della classe considerata. Da notare come la targa sia stata allocata sullo heap in maniera “esplicita” (C style, tramite uso della <text:span text:style-name="T26">malloc</text:span>), pertanto è necessario effettuare la deallocazione C style tramite la <text:span text:style-name="T26">free()</text:span>. Al contrario, il numero del telaio è stato allocato C++ style (tramite <text:span text:style-name="T26">new</text:span>) e pertanto la deallocazione avviene tramite <text:span text:style-name="T26">delete</text:span>.</text:p>
      <table:table table:name="Table6" table:style-name="Table6">
        <table:table-column table:style-name="Table6.A"/>
        <table:table-row table:style-name="Table6.1">
          <table:table-cell table:style-name="Table6.A1" office:value-type="string">
            <text:p text:style-name="P53"><text:span text:style-name="T15">Car::~Car() {<text:line-break/><text:tab/></text:span><text:span text:style-name="T30">free</text:span><text:span text:style-name="T15">(targa);<text:line-break/><text:tab/></text:span><text:span text:style-name="T16">delete</text:span><text:span text:style-name="T15"> numTelaio;<text:line-break/><text:tab/></text:span><text:span text:style-name="T30">cout</text:span><text:span text:style-name="T15"> &lt;&lt; </text:span><text:span text:style-name="T32">"cleared all cars"</text:span><text:span text:style-name="T15"> &lt;&lt; </text:span><text:span text:style-name="T30">endl</text:span><text:span text:style-name="T15">;<text:line-break/>}</text:span></text:p>
          </table:table-cell>
        </table:table-row>
      </table:table>
      <text:p text:style-name="P70"><text:bookmark text:name="_7bhwuumiorxg"/></text:p>
      <text:list xml:id="list24749301533712" text:continue-numbering="true" text:style-name="WWNum6">
        <text:list-item>
          <text:p text:style-name="P59"><text:bookmark text:name="_scswvbpd9s1g"/><text:s/>Definizione di funzioni, passaggio per valore e per riferimento</text:p>
        </text:list-item>
      </text:list>
      <text:p text:style-name="Standard">Definizione di varie funzioni per ciascuna classe e passaggio di parametri per valore e per riferimento. Utilizzo del modificatore <text:span text:style-name="T26">const</text:span><text:span text:style-name="T4"> </text:span>per evitare che il metodo modifichi i membri della classe (<text:span text:style-name="T7">metodo di query</text:span>).</text:p>
      <table:table table:name="Table7" table:style-name="Table7">
        <table:table-column table:style-name="Table7.A"/>
        <table:table-row table:style-name="Table7.1">
          <table:table-cell table:style-name="Table7.A1" office:value-type="string">
            <text:p text:style-name="P53"><text:span text:style-name="T16">void</text:span><text:span text:style-name="T15"> </text:span><text:span text:style-name="T35">stampaInfoAuto</text:span><text:span text:style-name="T15">(Car &amp;c) </text:span><text:span text:style-name="T16">const</text:span><text:span text:style-name="T15">;<text:line-break/></text:span><text:span text:style-name="T16">void</text:span><text:span text:style-name="T15"> Garage::stampaInfoAuto(Car &amp;c) </text:span><text:span text:style-name="T16">const</text:span><text:span text:style-name="T15"> {<text:line-break/><text:tab/>c.showInfo();<text:line-break/>}</text:span></text:p>
          </table:table-cell>
        </table:table-row>
      </table:table>
      <text:p text:style-name="P75"><text:bookmark text:name="_qfayh8gt9iat"/></text:p>
      <text:list xml:id="list24747935689079" text:continue-numbering="true" text:style-name="WWNum6">
        <text:list-item>
          <text:p text:style-name="P59"><text:bookmark text:name="_3aymkc4vu10u"/><text:s text:c="2"/>Funzioni inline</text:p>
        </text:list-item>
      </text:list>
      <text:p text:style-name="P20">Funzioni per le quali la chiamata viene sostituita con il corpo della funzione.</text:p>
      <table:table table:name="Table8" table:style-name="Table8">
        <table:table-column table:style-name="Table8.A"/>
        <table:table-row table:style-name="Table8.1">
          <table:table-cell table:style-name="Table8.A1" office:value-type="string">
            <text:p text:style-name="P53"><text:span text:style-name="T18">inline</text:span><text:span text:style-name="T19"> </text:span><text:span text:style-name="T18">short</text:span><text:span text:style-name="T19"> </text:span><text:span text:style-name="T36">countAuto</text:span><text:span text:style-name="T19">() {<text:line-break/><text:tab/></text:span><text:span text:style-name="T18">return</text:span><text:span text:style-name="T19"> flotta.size();<text:line-break/>}</text:span></text:p>
          </table:table-cell>
        </table:table-row>
      </table:table>
      <text:p text:style-name="P70"><text:bookmark text:name="_7bnaxfrqm0g2"/></text:p>
      <text:list xml:id="list24749382572200" text:continue-numbering="true" text:style-name="WWNum6">
        <text:list-item>
          <text:p text:style-name="P59"><text:bookmark text:name="_kp8md1rzu0xr"/><text:s/>Incapsulamento e definizione di diversi livelli di visibilità</text:p>
        </text:list-item>
      </text:list>
      <text:p text:style-name="Standard">Utilizzo dei modificatori di visibilità <text:span text:style-name="T26">public</text:span>, <text:span text:style-name="T26">private</text:span>, <text:span text:style-name="T26">protected</text:span>.</text:p>
      <table:table table:name="Table9" table:style-name="Table9">
        <table:table-column table:style-name="Table9.A"/>
        <table:table-row table:style-name="Table9.1">
          <table:table-cell table:style-name="Table9.A1" office:value-type="string">
            <text:p text:style-name="P53"><text:span text:style-name="T16">class</text:span><text:span text:style-name="T15"> </text:span><text:span text:style-name="T37">Ecar</text:span><text:span text:style-name="T15">: </text:span><text:span text:style-name="T16">virtual</text:span><text:span text:style-name="T15"> </text:span><text:span text:style-name="T16">public</text:span><text:span text:style-name="T15"> Car {<text:line-break/></text:span><text:span text:style-name="T16">public</text:span><text:span text:style-name="T15">:<text:line-break/><text:tab/>Ecar(</text:span><text:span text:style-name="T30">vector</text:span><text:span text:style-name="T15">&lt;</text:span><text:span text:style-name="T16">int</text:span><text:span text:style-name="T15">&gt; standardInput);<text:line-break/><text:tab/>Ecar(</text:span><text:span text:style-name="T16">char</text:span><text:span text:style-name="T15"> *targaInput, </text:span><text:span text:style-name="T16">int</text:span><text:span text:style-name="T15"> pesoInput = </text:span><text:span text:style-name="T22">1500</text:span><text:span text:style-name="T15">, </text:span><text:span text:style-name="T16">int</text:span><text:span text:style-name="T15"> potenzaInput = </text:span><text:span text:style-name="T22">50</text:span><text:span text:style-name="T15">);<text:line-break/><text:tab/></text:span><text:span text:style-name="T16">virtual</text:span><text:span text:style-name="T15"> </text:span><text:span text:style-name="T16">void</text:span><text:span text:style-name="T15"> </text:span><text:span text:style-name="T35">showInfo</text:span><text:span text:style-name="T15">();<text:line-break/><text:tab/></text:span><text:span text:style-name="T16">virtual</text:span><text:span text:style-name="T15"> </text:span><text:span text:style-name="T16">void</text:span><text:span text:style-name="T15"> </text:span><text:span text:style-name="T35">printResumee</text:span><text:span text:style-name="T15">();<text:line-break/><text:tab/></text:span><text:span text:style-name="T16">short</text:span><text:span text:style-name="T15"> </text:span><text:span text:style-name="T35">getCapBat</text:span><text:span text:style-name="T15">();<text:line-break/><text:tab/></text:span><text:span text:style-name="T16">void</text:span><text:span text:style-name="T15"> </text:span><text:span text:style-name="T35">setBatCap</text:span><text:span text:style-name="T15">(</text:span><text:span text:style-name="T16">short</text:span><text:span text:style-name="T15"> batCap);<text:line-break/><text:tab/></text:span><text:span text:style-name="T16">virtual</text:span><text:span text:style-name="T15"> </text:span><text:span text:style-name="T30">string</text:span><text:span text:style-name="T15"> </text:span><text:span text:style-name="T35">getClassName</text:span><text:span text:style-name="T15">();<text:line-break/><text:tab/></text:span><text:span text:style-name="T16">virtual</text:span><text:span text:style-name="T15"> ~Ecar();<text:line-break/><text:line-break/></text:span><text:span text:style-name="T16">private</text:span><text:span text:style-name="T15">:<text:line-break/><text:tab/></text:span><text:span text:style-name="T16">short</text:span><text:span text:style-name="T15"> capacitaBatteria; <text:line-break/><text:tab/></text:span><text:span text:style-name="T30">vector</text:span><text:span text:style-name="T15">&lt;</text:span><text:span text:style-name="T16">int</text:span><text:span text:style-name="T15">&gt; standards; <text:line-break/>};</text:span></text:p>
          </table:table-cell>
        </table:table-row>
      </table:table>
      <text:p text:style-name="P70"><text:bookmark text:name="_pjvb9atxlcj7"/></text:p>
      <text:list xml:id="list24749355969972" text:continue-numbering="true" text:style-name="WWNum6">
        <text:list-item>
          <text:p text:style-name="P59"><text:bookmark text:name="_8bclv21aw1go"/><text:s text:c="2"/>Classificazione friend</text:p>
        </text:list-item>
      </text:list>
      <text:p text:style-name="P20">Per garantire che la classe dichiarata <text:span text:style-name="T26">friend </text:span>possa accedere ai campi private e protected della classe di cui è amica.</text:p>
      <table:table table:name="Table10" table:style-name="Table10">
        <table:table-column table:style-name="Table10.A"/>
        <table:table-row table:style-name="Table10.1">
          <table:table-cell table:style-name="Table10.A1" office:value-type="string">
            <text:p text:style-name="P53"><text:span text:style-name="T16">template</text:span><text:span text:style-name="T15">&lt;</text:span><text:span text:style-name="T16">typename</text:span><text:span text:style-name="T15"> T&gt; </text:span><text:span text:style-name="T16">friend</text:span><text:span text:style-name="T15"> </text:span><text:span text:style-name="T16">class</text:span><text:span text:style-name="T15"> </text:span><text:span text:style-name="T37">TaxCalc</text:span><text:span text:style-name="T15">;</text:span></text:p>
          </table:table-cell>
        </table:table-row>
      </table:table>
      <text:p text:style-name="Standard"/>
      <text:list xml:id="list24749617187443" text:continue-numbering="true" text:style-name="WWNum6">
        <text:list-item>
          <text:p text:style-name="P59"><text:bookmark text:name="_l0th3s1m28t8"/><text:s text:c="4"/>Ereditarietà, classi base e derivate, visibilità dell’ereditarietà ed ereditarietà multipla</text:p>
        </text:list-item>
      </text:list>
      <text:p text:style-name="P20">Definizione di classi base (classe <text:span text:style-name="T26">Car</text:span>) e classi derivate (<text:span text:style-name="T26">FFcar</text:span>, <text:span text:style-name="T26">Hcar</text:span>, <text:span text:style-name="T26">Ecar</text:span>) allo scopo di riutilizzare il codice. Riutilizzo del costruttore della classe base.</text:p>
      <table:table table:name="Table11" table:style-name="Table11">
        <table:table-column table:style-name="Table11.A"/>
        <table:table-row table:style-name="Table11.1">
          <table:table-cell table:style-name="Table11.A1" office:value-type="string">
            <text:p text:style-name="P53"><text:span text:style-name="T16">class</text:span><text:span text:style-name="T15"> </text:span><text:span text:style-name="T37">Hcar</text:span><text:span text:style-name="T15">: </text:span><text:span text:style-name="T16">public</text:span><text:span text:style-name="T15"> Ecar, </text:span><text:span text:style-name="T16">public</text:span><text:span text:style-name="T15"> FFcar {<text:line-break/></text:span><text:span text:style-name="T16">public</text:span><text:span text:style-name="T15">:<text:line-break/><text:tab/>Hcar(</text:span><text:span text:style-name="T16">char</text:span><text:span text:style-name="T15"> *targaInput, </text:span><text:span text:style-name="T16">int</text:span><text:span text:style-name="T15"> pesoInput, </text:span><text:span text:style-name="T16">int</text:span><text:span text:style-name="T15"> potenzaInput, </text:span><text:span text:style-name="T16">short</text:span><text:span text:style-name="T15"> capInput, </text:span><text:span text:style-name="T16">double</text:span><text:span text:style-name="T15"> urbano, </text:span><text:span text:style-name="T16">double</text:span><text:span text:style-name="T15"> combinato, </text:span><text:span text:style-name="T16">double</text:span><text:span text:style-name="T15"> extra, </text:span><text:span text:style-name="T30">vector</text:span><text:span text:style-name="T15">&lt;</text:span><text:span text:style-name="T16">int</text:span><text:span text:style-name="T15">&gt; standardsInput);<text:line-break/><text:line-break/><text:tab/></text:span><text:span text:style-name="T16">virtual</text:span><text:span text:style-name="T15"> </text:span><text:span text:style-name="T16">void</text:span><text:span text:style-name="T15"> </text:span><text:span text:style-name="T35">showInfo</text:span><text:span text:style-name="T15">();<text:line-break/><text:tab/></text:span><text:span text:style-name="T16">virtual</text:span><text:span text:style-name="T15"> </text:span><text:span text:style-name="T16">void</text:span><text:span text:style-name="T15"> </text:span><text:span text:style-name="T35">printResumee</text:span><text:span text:style-name="T15">();<text:line-break/><text:tab/></text:span><text:span text:style-name="T16">virtual</text:span><text:span text:style-name="T15"> </text:span><text:span text:style-name="T30">string</text:span><text:span text:style-name="T15"> </text:span><text:span text:style-name="T35">getClassName</text:span><text:span text:style-name="T15">();<text:line-break/><text:tab/></text:span><text:span text:style-name="T16">virtual</text:span><text:span text:style-name="T15"> ~Hcar();<text:line-break/><text:line-break/></text:span><text:span text:style-name="T16">private</text:span><text:span text:style-name="T15">:<text:line-break/><text:tab/></text:span><text:span text:style-name="T16">unsigned</text:span><text:span text:style-name="T15"> </text:span><text:span text:style-name="T16">short</text:span><text:span text:style-name="T15"> capacitaCombinata; <text:line-break/>};</text:span></text:p>
          </table:table-cell>
        </table:table-row>
      </table:table>
      <text:p text:style-name="Heading_20_2"><text:bookmark text:name="_6yt6xnr7ch3p"/></text:p>
      <text:list xml:id="list24748825497694" text:continue-numbering="true" text:style-name="WWNum6">
        <text:list-item>
          <text:p text:style-name="P59"><text:bookmark text:name="_uxuea42qp2vv"/><text:s text:c="3"/>Risoluzione dei problemi legati all’ereditarietà multipla: name clashing</text:p>
        </text:list-item>
      </text:list>
      <text:p text:style-name="P20">Risoluzione del <text:span text:style-name="T7">name clashing</text:span> causato dalla possibilità in C++ di definire una classe derivata a partire da più classi base (eredito due volte dalla stessa classe base).</text:p>
      <table:table table:name="Table12" table:style-name="Table12">
        <table:table-column table:style-name="Table12.A"/>
        <table:table-row table:style-name="Table12.1">
          <table:table-cell table:style-name="Table12.A1" office:value-type="string">
            <text:p text:style-name="P53"><text:span text:style-name="T16">void</text:span><text:span text:style-name="T15"> Hcar::showInfo() {<text:line-break/><text:tab/></text:span><text:span text:style-name="T30">cout</text:span><text:span text:style-name="T15"> &lt;&lt; </text:span><text:span text:style-name="T32">"\nHYBRID "</text:span><text:span text:style-name="T15">;<text:line-break/><text:tab/>Car::showInfo(); </text:span><text:span text:style-name="T39">// risoluzione esplicita del name clashing</text:span><text:span text:style-name="T15"><text:line-break/><text:tab/>printResumee();<text:line-break/>}</text:span></text:p>
          </table:table-cell>
        </table:table-row>
      </table:table>
      <text:p text:style-name="Heading_20_2"><text:bookmark text:name="_orovcymwjhua"/></text:p>
      <text:list xml:id="list24748137777274" text:continue-numbering="true" text:style-name="WWNum6">
        <text:list-item>
          <text:p text:style-name="P59"><text:bookmark text:name="_9w20r93dtdgz"/><text:s text:c="3"/>Member duplication: problema del diamante</text:p>
        </text:list-item>
      </text:list>
      <text:p text:style-name="P20">Utilizzo della clausola <text:span text:style-name="T26">virtual </text:span>sulla classe base allo scopo di risolvere il problema del diamante nel contesto dell’ereditarietà multipla. (Si faccia riferimento all’Allegato I)</text:p>
      <table:table table:name="Table13" table:style-name="Table13">
        <table:table-column table:style-name="Table13.A"/>
        <table:table-row table:style-name="Table13.1">
          <table:table-cell table:style-name="Table13.A1" office:value-type="string">
            <text:p text:style-name="P53"><text:span text:style-name="T16">class</text:span><text:span text:style-name="T15"> </text:span><text:span text:style-name="T37">Ecar</text:span><text:span text:style-name="T15">: </text:span><text:span text:style-name="T16">virtual</text:span><text:span text:style-name="T15"> </text:span><text:span text:style-name="T16">public</text:span><text:span text:style-name="T15"> Car { ... }<text:line-break/></text:span><text:span text:style-name="T16">class</text:span><text:span text:style-name="T15"> </text:span><text:span text:style-name="T37">FFcar</text:span><text:span text:style-name="T15">: </text:span><text:span text:style-name="T16">virtual</text:span><text:span text:style-name="T15"> </text:span><text:span text:style-name="T16">public</text:span><text:span text:style-name="T15"> Car { ... }<text:line-break/></text:span><text:span text:style-name="T16">class</text:span><text:span text:style-name="T15"> </text:span><text:span text:style-name="T37">Hcar</text:span><text:span text:style-name="T15">: </text:span><text:span text:style-name="T16">public</text:span><text:span text:style-name="T15"> Ecar, </text:span><text:span text:style-name="T16">public</text:span><text:span text:style-name="T15"> FFcar { ... }</text:span></text:p>
          </table:table-cell>
        </table:table-row>
      </table:table>
      <text:p text:style-name="Heading_20_2"><text:bookmark text:name="_m2g6645jbf03"/></text:p>
      <text:list xml:id="list24749051190115" text:continue-numbering="true" text:style-name="WWNum6">
        <text:list-item>
          <text:p text:style-name="P59"><text:bookmark text:name="_s5ttwokt9nui"/><text:soft-page-break/><text:s text:c="3"/>Polimorfismo run-time</text:p>
        </text:list-item>
      </text:list>
      <text:p text:style-name="P20">Utilizzo della clausola <text:span text:style-name="T26">virtual </text:span>per garantire implementazione del polimorfismo run-time di vari metodi definiti nelle classi.</text:p>
      <table:table table:name="Table14" table:style-name="Table14">
        <table:table-column table:style-name="Table14.A"/>
        <table:table-row table:style-name="Table14.1">
          <table:table-cell table:style-name="Table14.A1" office:value-type="string">
            <text:p text:style-name="P53"><text:span text:style-name="T16">class</text:span><text:span text:style-name="T15"> </text:span><text:span text:style-name="T37">Hcar</text:span><text:span text:style-name="T15">: </text:span><text:span text:style-name="T16">public</text:span><text:span text:style-name="T15"> Ecar, </text:span><text:span text:style-name="T16">public</text:span><text:span text:style-name="T15"> FFcar {<text:line-break/></text:span><text:span text:style-name="T16">public</text:span><text:span text:style-name="T15">:<text:line-break/><text:tab/></text:span><text:span text:style-name="T16">virtual</text:span><text:span text:style-name="T15"> </text:span><text:span text:style-name="T16">void</text:span><text:span text:style-name="T15"> </text:span><text:span text:style-name="T35">showInfo</text:span><text:span text:style-name="T15">();<text:line-break/><text:tab/></text:span><text:span text:style-name="T16">virtual</text:span><text:span text:style-name="T15"> </text:span><text:span text:style-name="T16">void</text:span><text:span text:style-name="T15"> </text:span><text:span text:style-name="T35">printResumee</text:span><text:span text:style-name="T15">();<text:line-break/><text:tab/></text:span><text:span text:style-name="T16">virtual</text:span><text:span text:style-name="T15"> </text:span><text:span text:style-name="T30">string</text:span><text:span text:style-name="T15"> </text:span><text:span text:style-name="T35">getClassName</text:span><text:span text:style-name="T15">(); <text:line-break/>}</text:span></text:p>
          </table:table-cell>
        </table:table-row>
      </table:table>
      <text:p text:style-name="P20"/>
      <text:list xml:id="list24749051495267" text:continue-numbering="true" text:style-name="WWNum6">
        <text:list-item>
          <text:p text:style-name="P59"><text:bookmark text:name="_1wiqms4a814n"/><text:s text:c="4"/>Polimorfimo compile time: template di funzioni e template di classi</text:p>
        </text:list-item>
      </text:list>
      <text:p text:style-name="P20">Definizione di <text:span text:style-name="T26">template </text:span>di funzioni e di classi sfruttando parametri generici. Si riporta l’esempio della classe <text:span text:style-name="T26">TaxCalc </text:span>definita come template di classe, la quale contiene la funzione <text:span text:style-name="T26">calcoloBollo()</text:span> definita a sua volta come template di funzione.</text:p>
      <table:table table:name="Table15" table:style-name="Table15">
        <table:table-column table:style-name="Table15.A"/>
        <table:table-row table:style-name="Table15.1">
          <table:table-cell table:style-name="Table15.A1" office:value-type="string">
            <text:p text:style-name="P53"><text:span text:style-name="T16">template</text:span><text:span text:style-name="T15">&lt;</text:span><text:span text:style-name="T16">typename</text:span><text:span text:style-name="T15"> T&gt; </text:span><text:span text:style-name="T16">class</text:span><text:span text:style-name="T15"> </text:span><text:span text:style-name="T37">TaxCalc</text:span><text:span text:style-name="T15"> {<text:line-break/><text:tab/></text:span><text:span text:style-name="T16">static</text:span><text:span text:style-name="T15"> </text:span><text:span text:style-name="T16">const</text:span><text:span text:style-name="T15"> </text:span><text:span text:style-name="T16">int</text:span><text:span text:style-name="T15"> fattoreCorrettivo = </text:span><text:span text:style-name="T22">1.37</text:span><text:span text:style-name="T15">; <text:line-break/><text:tab/>T cavalliFiscali;<text:line-break/><text:line-break/></text:span><text:span text:style-name="T16">public</text:span><text:span text:style-name="T15">:<text:line-break/><text:tab/>TaxCalc(T </text:span><text:span text:style-name="T16">const</text:span><text:span text:style-name="T15"> &amp;cf) : cavalliFiscali(cf) {}<text:line-break/><text:line-break/><text:tab/></text:span><text:span text:style-name="T16">template</text:span><text:span text:style-name="T15">&lt;</text:span><text:span text:style-name="T16">typename</text:span><text:span text:style-name="T15"> S&gt; T </text:span><text:span text:style-name="T35">calcoloBollo</text:span><text:span text:style-name="T15">(S c) {<text:line-break/><text:tab/><text:tab/></text:span><text:span text:style-name="T16">return</text:span><text:span text:style-name="T15"> c-&gt;potenza * cavalliFiscali * fattoreCorrettivo;<text:line-break/><text:tab/>}<text:line-break/>};</text:span></text:p>
          </table:table-cell>
        </table:table-row>
      </table:table>
      <text:p text:style-name="P20"/>
      <text:list xml:id="list24748234068762" text:continue-numbering="true" text:style-name="WWNum6">
        <text:list-item>
          <text:p text:style-name="P59"><text:bookmark text:name="_5f7ekvi80ijc"/><text:s text:c="3"/>Sottotipazione (evitato lo slicing)</text:p>
        </text:list-item>
      </text:list>
      <text:p text:style-name="P20">Nel contesto della definizione di sottotipi, si è evitato il manifestarsi del fenomeno dello slicing, per il quale l’assegnamento di un’istanza più specializzata ad una meno specializzata comporta la perdita dei campi presenti nella prima e non nella seconda.</text:p>
      <text:p text:style-name="P20">In particolare, si è evitato lo slicing nella classe <text:span text:style-name="T26">Garage</text:span>, ove il <text:span text:style-name="T26">vector</text:span> “flotta” atto a memorizzare le istanze dei veicoli creati dall’utente, non contiene direttamente gli oggetti <text:span text:style-name="T26">FFcar</text:span>, <text:span text:style-name="T26">Ecar</text:span>, <text:span text:style-name="T26">Hcar</text:span>, quanto piuttosto puntatori ad essi (gestiti tramite <text:span text:style-name="T7">smart pointers</text:span>). L’utilizzo di smart pointers nella forma di <text:span text:style-name="T26">unique_ptr</text:span> ha reso necessario lo spostamento manuale del pointer successivamente alla sua creazione per la sua memorizzazione nel vector. Anche durante la lettura del container è stato necessario effettuarne lo spostamento manuale, gestito tramite primitiva <text:span text:style-name="T26">move()</text:span>.</text:p>
      <table:table table:name="Table16" table:style-name="Table16">
        <table:table-column table:style-name="Table16.A"/>
        <table:table-row table:style-name="Table16.1">
          <table:table-cell table:style-name="Table16.A1" office:value-type="string">
            <text:p text:style-name="P53"><text:span text:style-name="T30">vector</text:span><text:span text:style-name="T15">&lt;</text:span><text:span text:style-name="T30">unique_ptr</text:span><text:span text:style-name="T15">&lt;Car&gt;&gt; flotta;</text:span></text:p>
          </table:table-cell>
        </table:table-row>
      </table:table>
      <text:p text:style-name="P70"><text:bookmark text:name="_vqpyffp0c1rb"/></text:p>
      <text:list xml:id="list24749854724442" text:continue-numbering="true" text:style-name="WWNum6">
        <text:list-item>
          <text:p text:style-name="P59"><text:bookmark text:name="_t1qca6i1o360"/><text:s text:c="3"/>Classi astratte</text:p>
        </text:list-item>
      </text:list>
      <text:p text:style-name="P20">Classe <text:span text:style-name="T26">Car</text:span><text:span text:style-name="T4"> </text:span>ha almeno un metodo <text:span text:style-name="T7">pure </text:span><text:span text:style-name="T26">virtual</text:span>; si riportano due metodi di questa forma. Questi metodi sono implementati nelle sole classi derivate.</text:p>
      <table:table table:name="Table17" table:style-name="Table17">
        <table:table-column table:style-name="Table17.A"/>
        <table:table-row table:style-name="Table17.1">
          <table:table-cell table:style-name="Table17.A1" office:value-type="string">
            <text:p text:style-name="P53"><text:span text:style-name="T16">class</text:span><text:span text:style-name="T15"> </text:span><text:span text:style-name="T37">Car</text:span><text:span text:style-name="T15"> {<text:line-break/></text:span><text:span text:style-name="T16">public</text:span><text:span text:style-name="T15">:<text:line-break/> <text:s text:c="5"/></text:span><text:span text:style-name="T16">virtual</text:span><text:span text:style-name="T15"> </text:span><text:span text:style-name="T16">void</text:span><text:span text:style-name="T15"> </text:span><text:span text:style-name="T35">printResumee</text:span><text:span text:style-name="T15">() = </text:span><text:span text:style-name="T22">0</text:span><text:span text:style-name="T15">;<text:line-break/><text:tab/></text:span><text:span text:style-name="T16">virtual</text:span><text:span text:style-name="T15"> </text:span><text:span text:style-name="T30">string</text:span><text:span text:style-name="T15"> </text:span><text:span text:style-name="T35">getClassName</text:span><text:span text:style-name="T15">() = </text:span><text:span text:style-name="T22">0</text:span><text:span text:style-name="T15">;<text:line-break/>}</text:span></text:p>
          </table:table-cell>
        </table:table-row>
      </table:table>
      <text:p text:style-name="P20"/>
      <text:list xml:id="list24749945039701" text:continue-numbering="true" text:style-name="WWNum6">
        <text:list-item>
          <text:p text:style-name="P59"><text:bookmark text:name="_favewvlxp8l2"/><text:s text:c="3"/>Gestione delle eccezioni</text:p>
        </text:list-item>
      </text:list>
      <text:p text:style-name="P20">Si sono gestite le eccezioni, soprattutto per quanto riguarda l’inserimento da parte dell’utente e per evitare <text:span text:style-name="T7">bufferOverflow </text:span>durante la copia di stringhe tramite <text:span text:style-name="T26">strcpy()</text:span> e <text:span text:style-name="T7">raw pointers</text:span>. Si è scelto di fare il throw di un codice di errore, intercettato nel blocco <text:span text:style-name="T7">try-catch</text:span> dove il metodo viene chiamato.</text:p>
      <table:table table:name="Table18" table:style-name="Table18">
        <table:table-column table:style-name="Table18.A"/>
        <table:table-row table:style-name="Table18.1">
          <table:table-cell table:style-name="Table18.A1" office:value-type="string">
            <text:p text:style-name="P53"><text:span text:style-name="T16">void</text:span><text:span text:style-name="T15"> Car::setTarga(</text:span><text:span text:style-name="T30">string</text:span><text:span text:style-name="T15"> newTarga) {<text:line-break/><text:tab/></text:span><text:span text:style-name="T16">if</text:span><text:span text:style-name="T15"> (newTarga.length() &gt; </text:span><text:span text:style-name="T22">9</text:span><text:span text:style-name="T15">)<text:line-break/><text:tab/><text:tab/></text:span><text:span text:style-name="T16">throw</text:span><text:span text:style-name="T15"> </text:span><text:span text:style-name="T22">403</text:span><text:span text:style-name="T15">;<text:line-break/><text:tab/></text:span><text:span text:style-name="T16">else</text:span><text:span text:style-name="T15"><text:line-break/><text:tab/><text:tab/></text:span><text:span text:style-name="T30">strcpy</text:span><text:span text:style-name="T15">(targa, newTarga.data());<text:line-break/>}</text:span></text:p>
          </table:table-cell>
        </table:table-row>
      </table:table>
      <text:p text:style-name="Standard"/>
      <text:p text:style-name="Standard">Intercettazione del codice di errore e visualizzazione del messaggio di errore.</text:p>
      <table:table table:name="Table19" table:style-name="Table19">
        <table:table-column table:style-name="Table19.A"/>
        <table:table-row table:style-name="Table19.1">
          <table:table-cell table:style-name="Table19.A1" office:value-type="string">
            <text:p text:style-name="P53"><text:span text:style-name="T16">try</text:span><text:span text:style-name="T15"> {<text:line-break/><text:tab/>ec1-&gt;setTarga(</text:span><text:span text:style-name="T32">"EL-101-LEEEEEEEEE"</text:span><text:span text:style-name="T15">);<text:line-break/>} </text:span><text:span text:style-name="T16">catch</text:span><text:span text:style-name="T15"> (</text:span><text:span text:style-name="T16">int</text:span><text:span text:style-name="T15"> x) {<text:line-break/><text:tab/></text:span><text:span text:style-name="T30">cout</text:span><text:span text:style-name="T15"> &lt;&lt; </text:span><text:span text:style-name="T32">"Formato targa errato! Cannot update"</text:span><text:span text:style-name="T15"> &lt;&lt; </text:span><text:span text:style-name="T30">endl</text:span><text:span text:style-name="T15">;<text:line-break/>}</text:span></text:p>
          </table:table-cell>
        </table:table-row>
      </table:table>
      <text:p text:style-name="Standard"/>
      <text:list xml:id="list24748159290887" text:continue-numbering="true" text:style-name="WWNum6">
        <text:list-item>
          <text:p text:style-name="P59"><text:bookmark text:name="_cgpbip4t0987"/><text:s text:c="3"/>STL containers: contenitori associativi e non associativi</text:p>
        </text:list-item>
      </text:list>
      <text:p text:style-name="P20">Utilizzo di contenitori non associativi, quali il <text:span text:style-name="T26">vector&lt;&gt;</text:span> per la memorizzazione, all’interno della classe Garage, delle auto nella flotta inserite da parte dell’utente. Si è utilizzato anche il contenitore associativo <text:span text:style-name="T26">map&lt;&gt;</text:span> per memorizzare la coppia “descrizione, consumo” nella classe <text:span text:style-name="T26">FFcar</text:span>. Sono state ovviamente utilizzate le funzioni STL associate ai contenitori per l’inserimento, l’estrazione e la modifica degli elementi nel contenitore.</text:p>
      <table:table table:name="Table20" table:style-name="Table20">
        <table:table-column table:style-name="Table20.A"/>
        <table:table-row table:style-name="Table20.1">
          <table:table-cell table:style-name="Table20.A1" office:value-type="string">
            <text:p text:style-name="P53"><text:span text:style-name="T30">vector</text:span><text:span text:style-name="T15">&lt;</text:span><text:span text:style-name="T30">unique_ptr</text:span><text:span text:style-name="T15">&lt;Car&gt;&gt; flotta;</text:span></text:p>
          </table:table-cell>
        </table:table-row>
      </table:table>
      <text:p text:style-name="P48"/>
      <table:table table:name="Table21" table:style-name="Table21">
        <table:table-column table:style-name="Table21.A"/>
        <table:table-row table:style-name="Table21.1">
          <table:table-cell table:style-name="Table21.A1" office:value-type="string">
            <text:p text:style-name="P53"><text:span text:style-name="T30">map</text:span><text:span text:style-name="T15">&lt;</text:span><text:span text:style-name="T30">string</text:span><text:span text:style-name="T15">, </text:span><text:span text:style-name="T16">double</text:span><text:span text:style-name="T15">&gt; consumi;</text:span></text:p>
          </table:table-cell>
        </table:table-row>
      </table:table>
      <text:p text:style-name="Standard"/>
      <text:list xml:id="list24749954926108" text:continue-numbering="true" text:style-name="WWNum6">
        <text:list-item>
          <text:p text:style-name="P59"><text:bookmark text:name="_dv02km5rtvvj"/><text:s text:c="3"/>Utilizzo degli iteratori</text:p>
        </text:list-item>
      </text:list>
      <text:p text:style-name="P20">Per lo scorrimento dei contenitori STL definiti precedentemente si è utilizzato lo strumento <text:span text:style-name="T7">iterator</text:span>. Da notare come il contenitore STL non associativo flotta contenga riferimenti a smart pointers <text:span text:style-name="T26">unique_ptr</text:span>: in questo caso, l’iteratore viene utilizzato in congiunzione con la dereferenziazione dello smart pointer per l’ottenimento del relativo raw pointer.</text:p>
      <table:table table:name="Table22" table:style-name="Table22">
        <table:table-column table:style-name="Table22.A"/>
        <table:table-row table:style-name="Table22.1">
          <table:table-cell table:style-name="Table22.A1" office:value-type="string">
            <text:p text:style-name="P53"><text:span text:style-name="T16">void</text:span><text:span text:style-name="T15"> FFcar::printResumee() {<text:line-break/><text:tab/></text:span><text:span text:style-name="T16">for</text:span><text:span text:style-name="T15"> (</text:span><text:span text:style-name="T30">map</text:span><text:span text:style-name="T15">&lt;</text:span><text:span text:style-name="T30">string</text:span><text:span text:style-name="T15">, </text:span><text:span text:style-name="T16">double</text:span><text:span text:style-name="T15">&gt;::iterator it = consumi.begin();<text:line-break/><text:tab/><text:tab/><text:tab/>it != consumi.end(); ++it)<text:line-break/><text:tab/><text:tab/></text:span><text:span text:style-name="T30">cout</text:span><text:span text:style-name="T15"> &lt;&lt; it-&gt;first &lt;&lt; </text:span><text:span text:style-name="T32">": <text:s/>"</text:span><text:span text:style-name="T15"> &lt;&lt; it-&gt;second &lt;&lt; </text:span><text:span text:style-name="T32">" L/100km\n"</text:span><text:span text:style-name="T15">;<text:line-break/>}</text:span></text:p>
          </table:table-cell>
        </table:table-row>
      </table:table>
      <text:p text:style-name="Heading_20_2"><text:bookmark text:name="_d3issyj27edm"/></text:p>
      <text:list xml:id="list24747987798761" text:continue-numbering="true" text:style-name="WWNum6">
        <text:list-item>
          <text:p text:style-name="P59"><text:bookmark text:name="_2ub5dpa0kgp"/>Utilizzo del tipo bool</text:p>
        </text:list-item>
      </text:list>
      <text:p text:style-name="P20">C++ aggiunge, rispetto a C, il tipo booleano di default (senza ulteriori import). Per sfruttare questo tipo di dato, si è deciso di implementare una funzione che ritorni un valore logico associato al fatto che l’auto passata come parametro sia elettrica oppure no.</text:p>
      <table:table table:name="Table23" table:style-name="Table23">
        <table:table-column table:style-name="Table23.A"/>
        <table:table-row table:style-name="Table23.1">
          <table:table-cell table:style-name="Table23.A1" office:value-type="string">
            <text:p text:style-name="P53"><text:span text:style-name="T16">bool</text:span><text:span text:style-name="T15"> </text:span><text:span text:style-name="T35">isElectric</text:span><text:span text:style-name="T15">(Car *c);</text:span></text:p>
          </table:table-cell>
        </table:table-row>
      </table:table>
      <text:p text:style-name="P48"/>
      <table:table table:name="Table24" table:style-name="Table24">
        <table:table-column table:style-name="Table24.A"/>
        <table:table-row table:style-name="Table24.1">
          <table:table-cell table:style-name="Table24.A1" office:value-type="string">
            <text:p text:style-name="P53"><text:span text:style-name="T16">bool</text:span><text:span text:style-name="T15"> Garage::isElectric(Car *c) {<text:line-break/><text:tab/></text:span><text:span text:style-name="T16">if</text:span><text:span text:style-name="T15"> (c-&gt;getClassName() == </text:span><text:span text:style-name="T32">"E"</text:span><text:span text:style-name="T15"> || c-&gt;getClassName() == </text:span><text:span text:style-name="T32">"H"</text:span><text:span text:style-name="T15">)<text:line-break/><text:tab/><text:tab/></text:span><text:span text:style-name="T16">return</text:span><text:span text:style-name="T15"> </text:span><text:span text:style-name="T22">true</text:span><text:span text:style-name="T15">;<text:line-break/><text:tab/></text:span><text:span text:style-name="T16">else</text:span><text:span text:style-name="T15"><text:line-break/><text:tab/><text:tab/></text:span><text:span text:style-name="T16">return</text:span><text:span text:style-name="T15"> </text:span><text:span text:style-name="T22">false</text:span><text:span text:style-name="T15">;<text:line-break/>}</text:span></text:p>
          </table:table-cell>
        </table:table-row>
      </table:table>
      <text:p text:style-name="Heading_20_2"><text:bookmark text:name="_xcyzc8zojgd"/></text:p>
      <text:list xml:id="list24749368492543" text:continue-numbering="true" text:style-name="WWNum6">
        <text:list-item>
          <text:p text:style-name="P59"><text:bookmark text:name="_sgri3hybwnvs"/><text:s text:c="3"/>Utilizzo degli smart pointers</text:p>
        </text:list-item>
      </text:list>
      <text:p text:style-name="P20">Oltre all’utilizzo dei classici puntatori a spazi di memoria allocati sullo heap tramite primitiva <text:span text:style-name="T26">new</text:span>, si sono utilizzati anche <text:span text:style-name="T7">smart pointers</text:span>, allo scopo di dimostrarne l’efficacia e l’utilità oltre che la maggior sicurezza indotta dalla gestione automatica dell’allocazione e deallocazione dello spazio di memoria. Si è scelto di definire un <text:span text:style-name="T26">vector </text:span>di smart pointers <text:span text:style-name="T26">unique_ptr</text:span> per i quali è stato necessario l’utilizzo della primitiva <text:span text:style-name="T26">move()</text:span>, causato dal fatto che il puntatore, essendo unico, deve essere manualmente spostato allo scopo di non perderne il riferimento.</text:p>
      <table:table table:name="Table25" table:style-name="Table25">
        <table:table-column table:style-name="Table25.A"/>
        <table:table-row table:style-name="Table25.1">
          <table:table-cell table:style-name="Table25.A1" office:value-type="string">
            <text:p text:style-name="P53"><text:span text:style-name="T15">unique_ptr&lt;</text:span><text:span text:style-name="T37">Car</text:span><text:span text:style-name="T15">&gt; veicoloFF(</text:span><text:span text:style-name="T16">new</text:span><text:span text:style-name="T15"> </text:span><text:span text:style-name="T35">FFcar</text:span><text:span text:style-name="T15">(targa_ptr, peso, potenza, fuelCap, urbano, combi, extra));<text:line-break/></text:span><text:span text:style-name="T35">flotta</text:span><text:span text:style-name="T15">.</text:span><text:span text:style-name="T35">push_back</text:span><text:span text:style-name="T15">(move(veicoloFF));</text:span></text:p>
          </table:table-cell>
        </table:table-row>
      </table:table>
      <text:p text:style-name="P48"/>
      <table:table table:name="Table26" table:style-name="Table26">
        <table:table-column table:style-name="Table26.A"/>
        <table:table-row table:style-name="Table26.1">
          <table:table-cell table:style-name="Table26.A1" office:value-type="string">
            <text:p text:style-name="P53"><text:span text:style-name="T15">unique_ptr&lt;</text:span><text:span text:style-name="T37">Car</text:span><text:span text:style-name="T15">&gt; veicoloE(</text:span><text:span text:style-name="T16">new</text:span><text:span text:style-name="T15"> </text:span><text:span text:style-name="T35">Ecar</text:span><text:span text:style-name="T15">(targa_ptr, peso, potenza));<text:line-break/></text:span><text:span text:style-name="T35">flotta</text:span><text:span text:style-name="T15">.</text:span><text:span text:style-name="T35">push_back</text:span><text:span text:style-name="T15">(move(veicoloE));</text:span></text:p>
          </table:table-cell>
        </table:table-row>
      </table:table>
      <text:p text:style-name="P20"/>
      <text:p text:style-name="P20">Definizione del <text:span text:style-name="T26">vector </text:span>di <text:span text:style-name="T7">smart pointers</text:span>:</text:p>
      <table:table table:name="Table27" table:style-name="Table27">
        <table:table-column table:style-name="Table27.A"/>
        <table:table-row table:style-name="Table27.1">
          <table:table-cell table:style-name="Table27.A1" office:value-type="string">
            <text:p text:style-name="P53"><text:span text:style-name="T30">vector</text:span><text:span text:style-name="T15">&lt;</text:span><text:span text:style-name="T30">unique_ptr</text:span><text:span text:style-name="T15">&lt;Car&gt;&gt; flotta;</text:span></text:p>
          </table:table-cell>
        </table:table-row>
      </table:table>
      <text:p text:style-name="P20"/>
      <text:p text:style-name="P20">Stampa del contenuto del <text:span text:style-name="T26">vector</text:span>, contenente smart pointers <text:span text:style-name="T26">unique_ptr</text:span>:</text:p>
      <table:table table:name="Table28" table:style-name="Table28">
        <table:table-column table:style-name="Table28.A"/>
        <table:table-row table:style-name="Table28.1">
          <table:table-cell table:style-name="Table28.A1" office:value-type="string">
            <text:p text:style-name="P53"><text:span text:style-name="T16">void</text:span><text:span text:style-name="T15"> Garage::stampaFlotta() {<text:line-break/><text:tab/></text:span><text:span text:style-name="T30">cout</text:span><text:span text:style-name="T15"> &lt;&lt; </text:span><text:span text:style-name="T32">"***AUTO NELLA FLOTTA***"</text:span><text:span text:style-name="T15"> &lt;&lt; </text:span><text:span text:style-name="T30">endl</text:span><text:span text:style-name="T15">;<text:line-break/><text:tab/></text:span><text:span text:style-name="T16">for</text:span><text:span text:style-name="T15"> (</text:span><text:span text:style-name="T16">auto</text:span><text:span text:style-name="T15"> </text:span><text:span text:style-name="T16">const</text:span><text:span text:style-name="T15"> &amp;i : flotta) {<text:line-break/><text:tab/><text:tab/>i.get()-&gt;showInfo();<text:line-break/><text:tab/>}<text:line-break/>}</text:span></text:p>
          </table:table-cell>
        </table:table-row>
      </table:table>
      <text:p text:style-name="P20"/>
      <text:list xml:id="list24750050968567" text:continue-numbering="true" text:style-name="WWNum6">
        <text:list-item>
          <text:p text:style-name="P59"><text:bookmark text:name="_854i30sm1os9"/>Utilizzo di design pattern</text:p>
        </text:list-item>
      </text:list>
      <text:p text:style-name="P20">Si è scelto di implementare la classe <text:span text:style-name="T26">Garage</text:span><text:span text:style-name="T4"> </text:span>sfruttando il design pattern <text:span text:style-name="T7">Singleton </text:span>allo scopo di garantire l’univoca istanziazione di questa classe, evitando la creazione da parte dell’utente di molteplici copie.</text:p>
      <table:table table:name="Table29" table:style-name="Table29">
        <table:table-column table:style-name="Table29.A"/>
        <text:soft-page-break/>
        <table:table-row table:style-name="Table29.1">
          <table:table-cell table:style-name="Table29.A1" office:value-type="string">
            <text:p text:style-name="P53"><text:span text:style-name="T16">class</text:span><text:span text:style-name="T15"> </text:span><text:span text:style-name="T37">Garage</text:span><text:span text:style-name="T15"> {<text:line-break/></text:span><text:span text:style-name="T16">public</text:span><text:span text:style-name="T15">:<text:line-break/><text:tab/></text:span><text:span text:style-name="T16">static</text:span><text:span text:style-name="T15"> Garage&amp; </text:span><text:span text:style-name="T35">getInstance</text:span><text:span text:style-name="T15">() {<text:line-break/><text:tab/><text:tab/></text:span><text:span text:style-name="T16">static</text:span><text:span text:style-name="T15"> Garage instance;<text:line-break/><text:tab/><text:tab/></text:span><text:span text:style-name="T16">return</text:span><text:span text:style-name="T15"> instance;<text:line-break/><text:tab/>}<text:line-break/></text:span><text:span text:style-name="T16">private</text:span><text:span text:style-name="T15">:<text:line-break/><text:tab/>Garage();<text:line-break/><text:tab/>Garage(Garage </text:span><text:span text:style-name="T16">const</text:span><text:span text:style-name="T15">&amp;);<text:line-break/>}</text:span></text:p>
          </table:table-cell>
        </table:table-row>
      </table:table>
      <text:p text:style-name="P20"/>
      <text:p text:style-name="P29">Questo design pattern garantisce la creazione dell’unica istanza della classe <text:span text:style-name="T26">Garage</text:span><text:span text:style-name="T4"> </text:span>passando attraverso il metodo <text:span text:style-name="T26">getIstance()</text:span> senza utilizzare direttamente il costruttore della classe, mantenuto <text:span text:style-name="T26">private</text:span>.</text:p>
      <text:p text:style-name="P20"/>
      <text:list xml:id="list24750056157696" text:continue-numbering="true" text:style-name="WWNum6">
        <text:list-item>
          <text:p text:style-name="P59"><text:bookmark text:name="_no3eqe6r6tnc"/>Interazione con file di testo e scrittura (file di log)</text:p>
        </text:list-item>
      </text:list>
      <text:p text:style-name="Standard">La classe <text:span text:style-name="T26">Garage</text:span><text:span text:style-name="T4"> </text:span>implementa il metodo <text:span text:style-name="T26">printToFile()</text:span> il quale ha lo scopo di scrivere sul file di testo<text:span text:style-name="T28"> </text:span><text:span text:style-name="T26">fleet_log.txt</text:span> l’elenco delle auto che sono state inserite in una certa data ed ora. Il file di log è stato posizionato nel subfolder <text:span text:style-name="T26">\logs</text:span>. In particolare, a solo scopo dimostrativo, vengono salvate le targhe delle auto inserite, ottenute tramite apposito metodo getter <text:span text:style-name="T26">getTarga()</text:span> della classe Car.</text:p>
      <table:table table:name="Table30" table:style-name="Table30">
        <table:table-column table:style-name="Table30.A"/>
        <table:table-row table:style-name="Table30.1">
          <table:table-cell table:style-name="Table30.A1" office:value-type="string">
            <text:p text:style-name="P53"><text:span text:style-name="T16">void</text:span><text:span text:style-name="T15"> </text:span><text:span text:style-name="T35">printToFile</text:span><text:span text:style-name="T15">();</text:span></text:p>
          </table:table-cell>
        </table:table-row>
      </table:table>
      <text:p text:style-name="P48"/>
      <table:table table:name="Table31" table:style-name="Table31">
        <table:table-column table:style-name="Table31.A"/>
        <table:table-row table:style-name="Table31.1">
          <table:table-cell table:style-name="Table31.A1" office:value-type="string">
            <text:p text:style-name="P53"><text:span text:style-name="T16">void</text:span><text:span text:style-name="T15"> Garage::printToFile() {<text:line-break/><text:tab/>ofstream out_file;<text:line-break/><text:tab/>out_file.open(</text:span><text:span text:style-name="T32">"logs/fleet_log.txt"</text:span><text:span text:style-name="T15">, ios_base::app);<text:line-break/><text:tab/></text:span><text:span text:style-name="T16">auto</text:span><text:span text:style-name="T15"> timestamp = chrono::system_clock::now();<text:line-break/><text:tab/></text:span><text:span text:style-name="T16">time_t</text:span><text:span text:style-name="T15"> time = </text:span><text:span text:style-name="T30">std</text:span><text:span text:style-name="T15">::chrono::system_clock::</text:span><text:span text:style-name="T16">to_time_t</text:span><text:span text:style-name="T15">(timestamp);<text:line-break/><text:line-break/><text:tab/>out_file &lt;&lt; ctime(&amp;time);<text:line-break/><text:tab/></text:span><text:span text:style-name="T16">for</text:span><text:span text:style-name="T15"> (</text:span><text:span text:style-name="T16">auto</text:span><text:span text:style-name="T15"> </text:span><text:span text:style-name="T16">const</text:span><text:span text:style-name="T15"> &amp;i : flotta) {<text:line-break/><text:tab/><text:tab/>out_file &lt;&lt; i.get()-&gt;getTarga() &lt;&lt; </text:span><text:span text:style-name="T30">endl</text:span><text:span text:style-name="T15">;<text:line-break/><text:tab/>}<text:line-break/><text:line-break/><text:tab/>out_file &lt;&lt; </text:span><text:span text:style-name="T30">endl</text:span><text:span text:style-name="T15">;<text:line-break/><text:tab/>out_file.close();<text:line-break/>}</text:span></text:p>
          </table:table-cell>
        </table:table-row>
      </table:table>
      <text:p text:style-name="Standard"/>
      <text:p text:style-name="P20">Il file di log presenta la seguente struttura (a puro scopo esemplificativo):</text:p>
      <table:table table:name="Table32" table:style-name="Table32">
        <table:table-column table:style-name="Table32.A"/>
        <table:table-row table:style-name="Table32.1">
          <table:table-cell table:style-name="Table32.A1" office:value-type="string">
            <text:p text:style-name="P53"><text:span text:style-name="T16">Wed Sep 15 17:29:37 2021<text:line-break/>ZA044ZB<text:line-break/>AZ655CR<text:line-break/><text:line-break/>Wed Sep 15 17:34:15 2021<text:line-break/>LO986GH</text:span></text:p>
          </table:table-cell>
        </table:table-row>
      </table:table>
      <text:p text:style-name="P20"/>
      <text:p text:style-name="P20"/>
      <text:p text:style-name="P68"><text:bookmark text:name="_hleu3d4l3i59"/><text:span text:style-name="T3">Allegato I</text:span></text:p>
      <text:p text:style-name="P20">L’allegato I fornisce una rappresentazione del diagramma delle classi del progetto C++, con relativa descrizione di ciascuna classe. Da notare la classica configurazione “a diamante” tipicamente associata al problema della member duplication.</text:p>
      <text:p text:style-name="P20"><draw:frame draw:style-name="fr1" draw:name="image24.png" text:anchor-type="char" svg:x="-0.3193in" svg:y="0.2429in" svg:width="6.9063in" svg:height="7.2965in" draw:z-index="18"><draw:image xlink:href="Pictures/10000201000004120000044D0D79C5806F97877F.png" xlink:type="simple" xlink:show="embed" xlink:actuate="onLoad" loext:mime-type="image/png"/></draw:frame></text:p>
      <text:p text:style-name="P76"><text:bookmark text:name="_5epbk6826i9f"/></text:p>
      <text:p text:style-name="P76"><text:bookmark text:name="_3156ll81z75l"/></text:p>
      <text:p text:style-name="P76"><text:bookmark text:name="_2u0r4hcgxj35"/></text:p>
      <text:p text:style-name="P76"><text:bookmark text:name="_membozivakw8"/></text:p>
      <text:p text:style-name="P76"><text:bookmark text:name="_aygu3nj85wiq"/></text:p>
      <text:p text:style-name="P76"><text:bookmark text:name="_w8zkjje2am99"/></text:p>
      <text:p text:style-name="P76"><text:bookmark text:name="_lpytwert7i9n"/></text:p>
      <text:p text:style-name="P74"><text:bookmark text:name="_kt5sismcc87w"/>Progetto QT</text:p>
      <text:p text:style-name="P74"><text:bookmark text:name="_mdmgw0rv5rs4"/></text:p>
      <text:p text:style-name="P74"><text:bookmark text:name="_msn8i071mi57"/></text:p>
      <text:p text:style-name="P74"><text:bookmark text:name="_8krfb6f3y9b0"/></text:p>
      <text:p text:style-name="P76"><text:bookmark text:name="_oe4k1epqthur"/></text:p>
      <text:p text:style-name="P79"><text:bookmark text:name="_40gsuse3aj1t"/>Progetto QT</text:p>
      <text:p text:style-name="Standard">Il progetto QT è stato implementato sfruttando l’applicativo QT CREATOR, di fatto utilizzando il codice C++ realizzato per il precedente progetto. E’ stata infatti modificata la classe Garage per poter accettare in input i dati raccolti tramite interfaccia grafica, diversamente da quanto effettuato nella precedente implementazione, puramente basata su interfaccia a linea di comando.</text:p>
      <text:list xml:id="list1209052587" text:style-name="WWNum2">
        <text:list-item>
          <text:p text:style-name="P60"><text:bookmark text:name="_tp4cfk86v2tg"/>Configurazione del progetto</text:p>
        </text:list-item>
      </text:list>
      <text:p text:style-name="Standard">Il progetto QT si basa su tutti i file sviluppati nel precedente progetto, con l’aggiunta dell’interfaccia <text:span text:style-name="T26">carfleetmanager.h</text:span> e relativa classe <text:span text:style-name="T26">carfleetmanager.cpp</text:span>, oltre che il file per la definizione dell’interfaccia grafica <text:span text:style-name="T26">carfleetmanager.ui</text:span>.</text:p>
      <text:p text:style-name="Standard">Di seguito si riporta la definizione dell’interfaccia <text:span text:style-name="T26">carfleetmanager.h</text:span>:</text:p>
      <table:table table:name="Table33" table:style-name="Table33">
        <table:table-column table:style-name="Table33.A"/>
        <table:table-row table:style-name="Table33.1">
          <table:table-cell table:style-name="Table33.A1" office:value-type="string">
            <text:p text:style-name="P53"><text:span text:style-name="T42">#ifndef CARFLEETMANAGER_H</text:span><text:span text:style-name="T15"><text:line-break/></text:span><text:span text:style-name="T42">#define CARFLEETMANAGER_H</text:span><text:span text:style-name="T15"><text:line-break/><text:line-break/></text:span><text:span text:style-name="T42">#include &lt;QWidget&gt;</text:span><text:span text:style-name="T15"><text:line-break/><text:line-break/>QT_BEGIN_NAMESPACE<text:line-break/></text:span><text:span text:style-name="T16">namespace</text:span><text:span text:style-name="T15"> Ui { </text:span><text:span text:style-name="T16">class</text:span><text:span text:style-name="T15"> </text:span><text:span text:style-name="T37">CarFleetManager</text:span><text:span text:style-name="T15">; }<text:line-break/>QT_END_NAMESPACE<text:line-break/><text:line-break/></text:span><text:span text:style-name="T16">class</text:span><text:span text:style-name="T15"> </text:span><text:span text:style-name="T37">CarFleetManager</text:span><text:span text:style-name="T15"> : </text:span><text:span text:style-name="T16">public</text:span><text:span text:style-name="T15"> QWidget {<text:line-break/> <text:s text:c="3"/>Q_OBJECT<text:line-break/><text:line-break/></text:span><text:span text:style-name="T16">public</text:span><text:span text:style-name="T15">:<text:line-break/> <text:s text:c="3"/>CarFleetManager(QWidget *parent = </text:span><text:span text:style-name="T22">nullptr</text:span><text:span text:style-name="T15">);<text:line-break/> <text:s text:c="3"/>~CarFleetManager();<text:line-break/><text:line-break/></text:span><text:span text:style-name="T16">private</text:span><text:span text:style-name="T15"> slots:<text:line-break/> <text:s text:c="3"/></text:span><text:span text:style-name="T16">void</text:span><text:span text:style-name="T15"> </text:span><text:span text:style-name="T35">on_pulsanteSubmit_clicked</text:span><text:span text:style-name="T15">();<text:line-break/> <text:s text:c="3"/></text:span><text:span text:style-name="T16">void</text:span><text:span text:style-name="T15"> </text:span><text:span text:style-name="T35">on_tipoAuto_currentIndexChanged</text:span><text:span text:style-name="T15">(</text:span><text:span text:style-name="T16">int</text:span><text:span text:style-name="T15"> index);<text:line-break/><text:line-break/></text:span><text:span text:style-name="T16">private</text:span><text:span text:style-name="T15">:<text:line-break/> <text:s text:c="3"/>Ui::CarFleetManager *ui;<text:line-break/>};<text:line-break/><text:line-break/></text:span><text:span text:style-name="T42">#endif </text:span><text:span text:style-name="T40">// CARFLEETMANAGER_H</text:span></text:p>
          </table:table-cell>
        </table:table-row>
      </table:table>
      <text:p text:style-name="P76"><text:bookmark text:name="_mf2fy1riw6ll"/></text:p>
      <text:list xml:id="list24749319109467" text:continue-numbering="true" text:style-name="WWNum2">
        <text:list-item>
          <text:p text:style-name="P72"><text:bookmark text:name="_twso2t32q2jg"/>Interfaccia grafica</text:p>
        </text:list-item>
      </text:list>
      <text:p text:style-name="Standard">Si riporta di seguito una screenshot dell’interfaccia grafica sviluppata in QT:</text:p>
      <text:p text:style-name="Standard"><draw:frame draw:style-name="fr2" draw:name="image12.jpg" text:anchor-type="as-char" svg:width="6.2681in" svg:height="4.9445in" draw:z-index="0"><draw:image xlink:href="Pictures/10000000000003150000026EF4441EDEE3D8C641.jpg" xlink:type="simple" xlink:show="embed" xlink:actuate="onLoad" loext:mime-type="image/jpeg"/></draw:frame></text:p>
      <text:p text:style-name="Standard">Da notare come i campi siano attivati e disattivati dinamicamente in funzione del tipo di auto selezionata tramite selettore <text:span text:style-name="T7">QComboBox</text:span> (ad esempio, per l’auto tradizionale non sono definiti i campi che descrivono gli standard di ricarica).</text:p>
      <text:p text:style-name="P4"><draw:frame draw:style-name="fr2" draw:name="image23.jpg" text:anchor-type="as-char" svg:width="3.4791in" svg:height="1.5728in" draw:z-index="0"><draw:image xlink:href="Pictures/100000000000014E000000976AC552E089513FE7.jpg" xlink:type="simple" xlink:show="embed" xlink:actuate="onLoad" loext:mime-type="image/jpeg"/></draw:frame></text:p>
      <text:p text:style-name="Standard">Al momento dell’aggiunta di una nuova auto, i campi vengono resettati e svuotati, effettuando il refresh della componente di visualizzazione con l’elenco delle auto presenti nella flotta del garage.</text:p>
      <text:list xml:id="list24748872585417" text:continue-numbering="true" text:style-name="WWNum2">
        <text:list-item>
          <text:p text:style-name="P60"><text:bookmark text:name="_t50x2wcw5bpw"/>Installer</text:p>
        </text:list-item>
      </text:list>
      <text:p text:style-name="Standard">Il software applicativo viene fornito del suo installer per il sistema operativo Windows (pubblicato nella sezione Release di GitHub):<draw:frame draw:style-name="fr1" draw:name="image19.png" text:anchor-type="char" svg:x="0.9465in" svg:y="0.6634in" svg:width="4.3783in" svg:height="3.3945in" draw:z-index="17"><draw:image xlink:href="Pictures/1000020100000256000001D067F18A6650CAFC33.png" xlink:type="simple" xlink:show="embed" xlink:actuate="onLoad" loext:mime-type="image/png"/></draw:frame></text:p>
      <text:p text:style-name="P3"><draw:frame draw:style-name="fr1" draw:name="image3.png" text:anchor-type="char" svg:x="0.948in" svg:y="3.6217in" svg:width="4.3807in" svg:height="3.3957in" draw:z-index="16"><draw:image xlink:href="Pictures/1000020100000256000001D07F7A4847A183D211.png" xlink:type="simple" xlink:show="embed" xlink:actuate="onLoad" loext:mime-type="image/png"/></draw:frame></text:p>
      <text:p text:style-name="Standard">Il programma è stato dapprima compilato tramite il compiler QT ed è successivamente stato realizzato il file di configurazione dell’installer tramite applicativo <text:span text:style-name="T7">Inno Setup Compiler</text:span>.</text:p>
      <text:p text:style-name="P78"><text:bookmark text:name="_gc1mwkmi9j76"/></text:p>
      <text:p text:style-name="P74"><text:bookmark text:name="_muskzpojy5w"/></text:p>
      <text:p text:style-name="P74"><text:bookmark text:name="_3ickf9p5ze1q"/></text:p>
      <text:p text:style-name="P74"><text:bookmark text:name="_d4zd73jxu8ri"/></text:p>
      <text:p text:style-name="P74"><text:bookmark text:name="_r0v5bxq3q0tl"/></text:p>
      <text:p text:style-name="P74"><text:bookmark text:name="_qfg1z0f2lvjy"/></text:p>
      <text:p text:style-name="P74"><text:bookmark text:name="_agnvb7dhpzha"/></text:p>
      <text:p text:style-name="P74"><text:bookmark text:name="_83yom6g2pibh"/>Progetto SCALA</text:p>
      <text:p text:style-name="P79"><text:bookmark text:name="_iq241ctjh3ww"/>Progetto SCALA</text:p>
      <text:p text:style-name="Standard">Il progetto SCALA implementa il porting del progetto C++; in particolare, si è deciso di modificarne le specifiche ove necessario allo scopo di mettere in evidenza particolari costrutti del linguaggio SCALA che sono meglio evidenziabili tramite implementazioni ad hoc, o che comunque non erano messe in evidenza nella corrispettiva versione in linguaggio C++. Si è infatti voluto porre particolare enfasi sull’aspetto funzionale di Scala, oltre che sui costrutti <text:span text:style-name="T26">fold()</text:span>, <text:span text:style-name="T26">reduce()</text:span>, <text:span text:style-name="T26">filter()</text:span><text:span text:style-name="T4"> </text:span>e <text:span text:style-name="T26">map()</text:span><text:span text:style-name="T4"> </text:span>per l’analisi di strutture dati.</text:p>
      <text:p text:style-name="Standard">Questo progetto ha lo scopo di sfruttare tutti i costrutti del linguaggio SCALA che sono stati spiegati durante le lezioni ed illustrati sulle dispense; di seguito si fornisce un’indicazione dei costrutti/concetti utilizzati e la porzione di codice nei quali sono stati sfruttati, con la relativa spiegazione della loro utilità.</text:p>
      <text:list xml:id="list2429794325" text:style-name="WWNum4">
        <text:list-item>
          <text:p text:style-name="P61"><text:bookmark text:name="_dz5ldbngxwy9"/>Utilizzo di var e val</text:p>
        </text:list-item>
      </text:list>
      <text:p text:style-name="P20">In questo progetto sono stati utilizzate sia variabili <text:span text:style-name="T26">var</text:span><text:span text:style-name="T4"> </text:span>che <text:span text:style-name="T26">val</text:span>: le prime possono essere ridefinite dopo la dichiarazione, le seconde no. Sono stati utilizzati anche modificatori di visibilità delle variabili come <text:span text:style-name="T26">private</text:span>.</text:p>
      <table:table table:name="Table34" table:style-name="Table34">
        <table:table-column table:style-name="Table34.A"/>
        <table:table-row table:style-name="Table34.1">
          <table:table-cell table:style-name="Table34.A1" office:value-type="string">
            <text:p text:style-name="P53"><text:span text:style-name="T16">private</text:span><text:span text:style-name="T15"> </text:span><text:span text:style-name="T16">var</text:span><text:span text:style-name="T15"> numTelaio: </text:span><text:span text:style-name="T37">String</text:span><text:span text:style-name="T15"> = </text:span><text:span text:style-name="T32">"XXXXXXXXXX"</text:span></text:p>
          </table:table-cell>
        </table:table-row>
      </table:table>
      <text:p text:style-name="P48"/>
      <table:table table:name="Table35" table:style-name="Table35">
        <table:table-column table:style-name="Table35.A"/>
        <table:table-row table:style-name="Table35.1">
          <table:table-cell table:style-name="Table35.A1" office:value-type="string">
            <text:p text:style-name="P53"><text:span text:style-name="T16">private</text:span><text:span text:style-name="T15"> </text:span><text:span text:style-name="T16">val</text:span><text:span text:style-name="T15"> minPotenza = </text:span><text:span text:style-name="T22">30</text:span><text:span text:style-name="T15">;</text:span></text:p>
          </table:table-cell>
        </table:table-row>
      </table:table>
      <text:p text:style-name="Heading_20_2"><text:bookmark text:name="_8acm0ug154oi"/></text:p>
      <text:list xml:id="list24748983612182" text:continue-numbering="true" text:style-name="WWNum4">
        <text:list-item>
          <text:p text:style-name="P61"><text:bookmark text:name="_o1zp6k82eai5"/>Costruttore, <text:s/>passaggio di parametri e valori di default dei parametri</text:p>
        </text:list-item>
      </text:list>
      <text:p text:style-name="Standard">Definizione di classi tramite notazione che permette di definire il costruttore direttamente alla dichiarazione della classe. Si sono definiti i parametri sia nell’intestazione della classe che nel suo corpo. Sono stati indicati, per tutti o alcuni parametri, valori di default, rendendo i parametri opzionali e, nel caso in cui non vengano specificati l'istanziazione della classe, sono posti al valore di default.</text:p>
      <table:table table:name="Table36" table:style-name="Table36">
        <table:table-column table:style-name="Table36.A"/>
        <table:table-row table:style-name="Table36.1">
          <table:table-cell table:style-name="Table36.A1" office:value-type="string">
            <text:p text:style-name="P53"><text:span text:style-name="T16">class</text:span><text:span text:style-name="T15"> </text:span><text:span text:style-name="T37">Ecar</text:span><text:span text:style-name="T15">(targa: </text:span><text:span text:style-name="T37">String</text:span><text:span text:style-name="T15">, potenza: </text:span><text:span text:style-name="T37">Int</text:span><text:span text:style-name="T15">, peso: </text:span><text:span text:style-name="T37">Int</text:span><text:span text:style-name="T15">, var capacitaBatteria: </text:span><text:span text:style-name="T37">Int</text:span><text:span text:style-name="T15"> = 400, inputStandards: </text:span><text:span text:style-name="T37">ArrayBuffer</text:span><text:span text:style-name="T15">[</text:span><text:span text:style-name="T37">Int</text:span><text:span text:style-name="T15">]) </text:span><text:span text:style-name="T16">extends</text:span><text:span text:style-name="T15"> </text:span><text:span text:style-name="T37">Car</text:span><text:span text:style-name="T15">(targa, potenza, peso) { ... }</text:span></text:p>
          </table:table-cell>
        </table:table-row>
      </table:table>
      <text:list xml:id="list24749944248667" text:continue-numbering="true" text:style-name="WWNum4">
        <text:list-item>
          <text:p text:style-name="P61"><text:bookmark text:name="_dfpdje87p53l"/>Overload del costruttore</text:p>
        </text:list-item>
      </text:list>
      <text:p text:style-name="P20">Scala permette l’overload del costruttore tramite clausola <text:span text:style-name="T26">this</text:span>. Il costruttore secondario richiama il costruttore primario.</text:p>
      <table:table table:name="Table37" table:style-name="Table37">
        <table:table-column table:style-name="Table37.A"/>
        <table:table-row table:style-name="Table37.1">
          <table:table-cell table:style-name="Table37.A1" office:value-type="string">
            <text:p text:style-name="P53"><text:span text:style-name="T16">def</text:span><text:span text:style-name="T15"> </text:span><text:span text:style-name="T35">this</text:span><text:span text:style-name="T15">(targa: </text:span><text:span text:style-name="T37">String</text:span><text:span text:style-name="T15">, potenza: </text:span><text:span text:style-name="T37">Int</text:span><text:span text:style-name="T15">, peso: </text:span><text:span text:style-name="T37">Int</text:span><text:span text:style-name="T15">) {<text:line-break/> <text:s text:c="3"/></text:span><text:span text:style-name="T16">this</text:span><text:span text:style-name="T15">(targa, potenza, peso, </text:span><text:span text:style-name="T22">400</text:span><text:span text:style-name="T15">, </text:span><text:span text:style-name="T37">ArrayBuffer</text:span><text:span text:style-name="T15">(</text:span><text:span text:style-name="T22">110</text:span><text:span text:style-name="T15">, </text:span><text:span text:style-name="T22">230</text:span><text:span text:style-name="T15">, </text:span><text:span text:style-name="T22">380</text:span><text:span text:style-name="T15">))<text:line-break/>}</text:span></text:p>
          </table:table-cell>
        </table:table-row>
      </table:table>
      <text:p text:style-name="Standard"/>
      <text:list xml:id="list24748128434198" text:continue-numbering="true" text:style-name="WWNum4">
        <text:list-item>
          <text:p text:style-name="P61"><text:bookmark text:name="_ebyshamin7r9"/>Sottotipazione ed ereditarietà</text:p>
        </text:list-item>
      </text:list>
      <text:p text:style-name="P20">Le classi <text:span text:style-name="T26">FFcar</text:span><text:span text:style-name="T4"> </text:span>ed <text:span text:style-name="T26">Ecar</text:span><text:span text:style-name="T4"> </text:span>sono sottoclassi della superclasse astratta <text:span text:style-name="T26">Car</text:span>, mentre la classe <text:span text:style-name="T26">Hcar</text:span><text:span text:style-name="T4"> </text:span>è a sua volta sottoclasse della classe <text:span text:style-name="T26">Ecar</text:span>, con l’aggiunta di campi (ciò è causato dall’ereditarietà singola di Scala, come per Java, al contrario dell’ereditarietà multipla di C++). E’ stata utilizzata la clausola <text:span text:style-name="T26">extends</text:span><text:span text:style-name="T4"> </text:span>per ereditare la classe ed implementare il <text:span text:style-name="T26">trait</text:span>.</text:p>
      <table:table table:name="Table38" table:style-name="Table38">
        <table:table-column table:style-name="Table38.A"/>
        <table:table-row table:style-name="Table38.1">
          <table:table-cell table:style-name="Table38.A1" office:value-type="string">
            <text:p text:style-name="P53"><text:span text:style-name="T16">class</text:span><text:span text:style-name="T15"> </text:span><text:span text:style-name="T37">FFcar</text:span><text:span text:style-name="T15">(targa: </text:span><text:span text:style-name="T37">String</text:span><text:span text:style-name="T15">, potenza: </text:span><text:span text:style-name="T37">Int</text:span><text:span text:style-name="T15"> = 100, peso: </text:span><text:span text:style-name="T37">Int</text:span><text:span text:style-name="T15"> = 1500, var capacitaSerbatoio: </text:span><text:span text:style-name="T37">Int</text:span><text:span text:style-name="T15"> = 50, urbano: </text:span><text:span text:style-name="T37">Double</text:span><text:span text:style-name="T15"> = 4.5, combi: </text:span><text:span text:style-name="T37">Double</text:span><text:span text:style-name="T15"> = 5.6, extra: </text:span><text:span text:style-name="T37">Double</text:span><text:span text:style-name="T15"> = 7.3) </text:span><text:span text:style-name="T16">extends</text:span><text:span text:style-name="T15"> </text:span><text:span text:style-name="T37">Car</text:span><text:span text:style-name="T15">(targa, potenza, peso) { ... }</text:span></text:p>
          </table:table-cell>
        </table:table-row>
      </table:table>
      <text:p text:style-name="P20"/>
      <text:list xml:id="list24748059184584" text:continue-numbering="true" text:style-name="WWNum4">
        <text:list-item>
          <text:p text:style-name="P61"><text:bookmark text:name="_c4n99vgmm8gx"/>Classe astratta</text:p>
        </text:list-item>
      </text:list>
      <text:p text:style-name="P20">La classe <text:span text:style-name="T26">Car</text:span><text:span text:style-name="T4"> </text:span>è stata definita <text:span text:style-name="T26">abstract</text:span>, pertanto non è istanziabile.</text:p>
      <table:table table:name="Table39" table:style-name="Table39">
        <table:table-column table:style-name="Table39.A"/>
        <table:table-row table:style-name="Table39.1">
          <table:table-cell table:style-name="Table39.A1" office:value-type="string">
            <text:p text:style-name="P53"><text:span text:style-name="T16">abstract</text:span><text:span text:style-name="T15"> </text:span><text:span text:style-name="T16">class</text:span><text:span text:style-name="T15"> </text:span><text:span text:style-name="T37">Car</text:span><text:span text:style-name="T15">(private var targa: </text:span><text:span text:style-name="T37">String</text:span><text:span text:style-name="T15">, private var potenza: </text:span><text:span text:style-name="T37">Int</text:span><text:span text:style-name="T15">, private var peso: </text:span><text:span text:style-name="T37">Int</text:span><text:span text:style-name="T15">) </text:span><text:span text:style-name="T16">extends</text:span><text:span text:style-name="T15"> </text:span><text:span text:style-name="T37">VINbuilder</text:span><text:span text:style-name="T15"> { ... }</text:span></text:p>
          </table:table-cell>
        </table:table-row>
      </table:table>
      <text:p text:style-name="Heading_20_2"><text:bookmark text:name="_mymbh71w6unw"/></text:p>
      <text:list xml:id="list24748967071566" text:continue-numbering="true" text:style-name="WWNum4">
        <text:list-item>
          <text:p text:style-name="P61"><text:bookmark text:name="_mwhby28v2tfi"/>Classe con oggetto companion (singleton)</text:p>
        </text:list-item>
      </text:list>
      <text:p text:style-name="P20">La classe <text:span text:style-name="T26">VINbuilder</text:span><text:span text:style-name="T4"> </text:span>ha associato un <text:span text:style-name="T7">oggetto companion</text:span> che permette di costruire un campo <text:span text:style-name="T26">static</text:span><text:span text:style-name="T4"> </text:span>(non essendo nativamente definito in Scala) comune a tutte le istanze della classe.</text:p>
      <table:table table:name="Table40" table:style-name="Table40">
        <table:table-column table:style-name="Table40.A"/>
        <table:table-row table:style-name="Table40.1">
          <table:table-cell table:style-name="Table40.A1" office:value-type="string">
            <text:p text:style-name="P53"><text:span text:style-name="T16">object</text:span><text:span text:style-name="T15"> </text:span><text:span text:style-name="T37">VINBuilder</text:span><text:span text:style-name="T15"> {<text:line-break/> <text:s/></text:span><text:span text:style-name="T16">var</text:span><text:span text:style-name="T15"> prefix = </text:span><text:span text:style-name="T22">0</text:span><text:span text:style-name="T15"><text:line-break/> <text:s/></text:span><text:span text:style-name="T16">def</text:span><text:span text:style-name="T15"> </text:span><text:span text:style-name="T35">increasePrefix</text:span><text:span text:style-name="T15"> = {<text:line-break/> <text:s text:c="3"/>prefix += </text:span><text:span text:style-name="T22">1</text:span><text:span text:style-name="T15">;<text:line-break/> <text:s/>}<text:line-break/>}<text:line-break/><text:line-break/></text:span><text:span text:style-name="T16">class</text:span><text:span text:style-name="T15"> </text:span><text:span text:style-name="T37">VINbuilder</text:span><text:span text:style-name="T15"> { ... }</text:span></text:p>
          </table:table-cell>
        </table:table-row>
      </table:table>
      <text:p text:style-name="Heading_20_2"><text:bookmark text:name="_yv37m7pvhrak"/></text:p>
      <text:list xml:id="list24748656618374" text:continue-numbering="true" text:style-name="WWNum4">
        <text:list-item>
          <text:p text:style-name="P61"><text:bookmark text:name="_ilgd8iv0rbq"/>Scala trait (interfaccia)</text:p>
        </text:list-item>
      </text:list>
      <text:p text:style-name="P20">L’oggetto singleton <text:span text:style-name="T26">FleetStats</text:span><text:span text:style-name="T4"> </text:span>implementa l’interfaccia <text:span text:style-name="T26">FleetStatsTrait</text:span><text:span text:style-name="T4"> </text:span>che ne specifica i metodi.</text:p>
      <table:table table:name="Table41" table:style-name="Table41">
        <table:table-column table:style-name="Table41.A"/>
        <table:table-row table:style-name="Table41.1">
          <table:table-cell table:style-name="Table41.A1" office:value-type="string">
            <text:p text:style-name="P53"><text:span text:style-name="T16">trait</text:span><text:span text:style-name="T15"> </text:span><text:span text:style-name="T37">FleetStatsTrait</text:span><text:span text:style-name="T15"> {<text:line-break/> <text:s/></text:span><text:span text:style-name="T16">def</text:span><text:span text:style-name="T15"> </text:span><text:span text:style-name="T35">pesoTotale</text:span><text:span text:style-name="T15">(flotta: </text:span><text:span text:style-name="T37">ListBuffer</text:span><text:span text:style-name="T15">[</text:span><text:span text:style-name="T37">Car</text:span><text:span text:style-name="T15">]): </text:span><text:span text:style-name="T37">Int</text:span><text:span text:style-name="T15"><text:line-break/> <text:s/></text:span><text:span text:style-name="T16">def</text:span><text:span text:style-name="T15"> </text:span><text:span text:style-name="T35">maxPotenza</text:span><text:span text:style-name="T15">(flotta: </text:span><text:span text:style-name="T37">ListBuffer</text:span><text:span text:style-name="T15">[</text:span><text:span text:style-name="T37">Car</text:span><text:span text:style-name="T15">]): </text:span><text:span text:style-name="T37">Int</text:span><text:span text:style-name="T15"><text:line-break/> <text:s/></text:span><text:span text:style-name="T16">def</text:span><text:span text:style-name="T15"> </text:span><text:span text:style-name="T35">consumoMedio</text:span><text:span text:style-name="T15">(veicolo: </text:span><text:span text:style-name="T37">FFcar</text:span><text:span text:style-name="T15">): </text:span><text:span text:style-name="T37">Double</text:span><text:span text:style-name="T15"><text:line-break/> <text:s/></text:span><text:span text:style-name="T16">def</text:span><text:span text:style-name="T15"> </text:span><text:span text:style-name="T35">autoSuperbollo</text:span><text:span text:style-name="T15">(flotta: </text:span><text:span text:style-name="T37">ListBuffer</text:span><text:span text:style-name="T15">[</text:span><text:span text:style-name="T37">Car</text:span><text:span text:style-name="T15">]): </text:span><text:span text:style-name="T37">ListBuffer</text:span><text:span text:style-name="T15">[</text:span><text:span text:style-name="T37">Car</text:span><text:span text:style-name="T15">]<text:line-break/> <text:s/></text:span><text:span text:style-name="T16">def</text:span><text:span text:style-name="T15"> </text:span><text:span text:style-name="T35">MapReduce</text:span><text:span text:style-name="T15">(flotta: </text:span><text:span text:style-name="T37">ListBuffer</text:span><text:span text:style-name="T15">[</text:span><text:span text:style-name="T37">Car</text:span><text:span text:style-name="T15">]): </text:span><text:span text:style-name="T37">Int</text:span><text:span text:style-name="T15"><text:line-break/>}</text:span></text:p>
          </table:table-cell>
        </table:table-row>
      </table:table>
      <text:p text:style-name="P20"/>
      <text:list xml:id="list24749738326150" text:continue-numbering="true" text:style-name="WWNum4">
        <text:list-item>
          <text:p text:style-name="P61"><text:bookmark text:name="_ylegeoq13af7"/>Funzioni annidate</text:p>
        </text:list-item>
      </text:list>
      <text:p text:style-name="P20">Scala permette la definizione di funzioni annidate, cioè definite internamente ad altre funzioni.</text:p>
      <table:table table:name="Table42" table:style-name="Table42">
        <table:table-column table:style-name="Table42.A"/>
        <table:table-row table:style-name="Table42.1">
          <table:table-cell table:style-name="Table42.A1" office:value-type="string">
            <text:p text:style-name="P53"><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3"/>}<text:line-break/>}</text:span></text:p>
          </table:table-cell>
        </table:table-row>
      </table:table>
      <text:p text:style-name="P20"/>
      <text:list xml:id="list24748910119392" text:continue-numbering="true" text:style-name="WWNum4">
        <text:list-item>
          <text:p text:style-name="P61"><text:bookmark text:name="_6obaw3be6mo2"/>Type inference ed indicazione esplicita del tipo</text:p>
        </text:list-item>
      </text:list>
      <text:p text:style-name="P20">In Scala è possibile definire variabili senza indicazione esplicita del tipo, che viene automaticamente dedotto durante l’'assegnamento del valore. </text:p>
      <table:table table:name="Table43" table:style-name="Table43">
        <table:table-column table:style-name="Table43.A"/>
        <table:table-row table:style-name="Table43.1">
          <table:table-cell table:style-name="Table43.A1" office:value-type="string">
            <text:p text:style-name="P53"><text:span text:style-name="T16">val</text:span><text:span text:style-name="T15"> fuelCap = scala.io.</text:span><text:span text:style-name="T37">StdIn</text:span><text:span text:style-name="T15">.readInt()</text:span></text:p>
            <text:p text:style-name="P53"><text:span text:style-name="T16">val</text:span><text:span text:style-name="T15"> urbano = scala.io.</text:span><text:span text:style-name="T37">StdIn</text:span><text:span text:style-name="T15">.readDouble()<text:line-break/></text:span><text:span text:style-name="T16">val</text:span><text:span text:style-name="T15"> combi = scala.io.</text:span><text:span text:style-name="T37">StdIn</text:span><text:span text:style-name="T15">.readDouble()<text:line-break/></text:span><text:span text:style-name="T16">val</text:span><text:span text:style-name="T15"> extra = scala.io.</text:span><text:span text:style-name="T37">StdIn</text:span><text:span text:style-name="T15">.readDouble()</text:span></text:p>
          </table:table-cell>
        </table:table-row>
      </table:table>
      <text:p text:style-name="P20"/>
      <text:p text:style-name="Standard">Il tipo può essere anche esplicitamente indicato, come illustrato di seguito:</text:p>
      <table:table table:name="Table44" table:style-name="Table44">
        <table:table-column table:style-name="Table44.A"/>
        <table:table-row table:style-name="Table44.1">
          <table:table-cell table:style-name="Table44.A1" office:value-type="string">
            <text:p text:style-name="P53"><text:span text:style-name="T16">val</text:span><text:span text:style-name="T15"> fuelCap: </text:span><text:span text:style-name="T37">Int</text:span><text:span text:style-name="T15"> = scala.io.</text:span><text:span text:style-name="T37">StdIn</text:span><text:span text:style-name="T15">.readInt()<text:line-break/></text:span><text:span text:style-name="T16">val</text:span><text:span text:style-name="T15"> urbano: </text:span><text:span text:style-name="T37">Double</text:span><text:span text:style-name="T15"> = scala.io.</text:span><text:span text:style-name="T37">StdIn</text:span><text:span text:style-name="T15">.readDouble()<text:line-break/></text:span><text:span text:style-name="T16">val</text:span><text:span text:style-name="T15"> combi: </text:span><text:span text:style-name="T37">Double</text:span><text:span text:style-name="T15"> = scala.io.</text:span><text:span text:style-name="T37">StdIn</text:span><text:span text:style-name="T15">.readDouble()<text:line-break/></text:span><text:span text:style-name="T16">val</text:span><text:span text:style-name="T15"> extra: </text:span><text:span text:style-name="T37">Double</text:span><text:span text:style-name="T15"> = scala.io.</text:span><text:span text:style-name="T37">StdIn</text:span><text:span text:style-name="T15">.readDouble()<text:line-break/></text:span><text:span text:style-name="T16">val</text:span><text:span text:style-name="T15"> s1: </text:span><text:span text:style-name="T37">Int</text:span><text:span text:style-name="T15"> = scala.io.</text:span><text:span text:style-name="T37">StdIn</text:span><text:span text:style-name="T15">.readInt()<text:line-break/></text:span><text:span text:style-name="T16">val</text:span><text:span text:style-name="T15"> s2: </text:span><text:span text:style-name="T37">Int</text:span><text:span text:style-name="T15"> = scala.io.</text:span><text:span text:style-name="T37">StdIn</text:span><text:span text:style-name="T15">.readInt()<text:line-break/></text:span><text:span text:style-name="T16">val</text:span><text:span text:style-name="T15"> s3: </text:span><text:span text:style-name="T37">Int</text:span><text:span text:style-name="T15"> = scala.io.</text:span><text:span text:style-name="T37">StdIn</text:span><text:span text:style-name="T15">.readInt()</text:span></text:p>
          </table:table-cell>
        </table:table-row>
      </table:table>
      <text:p text:style-name="Standard"/>
      <text:list xml:id="list24748067728242" text:continue-numbering="true" text:style-name="WWNum4">
        <text:list-item>
          <text:p text:style-name="P61"><text:bookmark text:name="_d3ge40vrjlff"/><text:s text:c="2"/>Override dei metodi</text:p>
        </text:list-item>
      </text:list>
      <text:p text:style-name="P20">Le sottoclassi <text:span text:style-name="T26">Ecar</text:span>, <text:span text:style-name="T26">Hcar</text:span><text:span text:style-name="T4"> </text:span>ed <text:span text:style-name="T26">FFcar</text:span><text:span text:style-name="T4"> </text:span>effettuano l’override del metodo <text:span text:style-name="T26">showInfo()</text:span> della classe astratta <text:span text:style-name="T26">Car</text:span>. In Scala è necessario utilizzare la parola chiave <text:span text:style-name="T26">override</text:span> per effettuare la ridefinizione del metodo ereditato dalla superclasse.</text:p>
      <table:table table:name="Table45" table:style-name="Table45">
        <table:table-column table:style-name="Table45.A"/>
        <table:table-row table:style-name="Table45.1">
          <table:table-cell table:style-name="Table45.A1" office:value-type="string">
            <text:p text:style-name="P53"><text:span text:style-name="T16">override</text:span><text:span text:style-name="T15"> </text:span><text:span text:style-name="T16">def</text:span><text:span text:style-name="T15"> </text:span><text:span text:style-name="T35">showInfo</text:span><text:span text:style-name="T15"> {<text:line-break/> <text:s text:c="2"/>print(</text:span><text:span text:style-name="T32">"ELECTRIC "</text:span><text:span text:style-name="T15">)<text:line-break/> <text:s text:c="2"/></text:span><text:span text:style-name="T16">super</text:span><text:span text:style-name="T15">.showInfo()<text:line-break/> <text:s text:c="2"/>println(</text:span><text:span text:style-name="T32">"Batt. cap: <text:s/>"</text:span><text:span text:style-name="T15"> + </text:span><text:span text:style-name="T16">this</text:span><text:span text:style-name="T15">.getCapBat + </text:span><text:span text:style-name="T32">" KWh"</text:span><text:span text:style-name="T15">)<text:line-break/> <text:s text:c="2"/></text:span><text:span text:style-name="T16">this</text:span><text:span text:style-name="T15">.printResumee(getArrayBufferContent)<text:line-break/> <text:s text:c="2"/>println(</text:span><text:span text:style-name="T32">""</text:span><text:span text:style-name="T15">)</text:span></text:p>
            <text:p text:style-name="P53"><text:span text:style-name="T15">}</text:span></text:p>
          </table:table-cell>
        </table:table-row>
      </table:table>
      <text:p text:style-name="P5"/>
      <table:table table:name="Table46" table:style-name="Table46">
        <table:table-column table:style-name="Table46.A"/>
        <table:table-row table:style-name="Table46.1">
          <table:table-cell table:style-name="Table46.A1" office:value-type="string">
            <text:p text:style-name="P53"><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5"/>}<text:line-break/> <text:s text:c="3"/>}<text:line-break/><text:line-break/> <text:s text:c="3"/>print(</text:span><text:span text:style-name="T32">"FOSSILE FUEL "</text:span><text:span text:style-name="T15">)<text:line-break/> <text:s text:c="3"/></text:span><text:span text:style-name="T16">super</text:span><text:span text:style-name="T15">.showInfo()<text:line-break/> <text:s text:c="3"/>println(</text:span><text:span text:style-name="T32">"Cap. Ser.: <text:s/>"</text:span><text:span text:style-name="T15"> + getCapSerb + </text:span><text:span text:style-name="T32">" L"</text:span><text:span text:style-name="T15">)<text:line-break/> <text:s text:c="3"/>printResumee<text:line-break/> <text:s text:c="3"/>println(</text:span><text:span text:style-name="T32">"\nCon. Med.: <text:s/>"</text:span><text:span text:style-name="T15"> + </text:span><text:span text:style-name="T37">FleetStats</text:span><text:span text:style-name="T15">.consumoMedio(</text:span><text:span text:style-name="T16">this</text:span><text:span text:style-name="T15">) + </text:span><text:span text:style-name="T32">" L/100km"</text:span><text:span text:style-name="T15">)<text:line-break/> <text:s text:c="3"/>println(</text:span><text:span text:style-name="T32">""</text:span><text:span text:style-name="T15">)<text:line-break/>}</text:span></text:p>
          </table:table-cell>
        </table:table-row>
      </table:table>
      <text:p text:style-name="P5"/>
      <table:table table:name="Table47" table:style-name="Table47">
        <table:table-column table:style-name="Table47.A"/>
        <table:table-row table:style-name="Table47.1">
          <table:table-cell table:style-name="Table47.A1" office:value-type="string">
            <text:p text:style-name="P53"><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5"/>}<text:line-break/> <text:s text:c="3"/>}<text:line-break/><text:line-break/> <text:s text:c="3"/>print(</text:span><text:span text:style-name="T32">"\nPETROL AND "</text:span><text:span text:style-name="T15">)<text:line-break/> <text:s text:c="3"/></text:span><text:span text:style-name="T16">super</text:span><text:span text:style-name="T15">.showInfo() <text:line-break/> <text:s text:c="3"/>println(</text:span><text:span text:style-name="T32">"Cap. Ser.: <text:s/>"</text:span><text:span text:style-name="T15"> + getCapSerb + </text:span><text:span text:style-name="T32">" L"</text:span><text:span text:style-name="T15">)<text:line-break/> <text:s text:c="3"/>printResumee<text:line-break/> <text:s text:c="3"/>println(</text:span><text:span text:style-name="T32">""</text:span><text:span text:style-name="T15">)<text:line-break/> <text:s/>}</text:span></text:p>
          </table:table-cell>
        </table:table-row>
      </table:table>
      <text:p text:style-name="Heading_20_2"><text:bookmark text:name="_gkcw0ytoodgi"/></text:p>
      <text:list xml:id="list24749630648146" text:continue-numbering="true" text:style-name="WWNum4">
        <text:list-item>
          <text:p text:style-name="P61"><text:bookmark text:name="_1h23nxkl36pe"/><text:s text:c="2"/>Passaggio di parametri call-by-name e call-by-value</text:p>
        </text:list-item>
      </text:list>
      <text:p text:style-name="P20">Il passaggio dei parametri alle funzioni è stato effettuato sia per valore che per nome. Il passaggio dei parametri per nome avviene tramite notazione <text:span text:style-name="T26">=&gt;</text:span>.</text:p>
      <table:table table:name="Table48" table:style-name="Table48">
        <table:table-column table:style-name="Table48.A"/>
        <table:table-row table:style-name="Table48.1">
          <table:table-cell table:style-name="Table48.A1" office:value-type="string">
            <text:p text:style-name="P53"><text:span text:style-name="T16">def</text:span><text:span text:style-name="T15"> </text:span><text:span text:style-name="T35">printResumee</text:span><text:span text:style-name="T15">(getArrayBufferContent: </text:span><text:span text:style-name="T37">Int</text:span><text:span text:style-name="T15"> =&gt; </text:span><text:span text:style-name="T37">String</text:span><text:span text:style-name="T15">) {<text:line-break/> <text:s text:c="3"/>print(</text:span><text:span text:style-name="T32">"Standards: <text:s/>"</text:span><text:span text:style-name="T15">)<text:line-break/> <text:s text:c="3"/>print(getArrayBufferContent(</text:span><text:span text:style-name="T22">2</text:span><text:span text:style-name="T15">))<text:line-break/> <text:s text:c="3"/>print(</text:span><text:span text:style-name="T32">"V"</text:span><text:span text:style-name="T15">)<text:line-break/>}</text:span></text:p>
          </table:table-cell>
        </table:table-row>
      </table:table>
      <text:p text:style-name="P20"><text:soft-page-break/></text:p>
      <text:list xml:id="list24748487569253" text:continue-numbering="true" text:style-name="WWNum4">
        <text:list-item>
          <text:p text:style-name="P61"><text:bookmark text:name="_a2pivncksq0r"/><text:s text:c="3"/>Funzioni di ordine superiore al primo (HOF, <text:span text:style-name="T7">High Order Functions</text:span>)</text:p>
        </text:list-item>
      </text:list>
      <text:p text:style-name="P20">Nel progetto sono state implementate <text:span text:style-name="T7">High Order Functions</text:span>, così definite poiché prevedono come parametro in input una funzione.</text:p>
      <table:table table:name="Table49" table:style-name="Table49">
        <table:table-column table:style-name="Table49.A"/>
        <table:table-row table:style-name="Table49.1">
          <table:table-cell table:style-name="Table49.A1" office:value-type="string">
            <text:p text:style-name="P53"><text:span text:style-name="T16">def</text:span><text:span text:style-name="T15"> </text:span><text:span text:style-name="T35">printResumee</text:span><text:span text:style-name="T15">(getArrayBufferContent: </text:span><text:span text:style-name="T37">Int</text:span><text:span text:style-name="T15"> =&gt; </text:span><text:span text:style-name="T37">String</text:span><text:span text:style-name="T15">) {<text:line-break/> <text:s text:c="3"/>print(</text:span><text:span text:style-name="T32">"Standards: <text:s/>"</text:span><text:span text:style-name="T15">)<text:line-break/> <text:s text:c="3"/>print(getArrayBufferContent(</text:span><text:span text:style-name="T22">2</text:span><text:span text:style-name="T15">))<text:line-break/> <text:s text:c="3"/>print(</text:span><text:span text:style-name="T32">"V"</text:span><text:span text:style-name="T15">)<text:line-break/> <text:s/>}</text:span></text:p>
          </table:table-cell>
        </table:table-row>
      </table:table>
      <text:p text:style-name="P48"/>
      <text:p text:style-name="P49">Nella funzione passata come parametro è stato messo in evidenza anche un’altro aspetto, associato al return delle funzioni. In particolare, il return viene effettuato senza necessariamente indicare la clausola <text:span text:style-name="T26">return</text:span>. Si mette in evidenza come il valore ritornato sia rappresentato dall’ultima espressione indicata nel corpo della funzione.</text:p>
      <text:p text:style-name="P50"/>
      <table:table table:name="Table50" table:style-name="Table50">
        <table:table-column table:style-name="Table50.A"/>
        <table:table-row table:style-name="Table50.1">
          <table:table-cell table:style-name="Table50.A1" office:value-type="string">
            <text:p text:style-name="P53"><text:span text:style-name="T16">def</text:span><text:span text:style-name="T15"> </text:span><text:span text:style-name="T35">getArrayBufferContent</text:span><text:span text:style-name="T15">(numSpaces: </text:span><text:span text:style-name="T37">Int</text:span><text:span text:style-name="T15"> = </text:span><text:span text:style-name="T22">1</text:span><text:span text:style-name="T15">): </text:span><text:span text:style-name="T37">String</text:span><text:span text:style-name="T15"> = {<text:line-break/> <text:s text:c="3"/></text:span><text:span text:style-name="T16">var</text:span><text:span text:style-name="T15"> output: </text:span><text:span text:style-name="T37">String</text:span><text:span text:style-name="T15"> = </text:span><text:span text:style-name="T32">""</text:span><text:span text:style-name="T15">;<text:line-break/><text:line-break/> <text:s text:c="3"/></text:span><text:span text:style-name="T16">for</text:span><text:span text:style-name="T15"> (i &lt;- standards)<text:line-break/> <text:s text:c="5"/>output = output + i + </text:span><text:span text:style-name="T32">" "</text:span><text:span text:style-name="T15"> * numSpaces<text:line-break/> <text:s text:c="3"/>output + </text:span><text:span text:style-name="T32">"Piero non viene ritornato"</text:span><text:span text:style-name="T15"><text:line-break/> <text:s text:c="3"/>output<text:line-break/> <text:s/>}</text:span></text:p>
          </table:table-cell>
        </table:table-row>
      </table:table>
      <text:p text:style-name="Heading_20_2"><text:bookmark text:name="_qyjsi6lz9aq9"/></text:p>
      <text:list xml:id="list24750000965943" text:continue-numbering="true" text:style-name="WWNum4">
        <text:list-item>
          <text:p text:style-name="P61"><text:bookmark text:name="_tqfj0ji71uag"/><text:s text:c="3"/>Collezioni mutable</text:p>
        </text:list-item>
      </text:list>
      <text:p text:style-name="P20">In questo progetto sono state utilizzate collezioni per la maggior parte <text:span text:style-name="T26">mutable</text:span><text:span text:style-name="T4"> </text:span>(differiscono da quelle <text:span text:style-name="T26">immutable</text:span>, come <text:span text:style-name="T26">List</text:span>, per il fatto di essere modificabili dopo la loro creazione). </text:p>
      <text:p text:style-name="P20">E’ stato utilizzato l’<text:span text:style-name="T26">ArrayBuffer</text:span> per la memorizzazione degli standard di ricarica dell’auto elettrica nella classe <text:span text:style-name="T26">Ecar</text:span>:</text:p>
      <table:table table:name="Table51" table:style-name="Table51">
        <table:table-column table:style-name="Table51.A"/>
        <table:table-row table:style-name="Table51.1">
          <table:table-cell table:style-name="Table51.A1" office:value-type="string">
            <text:p text:style-name="P53"><text:span text:style-name="T16">class</text:span><text:span text:style-name="T15"> </text:span><text:span text:style-name="T37">Ecar</text:span><text:span text:style-name="T15">(targa: </text:span><text:span text:style-name="T37">String</text:span><text:span text:style-name="T15">, potenza: </text:span><text:span text:style-name="T37">Int</text:span><text:span text:style-name="T15">, peso: </text:span><text:span text:style-name="T37">Int</text:span><text:span text:style-name="T15">, var capacitaBatteria: </text:span><text:span text:style-name="T37">Int</text:span><text:span text:style-name="T15"> = 400, inputStandards: </text:span><text:span text:style-name="T37">ArrayBuffer</text:span><text:span text:style-name="T15">[</text:span><text:span text:style-name="T37">Int</text:span><text:span text:style-name="T15">]) </text:span><text:span text:style-name="T16">extends</text:span><text:span text:style-name="T15"> </text:span><text:span text:style-name="T37">Car</text:span><text:span text:style-name="T15">(targa, potenza, peso) {<text:line-break/> <text:s text:c="3"/></text:span><text:span text:style-name="T16">var</text:span><text:span text:style-name="T15"> standards = </text:span><text:span text:style-name="T37">ArrayBuffer</text:span><text:span text:style-name="T15">.empty[</text:span><text:span text:style-name="T37">Int</text:span><text:span text:style-name="T15">]<text:line-break/> <text:s text:c="3"/>standards = inputStandards<text:line-break/>}</text:span></text:p>
          </table:table-cell>
        </table:table-row>
      </table:table>
      <text:p text:style-name="P20"/>
      <text:p text:style-name="P20">E’ stato utilizzato il <text:span text:style-name="T26">ListBuffer</text:span> per la memorizzazione delle auto (tipo <text:span text:style-name="T26">Car</text:span><text:span text:style-name="T4"> </text:span>e relative sottoclassi <text:span text:style-name="T26">Ecar</text:span>, <text:span text:style-name="T26">FFcar</text:span>, <text:span text:style-name="T26">Hcar</text:span>) come flotta nella classe <text:span text:style-name="T26">Garage</text:span>:</text:p>
      <table:table table:name="Table52" table:style-name="Table52">
        <table:table-column table:style-name="Table52.A"/>
        <table:table-row table:style-name="Table52.1">
          <table:table-cell table:style-name="Table52.A1" office:value-type="string">
            <text:p text:style-name="P54"><text:span text:style-name="T16">val</text:span><text:span text:style-name="T15"> flotta = </text:span><text:span text:style-name="T37">ListBuffer</text:span><text:span text:style-name="T15">.empty[</text:span><text:span text:style-name="T37">Car</text:span><text:span text:style-name="T15">]<text:line-break/>flotta += </text:span><text:span text:style-name="T16">new</text:span><text:span text:style-name="T15"> </text:span><text:span text:style-name="T37">FFcar</text:span><text:span text:style-name="T15">(targa, potenza, peso, fuelCap, urbano, combi, extra)<text:line-break/>flotta += </text:span><text:span text:style-name="T16">new</text:span><text:span text:style-name="T15"> </text:span><text:span text:style-name="T37">Ecar</text:span><text:span text:style-name="T15">(targa, potenza, peso)<text:line-break/>flotta += </text:span><text:span text:style-name="T16">new</text:span><text:span text:style-name="T15"> </text:span><text:span text:style-name="T37">Hcar</text:span><text:span text:style-name="T15">(targa = targa, potenza = potenza, peso = peso, capacitaSerbatoio = fuelCap, inputStandards = </text:span><text:span text:style-name="T37">ArrayBuffer</text:span><text:span text:style-name="T15">(s1, s2, s3), urbano = urbano, combi = combi, extra = extra)</text:span></text:p>
          </table:table-cell>
        </table:table-row>
      </table:table>
      <text:p text:style-name="Standard"/>
      <text:p text:style-name="Standard">E’ stata utilizzata la <text:span text:style-name="T26">Map</text:span> per la memorizzazione della coppia <text:span text:style-name="T26">&lt;denominazione, valore&gt;</text:span> dei consumi dell’auto tradizionale <text:span text:style-name="T26">FFcar</text:span>:</text:p>
      <table:table table:name="Table53" table:style-name="Table53">
        <table:table-column table:style-name="Table53.A"/>
        <table:table-row table:style-name="Table53.1">
          <table:table-cell table:style-name="Table53.A1" office:value-type="string">
            <text:p text:style-name="P53"><text:span text:style-name="T16">val</text:span><text:span text:style-name="T15"> consumi = </text:span><text:span text:style-name="T37">Map</text:span><text:span text:style-name="T15">(<text:line-break/> <text:s text:c="3"/></text:span><text:span text:style-name="T32">" <text:s text:c="2"/>Urbano"</text:span><text:span text:style-name="T15"> -&gt; urbano,<text:line-break/> <text:s text:c="3"/></text:span><text:span text:style-name="T32">"Combinato"</text:span><text:span text:style-name="T15"> -&gt; combi,<text:line-break/> <text:s text:c="3"/></text:span><text:span text:style-name="T32">" <text:s text:c="3"/>Extra"</text:span><text:span text:style-name="T15"> -&gt; extra<text:line-break/>)</text:span></text:p>
          </table:table-cell>
        </table:table-row>
      </table:table>
      <text:p text:style-name="Standard"/>
      <text:list xml:id="list24749477638648" text:continue-numbering="true" text:style-name="WWNum4">
        <text:list-item>
          <text:p text:style-name="P61"><text:bookmark text:name="_xj4ppqmpbpk7"/><text:s text:c="3"/>Utilizzo del foreach per effettuare iterazione sulle collezioni</text:p>
        </text:list-item>
      </text:list>
      <text:p text:style-name="P20">E’ stato utilizzato il costrutto <text:span text:style-name="T26">foreach</text:span> per effettuare lo scorrimento delle collezioni. Di seguito si illustra lo scorrimento della collezione <text:span text:style-name="T26">Map</text:span> con estrazione della coppia per effettuarne il printout a console:</text:p>
      <table:table table:name="Table54" table:style-name="Table54">
        <table:table-column table:style-name="Table54.A"/>
        <table:table-row table:style-name="Table54.1">
          <table:table-cell table:style-name="Table54.A1" office:value-type="string">
            <text:p text:style-name="P53"><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3"/>}</text:span></text:p>
            <text:p text:style-name="P53"><text:span text:style-name="T15">}</text:span></text:p>
          </table:table-cell>
        </table:table-row>
      </table:table>
      <text:p text:style-name="P23"/>
      <table:table table:name="Table55" table:style-name="Table55">
        <table:table-column table:style-name="Table55.A"/>
        <table:table-row table:style-name="Table55.1">
          <table:table-cell table:style-name="Table55.A1" office:value-type="string">
            <text:p text:style-name="P53"><text:span text:style-name="T16">def</text:span><text:span text:style-name="T15"> </text:span><text:span text:style-name="T35">stampaFlotta</text:span><text:span text:style-name="T15"> {<text:line-break/> <text:s text:c="3"/>println(</text:span><text:span text:style-name="T32">"***AUTO NELLA FLOTTA***"</text:span><text:span text:style-name="T15">)<text:line-break/> <text:s text:c="3"/>flotta.foreach {<text:line-break/> <text:s text:c="5"/></text:span><text:span text:style-name="T16">case</text:span><text:span text:style-name="T15">(car) =&gt; car.showInfo()<text:line-break/> <text:s text:c="3"/>}<text:line-break/>}</text:span></text:p>
          </table:table-cell>
        </table:table-row>
      </table:table>
      <text:p text:style-name="P20"/>
      <text:list xml:id="list24749235122426" text:continue-numbering="true" text:style-name="WWNum4">
        <text:list-item>
          <text:p text:style-name="P61"><text:bookmark text:name="_ufq8bxwso3wx"/><text:s text:c="3"/>Folding: foldLeft e foldRight</text:p>
        </text:list-item>
      </text:list>
      <text:p text:style-name="P20">I due costrutti sono stati utilizzati per effettuare calcoli su collezioni mutable con elementi non primitivi, ovvero definiti a partire da tipi associati a classi user-defined (classe <text:span text:style-name="T26">Car</text:span>). Si è pertanto reso necessario l’accesso al singolo elemento per l’implementazione delle operazioni di folding. La differenza nei due approcci risiede nell’ordine dello scorrimento della collezione, rispettivamente da sinistra verso destra e da destra verso sinistra. La parte di programmazione funzionale orientata all’analisi di data structures è stata implementata nell’oggetto (<text:span text:style-name="T7">singleton</text:span>) <text:span text:style-name="T26">FleetStats</text:span> che implementa il <text:span text:style-name="T26">trait FleetStatsTrait</text:span><text:span text:style-name="T4">.</text:span></text:p>
      <text:p text:style-name="Standard">La funzione <text:span text:style-name="T26">pesoTotale()</text:span> prende come parametro in input il <text:span text:style-name="T26">ListBuffer flotta</text:span> e restituisce il peso totale delle auto in esso presenti: </text:p>
      <table:table table:name="Table56" table:style-name="Table56">
        <table:table-column table:style-name="Table56.A"/>
        <table:table-row table:style-name="Table56.1">
          <table:table-cell table:style-name="Table56.A1" office:value-type="string">
            <text:p text:style-name="P53"><text:span text:style-name="T16">def</text:span><text:span text:style-name="T15"> </text:span><text:span text:style-name="T35">pesoTotale</text:span><text:span text:style-name="T15">(flotta: </text:span><text:span text:style-name="T37">ListBuffer</text:span><text:span text:style-name="T15">[</text:span><text:span text:style-name="T37">Car</text:span><text:span text:style-name="T15">]): </text:span><text:span text:style-name="T37">Int</text:span><text:span text:style-name="T15"> = {<text:line-break/> <text:s text:c="4"/>flotta.foldLeft(</text:span><text:span text:style-name="T22">0</text:span><text:span text:style-name="T15">)((pesoTotale, veicolo) =&gt; pesoTotale + veicolo.getPeso)<text:line-break/>}</text:span></text:p>
          </table:table-cell>
        </table:table-row>
      </table:table>
      <text:p text:style-name="Standard"/>
      <text:p text:style-name="Standard">La funzione <text:span text:style-name="T26">maxPotenza()</text:span> prende come parametro in input il <text:span text:style-name="T26">ListBuffer flotta</text:span> e restituisce il massimo valore di potenza tra tutte le auto in esso presenti:</text:p>
      <table:table table:name="Table57" table:style-name="Table57">
        <table:table-column table:style-name="Table57.A"/>
        <table:table-row table:style-name="Table57.1">
          <table:table-cell table:style-name="Table57.A1" office:value-type="string">
            <text:p text:style-name="P53"><text:span text:style-name="T16">def</text:span><text:span text:style-name="T15"> </text:span><text:span text:style-name="T35">maxPotenza</text:span><text:span text:style-name="T15">(flotta: </text:span><text:span text:style-name="T37">ListBuffer</text:span><text:span text:style-name="T15">[</text:span><text:span text:style-name="T37">Car</text:span><text:span text:style-name="T15">]): </text:span><text:span text:style-name="T37">Int</text:span><text:span text:style-name="T15"> = {<text:line-break/> <text:s text:c="3"/>flotta.foldRight(flotta.head.getPotenza)((veicolo, temp) =&gt; temp max veicolo.getPotenza)<text:line-break/>}</text:span></text:p>
          </table:table-cell>
        </table:table-row>
      </table:table>
      <text:p text:style-name="P20"/>
      <text:list xml:id="list24748695425428" text:continue-numbering="true" text:style-name="WWNum4">
        <text:list-item>
          <text:p text:style-name="P61"><text:bookmark text:name="_mzl45wbbj12j"/><text:s text:c="3"/>Utilizzo della reduce</text:p>
        </text:list-item>
      </text:list>
      <text:p text:style-name="P20">Il costrutto reduce, concettualmente simile al fold, è stato utilizzato per effettuare il calcolo del consumo di carburante medio di una <text:span text:style-name="T26">FFcar</text:span>. Il paradigma <text:span text:style-name="T26">reduce()</text:span>, al contrario del <text:span text:style-name="T26">fold()</text:span>, non necessita dell’indicazione del primo valore da cui far partire l’analisi della sequenza. Da notare l’utilizzo innestato di più funzioni.</text:p>
      <table:table table:name="Table58" table:style-name="Table58">
        <table:table-column table:style-name="Table58.A"/>
        <table:table-row table:style-name="Table58.1">
          <table:table-cell table:style-name="Table58.A1" office:value-type="string">
            <text:p text:style-name="P53"><text:span text:style-name="T16">def</text:span><text:span text:style-name="T15"> </text:span><text:span text:style-name="T35">consumoMedio</text:span><text:span text:style-name="T15">(veicolo: </text:span><text:span text:style-name="T37">FFcar</text:span><text:span text:style-name="T15">): </text:span><text:span text:style-name="T37">Double</text:span><text:span text:style-name="T15"> = {<text:line-break/> <text:s text:c="3"/></text:span><text:span text:style-name="T16">def</text:span><text:span text:style-name="T15"> </text:span><text:span text:style-name="T35">getListFromMap</text:span><text:span text:style-name="T15">(veicolo: </text:span><text:span text:style-name="T37">FFcar</text:span><text:span text:style-name="T15">): </text:span><text:span text:style-name="T37">MutableList</text:span><text:span text:style-name="T15">[</text:span><text:span text:style-name="T37">Double</text:span><text:span text:style-name="T15">] = {<text:line-break/> <text:s text:c="5"/></text:span><text:span text:style-name="T16">var</text:span><text:span text:style-name="T15"> listaConsumi = </text:span><text:span text:style-name="T37">MutableList</text:span><text:span text:style-name="T15">[</text:span><text:span text:style-name="T37">Double</text:span><text:span text:style-name="T15">]()<text:line-break/><text:line-break/> <text:s text:c="5"/>veicolo.getConsumi.foreach {<text:line-break/> <text:s text:c="7"/></text:span><text:span text:style-name="T16">case</text:span><text:span text:style-name="T15"> (denominazione, valore) =&gt; listaConsumi += valore<text:line-break/> <text:s text:c="5"/>}<text:line-break/><text:line-break/> <text:s text:c="5"/>listaConsumi<text:line-break/> <text:s text:c="3"/>}<text:line-break/><text:line-break/> <text:s text:c="3"/></text:span><text:span text:style-name="T16">val</text:span><text:span text:style-name="T15"> lista = getListFromMap(veicolo)<text:line-break/> <text:s text:c="3"/>lista.reduce((a, b) =&gt; a + b) / lista.length</text:span></text:p>
            <text:p text:style-name="P53"><text:span text:style-name="T15">}</text:span></text:p>
          </table:table-cell>
        </table:table-row>
      </table:table>
      <text:p text:style-name="P20"/>
      <text:list xml:id="list24748386650156" text:continue-numbering="true" text:style-name="WWNum4">
        <text:list-item>
          <text:p text:style-name="P61"><text:bookmark text:name="_3prc48ii37jp"/><text:s text:c="3"/>Utilizzo del filter</text:p>
        </text:list-item>
      </text:list>
      <text:p text:style-name="P20">Il costrutto <text:span text:style-name="T26">filter()</text:span> è stato utilizzato per effettuare il filtraggio delle sole auto per le quali è necessario pagare il superbollo, ovvero quelle auto con potenza &gt; 184 kW. Il metodo restituisce un <text:span text:style-name="T26">ListBuffer[Car]</text:span> contenente le auto che soddisfando il criterio di filtraggio definito tramite <text:span text:style-name="T26">filter</text:span>. Da notare l’uso dell’operatore <text:span text:style-name="T4">_</text:span> (<text:span text:style-name="T7">underscore</text:span>) per rappresentare il generico elemento della lista. Si è ovviamente reso necessario dereferenziare il singolo elemento della collezione accedendo al suo peso tramite <text:span text:style-name="T7">metodo getter</text:span> <text:span text:style-name="T26">getPotenza()</text:span>.</text:p>
      <table:table table:name="Table59" table:style-name="Table59">
        <table:table-column table:style-name="Table59.A"/>
        <table:table-row table:style-name="Table59.1">
          <table:table-cell table:style-name="Table59.A1" office:value-type="string">
            <text:p text:style-name="P53"><text:span text:style-name="T16">def</text:span><text:span text:style-name="T15"> </text:span><text:span text:style-name="T35">autoSuperbollo</text:span><text:span text:style-name="T15">(flotta: </text:span><text:span text:style-name="T37">ListBuffer</text:span><text:span text:style-name="T15">[</text:span><text:span text:style-name="T37">Car</text:span><text:span text:style-name="T15">]): </text:span><text:span text:style-name="T37">ListBuffer</text:span><text:span text:style-name="T15">[</text:span><text:span text:style-name="T37">Car</text:span><text:span text:style-name="T15">] = {<text:line-break/> <text:s text:c="3"/>flotta.filter(_.getPotenza &gt; </text:span><text:span text:style-name="T22">184</text:span><text:span text:style-name="T15">)<text:line-break/>}</text:span></text:p>
          </table:table-cell>
        </table:table-row>
      </table:table>
      <text:p text:style-name="P70"><text:bookmark text:name="_c0vietn4sgke"/></text:p>
      <text:list xml:id="list24748769630968" text:continue-numbering="true" text:style-name="WWNum4">
        <text:list-item>
          <text:p text:style-name="P61"><text:bookmark text:name="_hd1oua1mwr7k"/><text:s text:c="3"/>Utilizzo combinato di map e reduce</text:p>
        </text:list-item>
      </text:list>
      <text:p text:style-name="P20">L’utilizzo combinato dei costrutti map e reduce ha reso possibile la determinazione della massima potenza tra tutte le auto presenti nella flotta implementando due operazioni:</text:p>
      <text:list xml:id="list402680837" text:style-name="WWNum9">
        <text:list-item>
          <text:p text:style-name="P37"><text:span text:style-name="T26">map()</text:span>: mapping della potenza in kW su potenza in CV, ottenendo una collezione del tutto identica a quella in input ma con valore di potenza convertito da chilowatt in cavalli.</text:p>
        </text:list-item>
        <text:list-item>
          <text:p text:style-name="P43"><text:span text:style-name="T26">reduce()</text:span>: riduzione ad un unico valore di potenza, ovvero quello dell’auto con la potenza massima. Da notare come non sia stato effettivamente utilizzato il costrutto <text:span text:style-name="T26">reduce</text:span>, ma per una buona motivazione. La <text:span text:style-name="T26">reduce</text:span> permette di ottenere in output lo stesso tipo di dato del singolo elemento contenuto nella collezione; lavorando con una collezione di <text:span text:style-name="T26">Car</text:span><text:span text:style-name="T4"> </text:span>e dovendo restituire un valore numerico <text:span text:style-name="T26">Int</text:span> (la potenza massima) è stato obbligato l’utilizzo di una <text:span text:style-name="T26">fold</text:span>, in questo caso una <text:span text:style-name="T26">foldRight</text:span> (che assume il medesimo ruolo della reduce).</text:p>
        </text:list-item>
      </text:list>
      <text:p text:style-name="P20">Si è in particolare definita la funzione <text:span text:style-name="T26">map_kwToCV()</text:span> per effettuare la conversione tra kW e CV data in input alla <text:span text:style-name="T26">map</text:span>.</text:p>
      <table:table table:name="Table60" table:style-name="Table60">
        <table:table-column table:style-name="Table60.A"/>
        <table:table-row table:style-name="Table60.1">
          <table:table-cell table:style-name="Table60.A1" office:value-type="string">
            <text:p text:style-name="P53"><text:span text:style-name="T16">def</text:span><text:span text:style-name="T15"> </text:span><text:span text:style-name="T35">MapReduce</text:span><text:span text:style-name="T15">(flotta: </text:span><text:span text:style-name="T37">ListBuffer</text:span><text:span text:style-name="T15">[</text:span><text:span text:style-name="T37">Car</text:span><text:span text:style-name="T15">]): </text:span><text:span text:style-name="T37">Int</text:span><text:span text:style-name="T15"> = {<text:line-break/> <text:s text:c="3"/></text:span><text:span text:style-name="T16">def</text:span><text:span text:style-name="T15"> </text:span><text:span text:style-name="T35">map_kwToCV</text:span><text:span text:style-name="T15">(veicolo: </text:span><text:span text:style-name="T37">Car</text:span><text:span text:style-name="T15">): </text:span><text:span text:style-name="T37">Car</text:span><text:span text:style-name="T15"> = {<text:line-break/> <text:s text:c="5"/>veicolo.setPotenza((veicolo.getPotenza * </text:span><text:span text:style-name="T22">1.36</text:span><text:span text:style-name="T15">).toInt)<text:line-break/> <text:s text:c="5"/>veicolo<text:line-break/> <text:s text:c="3"/>}</text:span></text:p>
            <text:p text:style-name="P53"><text:span text:style-name="T15"><text:line-break/> <text:s text:c="3"/></text:span><text:span text:style-name="T16">def</text:span><text:span text:style-name="T15"> </text:span><text:span text:style-name="T35">reduce_maxPower</text:span><text:span text:style-name="T15">(flottaCV: </text:span><text:span text:style-name="T37">ListBuffer</text:span><text:span text:style-name="T15">[</text:span><text:span text:style-name="T37">Car</text:span><text:span text:style-name="T15">]): </text:span><text:span text:style-name="T37">Int</text:span><text:span text:style-name="T15"> = {<text:line-break/> <text:s text:c="10"/>flottaCV.foldRight(flottaCV.head.getPotenza)((veicolo, temp) =&gt; temp max veicolo.getPotenza)<text:line-break/> <text:s text:c="3"/>}</text:span></text:p>
            <text:p text:style-name="P53"><text:span text:style-name="T15"><text:line-break/> <text:s text:c="3"/>reduce_maxPower(flotta.map(map_kwToCV))<text:line-break/>}</text:span></text:p>
          </table:table-cell>
        </table:table-row>
      </table:table>
      <text:p text:style-name="Standard"/>
      <text:list xml:id="list24748866982267" text:continue-list="list24748769630968" text:style-name="WWNum4">
        <text:list-item>
          <text:p text:style-name="P62"><text:bookmark text:name="_to6f0lxv5pah"/><text:s text:c="3"/>Gestione delle eccezioni</text:p>
        </text:list-item>
      </text:list>
      <text:p text:style-name="P20">Si è deciso di effettuare la gestione delle eccezioni, allo scopo di evitare inserimenti con formato errato della targa del veicolo durante la sua creazione, In particolare, il metodo <text:span text:style-name="T26">newAuto()</text:span> della classe <text:span text:style-name="T26">Garage</text:span> effettua il throw di una <text:span text:style-name="T26">Exception</text:span> nel momento in cui l’utente inserisce una targa che superi la lunghezza standard (9 caratteri):</text:p>
      <table:table table:name="Table61" table:style-name="Table61">
        <table:table-column table:style-name="Table61.A"/>
        <table:table-row table:style-name="Table61.1">
          <table:table-cell table:style-name="Table61.A1" office:value-type="string">
            <text:p text:style-name="P53"><text:span text:style-name="T16">if</text:span><text:span text:style-name="T15"> (targa.length() &gt; </text:span><text:span text:style-name="T22">9</text:span><text:span text:style-name="T15">)<text:line-break/> <text:s text:c="5"/></text:span><text:span text:style-name="T16">throw</text:span><text:span text:style-name="T15"> </text:span><text:span text:style-name="T16">new</text:span><text:span text:style-name="T15"> </text:span><text:span text:style-name="T37">Exception</text:span><text:span text:style-name="T15">(</text:span><text:span text:style-name="T32">"Errore formato targa"</text:span><text:span text:style-name="T15">)</text:span></text:p>
          </table:table-cell>
        </table:table-row>
      </table:table>
      <text:p text:style-name="P20"/>
      <text:p text:style-name="P20">Nel main il metodo <text:span text:style-name="T26">newAuto()</text:span> viene gestito tramite clausola <text:span text:style-name="T7">try-catch</text:span> allo scopo di intercettare eventuali eccezioni sollevate dall’inserimento non corretto del campo targa e viene mostrato a video un messaggio di errore:</text:p>
      <table:table table:name="Table62" table:style-name="Table62">
        <table:table-column table:style-name="Table62.A"/>
        <text:soft-page-break/>
        <table:table-row table:style-name="Table62.1">
          <table:table-cell table:style-name="Table62.A1" office:value-type="string">
            <text:p text:style-name="P53"><text:span text:style-name="T16">try</text:span><text:span text:style-name="T15"> {<text:line-break/> <text:s text:c="7"/></text:span><text:span text:style-name="T37">Garage</text:span><text:span text:style-name="T15">.newAuto(i)<text:line-break/> <text:s text:c="7"/></text:span><text:span text:style-name="T37">Garage</text:span><text:span text:style-name="T15">.stampaFlotta<text:line-break/> <text:s text:c="7"/>i += </text:span><text:span text:style-name="T22">1</text:span></text:p>
            <text:p text:style-name="P53"><text:span text:style-name="T15"><text:line-break/> <text:s text:c="5"/>} </text:span><text:span text:style-name="T16">catch</text:span><text:span text:style-name="T15"> {<text:line-break/> <text:s text:c="7"/></text:span><text:span text:style-name="T16">case</text:span><text:span text:style-name="T15"> _: </text:span><text:span text:style-name="T37">Throwable</text:span><text:span text:style-name="T15"> =&gt; println(</text:span><text:span text:style-name="T32">"\nErrore formato targa"</text:span><text:span text:style-name="T15">)<text:line-break/> <text:s text:c="5"/>}</text:span></text:p>
          </table:table-cell>
        </table:table-row>
      </table:table>
      <text:p text:style-name="P20"/>
      <text:list xml:id="list24750049942606" text:continue-numbering="true" text:style-name="WWNum4">
        <text:list-item>
          <text:p text:style-name="P62"><text:bookmark text:name="_si0abca5mbma"/>Visitor Pattern con Scala Generics</text:p>
        </text:list-item>
      </text:list>
      <text:p text:style-name="Standard">Il progetto Scala implementa anche un package visitor contenente trait e classi atte a definire una classica rappresentazione del design pattern “visitor”. A tale scopo, si è deciso di costruirne l’implementazione sfruttando i generics di Scala.</text:p>
      <text:p text:style-name="Standard">Scala trait per la definizione dell’interfaccia <text:span text:style-name="T7">Visitable </text:span>implementata dalle classi <text:span text:style-name="T26">FFcar</text:span>, <text:span text:style-name="T26">Ecar </text:span>ed <text:span text:style-name="T26">Hcar</text:span>:</text:p>
      <table:table table:name="Table63" table:style-name="Table63">
        <table:table-column table:style-name="Table63.A"/>
        <table:table-row table:style-name="Table63.1">
          <table:table-cell table:style-name="Table63.A1" office:value-type="string">
            <text:p text:style-name="P53"><text:span text:style-name="T16">trait</text:span><text:span text:style-name="T15"> </text:span><text:span text:style-name="T37">VisitableItemIF</text:span><text:span text:style-name="T15"> {<text:line-break/> <text:s/></text:span><text:span text:style-name="T16">def</text:span><text:span text:style-name="T15"> </text:span><text:span text:style-name="T35">accept</text:span><text:span text:style-name="T15">[</text:span><text:span text:style-name="T37">T</text:span><text:span text:style-name="T15">](visitor: </text:span><text:span text:style-name="T37">ItemVisitor</text:span><text:span text:style-name="T15">[</text:span><text:span text:style-name="T37">T</text:span><text:span text:style-name="T15">]): </text:span><text:span text:style-name="T37">T</text:span><text:span text:style-name="T15">;<text:line-break/>}</text:span></text:p>
          </table:table-cell>
        </table:table-row>
      </table:table>
      <text:p text:style-name="Standard"/>
      <text:p text:style-name="Standard">In particolare, la classe astratta Car implementa il sopra citato trait, garantendo l’implementazione del metodo <text:span text:style-name="T26">accept[T]()</text:span> nelle sottoclassi concrete:</text:p>
      <table:table table:name="Table64" table:style-name="Table64">
        <table:table-column table:style-name="Table64.A"/>
        <table:table-row table:style-name="Table64.1">
          <table:table-cell table:style-name="Table64.A1" office:value-type="string">
            <text:p text:style-name="P53"><text:span text:style-name="T16">abstract</text:span><text:span text:style-name="T15"> </text:span><text:span text:style-name="T16">class</text:span><text:span text:style-name="T15"> </text:span><text:span text:style-name="T37">Car</text:span><text:span text:style-name="T15">(private var targa: </text:span><text:span text:style-name="T37">String</text:span><text:span text:style-name="T15">, private var potenza: </text:span><text:span text:style-name="T37">Int</text:span><text:span text:style-name="T15">, private var peso: </text:span><text:span text:style-name="T37">Int</text:span><text:span text:style-name="T15">) </text:span><text:span text:style-name="T16">extends</text:span><text:span text:style-name="T15"> </text:span><text:span text:style-name="T37">VINbuilder</text:span><text:span text:style-name="T15"> </text:span><text:span text:style-name="T16">with</text:span><text:span text:style-name="T15"> </text:span><text:span text:style-name="T37">VisitableItemIF</text:span><text:span text:style-name="T15"> { . . . }</text:span></text:p>
          </table:table-cell>
        </table:table-row>
      </table:table>
      <text:p text:style-name="Standard"/>
      <text:p text:style-name="Standard">Le sottoclassi concrete effettuano l’implementazione del metodo:</text:p>
      <table:table table:name="Table65" table:style-name="Table65">
        <table:table-column table:style-name="Table65.A"/>
        <table:table-row table:style-name="Table65.1">
          <table:table-cell table:style-name="Table65.A1" office:value-type="string">
            <text:p text:style-name="P53"><text:span text:style-name="T15"><text:s/></text:span><text:span text:style-name="T16">def</text:span><text:span text:style-name="T15"> </text:span><text:span text:style-name="T35">accept</text:span><text:span text:style-name="T15">[</text:span><text:span text:style-name="T37">T</text:span><text:span text:style-name="T15">](visitor: </text:span><text:span text:style-name="T37">ItemVisitor</text:span><text:span text:style-name="T15">[</text:span><text:span text:style-name="T37">T</text:span><text:span text:style-name="T15">]): </text:span><text:span text:style-name="T37">T</text:span><text:span text:style-name="T15"> = visitor.visit(</text:span><text:span text:style-name="T16">this</text:span><text:span text:style-name="T15">);</text:span></text:p>
          </table:table-cell>
        </table:table-row>
      </table:table>
      <text:p text:style-name="Standard"/>
      <text:p text:style-name="Standard">Scala trait per la definizione dell’interfaccia <text:span text:style-name="T7">Visitor </text:span>estesa dalla classe astratta <text:span text:style-name="T26">ItemVisitor</text:span> ed implementata nella classe concreta <text:span text:style-name="T26">Informazione</text:span>. Da notare come il trait sia generico (sfruttando la notazione <text:span text:style-name="T26">[T]</text:span> di Scala):</text:p>
      <table:table table:name="Table66" table:style-name="Table66">
        <table:table-column table:style-name="Table66.A"/>
        <table:table-row table:style-name="Table66.1">
          <table:table-cell table:style-name="Table66.A1" office:value-type="string">
            <text:p text:style-name="P53"><text:span text:style-name="T16">trait</text:span><text:span text:style-name="T15"> </text:span><text:span text:style-name="T37">ItemVisitorIF</text:span><text:span text:style-name="T15">[</text:span><text:span text:style-name="T37">T</text:span><text:span text:style-name="T15">] {<text:line-break/> <text:s/></text:span><text:span text:style-name="T16">def</text:span><text:span text:style-name="T15"> </text:span><text:span text:style-name="T35">visit</text:span><text:span text:style-name="T15">(item: </text:span><text:span text:style-name="T37">FF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E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Hcar</text:span><text:span text:style-name="T15">): </text:span><text:span text:style-name="T37">T</text:span><text:span text:style-name="T15">;<text:line-break/>}</text:span></text:p>
          </table:table-cell>
        </table:table-row>
      </table:table>
      <text:p text:style-name="Standard"/>
      <text:p text:style-name="Standard">La classe astratta generica <text:span text:style-name="T26">ItemVisitor[T]</text:span> estende l’interfaccia sopra citata:</text:p>
      <table:table table:name="Table67" table:style-name="Table67">
        <table:table-column table:style-name="Table67.A"/>
        <table:table-row table:style-name="Table67.1">
          <table:table-cell table:style-name="Table67.A1" office:value-type="string">
            <text:p text:style-name="P53"><text:span text:style-name="T16">abstract</text:span><text:span text:style-name="T15"> </text:span><text:span text:style-name="T16">class</text:span><text:span text:style-name="T15"> </text:span><text:span text:style-name="T37">ItemVisitor</text:span><text:span text:style-name="T15">[</text:span><text:span text:style-name="T37">T</text:span><text:span text:style-name="T15">] </text:span><text:span text:style-name="T16">extends</text:span><text:span text:style-name="T15"> </text:span><text:span text:style-name="T37">ItemVisitorIF</text:span><text:span text:style-name="T15">[</text:span><text:span text:style-name="T37">T</text:span><text:span text:style-name="T15">] {<text:line-break/> <text:s/></text:span><text:span text:style-name="T16">def</text:span><text:span text:style-name="T15"> </text:span><text:span text:style-name="T35">visit</text:span><text:span text:style-name="T15">(item: </text:span><text:span text:style-name="T37">FF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E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Hcar</text:span><text:span text:style-name="T15">): </text:span><text:span text:style-name="T37">T</text:span><text:span text:style-name="T15">;<text:line-break/>}</text:span></text:p>
          </table:table-cell>
        </table:table-row>
      </table:table>
      <text:p text:style-name="Standard"/>
      <text:p text:style-name="Standard">Analogamente la classe concreta <text:span text:style-name="T26">Information</text:span> eredita dalla sopra citata classe astratta, definendo come <text:span text:style-name="T7">argomento di tipo</text:span> “String”:</text:p>
      <table:table table:name="Table68" table:style-name="Table68">
        <table:table-column table:style-name="Table68.A"/>
        <table:table-row table:style-name="Table68.1">
          <table:table-cell table:style-name="Table68.A1" office:value-type="string">
            <text:p text:style-name="P53"><text:span text:style-name="T16">class</text:span><text:span text:style-name="T15"> </text:span><text:span text:style-name="T37">Information</text:span><text:span text:style-name="T15"> </text:span><text:span text:style-name="T16">extends</text:span><text:span text:style-name="T15"> </text:span><text:span text:style-name="T37">ItemVisitor</text:span><text:span text:style-name="T15">[</text:span><text:span text:style-name="T37">Double</text:span><text:span text:style-name="T15">] {<text:line-break/> <text:s/></text:span><text:span text:style-name="T16">def</text:span><text:span text:style-name="T15"> </text:span><text:span text:style-name="T35">visit</text:span><text:span text:style-name="T15">(item: </text:span><text:span text:style-name="T37">FFcar</text:span><text:span text:style-name="T15">): </text:span><text:span text:style-name="T37">Double</text:span><text:span text:style-name="T15"> = {<text:line-break/> <text:s text:c="3"/>(math floor item.capacitaSerbatoio * item.getConsumi(</text:span><text:span text:style-name="T32">"Combinato"</text:span><text:span text:style-name="T15">) * </text:span><text:span text:style-name="T22">100</text:span><text:span text:style-name="T15">) / </text:span><text:span text:style-name="T22">100</text:span><text:span text:style-name="T15"><text:line-break/> <text:s/>}<text:line-break/><text:line-break/> <text:s/></text:span><text:span text:style-name="T16">def</text:span><text:span text:style-name="T15"> </text:span><text:span text:style-name="T35">visit</text:span><text:span text:style-name="T15">(item: </text:span><text:span text:style-name="T37">Ecar</text:span><text:span text:style-name="T15">): </text:span><text:span text:style-name="T37">Double</text:span><text:span text:style-name="T15"> = {<text:line-break/> <text:s text:c="3"/>(math floor item.capacitaBatteria / (item.getPotenza * </text:span><text:span text:style-name="T22">0.006</text:span><text:span text:style-name="T15">) * </text:span><text:span text:style-name="T22">100</text:span><text:span text:style-name="T15">) / </text:span><text:span text:style-name="T22">100</text:span><text:span text:style-name="T15"><text:line-break/> <text:s/>}<text:line-break/><text:line-break/> <text:s/></text:span><text:span text:style-name="T16">def</text:span><text:span text:style-name="T15"> </text:span><text:span text:style-name="T35">visit</text:span><text:span text:style-name="T15">(item: </text:span><text:span text:style-name="T37">Hcar</text:span><text:span text:style-name="T15">): </text:span><text:span text:style-name="T37">Double</text:span><text:span text:style-name="T15"> = {<text:line-break/> <text:s text:c="3"/>(math floor (item.capacitaBatteria * </text:span><text:span text:style-name="T22">1000</text:span><text:span text:style-name="T15">) / (item.standards(</text:span><text:span text:style-name="T22">0</text:span><text:span text:style-name="T15">) * </text:span><text:span text:style-name="T22">15</text:span><text:span text:style-name="T15">) * </text:span><text:span text:style-name="T22">100</text:span><text:span text:style-name="T15">) / </text:span><text:span text:style-name="T22">100</text:span><text:span text:style-name="T15"><text:line-break/> <text:s/>}<text:line-break/>}</text:span></text:p>
          </table:table-cell>
        </table:table-row>
      </table:table>
      <text:p text:style-name="Standard"/>
      <text:p text:style-name="Standard">L’output fornito dal design pattern è fornito a video nel metodo <text:span text:style-name="T26">showInfo()</text:span> della classe <text:span text:style-name="T26">Car</text:span>:</text:p>
      <table:table table:name="Table69" table:style-name="Table69">
        <table:table-column table:style-name="Table69.A"/>
        <table:table-row table:style-name="Table69.1">
          <table:table-cell table:style-name="Table69.A1" office:value-type="string">
            <text:p text:style-name="P53"><text:span text:style-name="T16">def</text:span><text:span text:style-name="T15"> </text:span><text:span text:style-name="T35">showInfo</text:span><text:span text:style-name="T15">() = {<text:line-break/> <text:s text:c="3"/>println(</text:span><text:span text:style-name="T32">"CAR DATA SUMMARY"</text:span><text:span text:style-name="T15">)<text:line-break/> <text:s text:c="3"/>println(</text:span><text:span text:style-name="T32">" <text:s text:c="3"/>Targa: <text:s/>"</text:span><text:span text:style-name="T15"> + getTarga)<text:line-break/> <text:s text:c="3"/>println(</text:span><text:span text:style-name="T32">" <text:s text:c="5"/>VIN: <text:s/>"</text:span><text:span text:style-name="T15"> + getNumTelaio)<text:line-break/> <text:s text:c="3"/>println(</text:span><text:span text:style-name="T32">" <text:s/>Potenza: <text:s/>"</text:span><text:span text:style-name="T15"> + getPotenza + </text:span><text:span text:style-name="T32">" kW"</text:span><text:span text:style-name="T15">)<text:line-break/> <text:s text:c="3"/>println(</text:span><text:span text:style-name="T32">" <text:s text:c="4"/>Peso: <text:s/>"</text:span><text:span text:style-name="T15"> + getPeso + </text:span><text:span text:style-name="T32">" kg"</text:span><text:span text:style-name="T15">)<text:line-break/> <text:s text:c="3"/>println(</text:span><text:span text:style-name="T32">"Autonomia: <text:s/>"</text:span><text:span text:style-name="T15"> + </text:span><text:span text:style-name="T16">this</text:span><text:span text:style-name="T15">.accept(</text:span><text:span text:style-name="T16">new</text:span><text:span text:style-name="T15"> </text:span><text:span text:style-name="T37">Information</text:span><text:span text:style-name="T15">()) + </text:span><text:span text:style-name="T32">" Km"</text:span><text:span text:style-name="T15">)<text:line-break/> <text:s/>}</text:span></text:p>
          </table:table-cell>
        </table:table-row>
      </table:table>
      <text:p text:style-name="Standard"/>
      <text:list xml:id="list24750173543342" text:continue-numbering="true" text:style-name="WWNum4">
        <text:list-item>
          <text:p text:style-name="P61"><text:bookmark text:name="_24rbi29j4li9"/><text:s text:c="3"/>Console output</text:p>
        </text:list-item>
      </text:list>
      <text:p text:style-name="Standard">Il risultato della computazione viene continuamente aggiornato a video, stampando dopo ogni inserimento di un veicolo la lista aggiornata dei veicoli presenti nella flotta. A tal proposito, per ogni auto vengono indicate le informazioni base (comuni a tutte le tipologie di auto) come la targa, il numero di telaio (VIN, <text:span text:style-name="T7">Vehicle Identification Number</text:span>), la potenza ed il peso. </text:p>
      <text:p text:style-name="Standard">Le auto ad alimentazione tradizionale presentano campi aggiuntivi quali il consumo (urbano, extraurbano e combinato) misurato in litri su 100 Km la capacità del serbatoio. Analogamente, l’auto elettrica presenta la capacità della batteria e gli standard di ricarica, mentre l’auto ibrida ha a disposizione la combinazione dei campi aggiuntivi sia dell’auto tradizionale che dell’auto elettrica.</text:p>
      <text:p text:style-name="Standard"/>
      <text:p text:style-name="Standard"/>
      <text:p text:style-name="Standard"/>
      <text:p text:style-name="Standard">Esempio di output a console dopo l’inserimento di un’auto ibrida:<draw:frame draw:style-name="fr1" draw:name="image9.jpg" text:anchor-type="char" svg:x="1.561in" svg:y="0.3673in" svg:width="3.1492in" svg:height="2.2362in" draw:z-index="15"><draw:image xlink:href="Pictures/100000000000017400000108849453C734AEC57E.jpg" xlink:type="simple" xlink:show="embed" xlink:actuate="onLoad" loext:mime-type="image/jpeg"/></draw:frame></text:p>
      <text:p text:style-name="P6"/>
      <text:p text:style-name="Standard">Esempio di output a console dopo l’inserimento di un’auto ad alimentazione tradizionale:<draw:frame draw:style-name="fr1" draw:name="image20.jpg" text:anchor-type="char" svg:x="1.5626in" svg:y="0.4272in" svg:width="2.7563in" svg:height="2.0118in" draw:z-index="14"><draw:image xlink:href="Pictures/100000000000012F000000DD9CCEA909A7A976AA.jpg" xlink:type="simple" xlink:show="embed" xlink:actuate="onLoad" loext:mime-type="image/jpeg"/></draw:frame></text:p>
      <text:p text:style-name="P5"/>
      <text:p text:style-name="Standard">Esempio di output a console dopo l’inserimento di un’auto ad alimentazione elettrica, con indicazione delle informazioni riassuntive associate alla flotta di auto:<draw:frame draw:style-name="fr1" draw:name="image4.jpg" text:anchor-type="char" svg:x="1.5626in" svg:y="0.6772in" svg:width="2.7563in" svg:height="2.5075in" draw:z-index="13"><draw:image xlink:href="Pictures/10000000000001240000010A5A2A3B70B97F7D97.jpg" xlink:type="simple" xlink:show="embed" xlink:actuate="onLoad" loext:mime-type="image/jpeg"/></draw:frame></text:p>
      <text:p text:style-name="P6"/>
      <text:p text:style-name="Standard">Le stampe a console vengono realizzate come combinazione dei metodi di stampa <text:span text:style-name="T26">showInfo()</text:span> e <text:span text:style-name="T26">printResumee()</text:span> della superclasse e delle sottoclassi. Ciò è reso possibile dalla gerarchia definita tra le classi <text:span text:style-name="T26">Car</text:span>, <text:span text:style-name="T26">Ecar</text:span>, <text:span text:style-name="T26">FFcar</text:span> ed <text:span text:style-name="T26">Hcar</text:span>, sfruttando l’overriding dei suddetti metodi nelle sottoclassi allo scopo di comporre l’output complessivo. La classe astratta <text:span text:style-name="T26">Car</text:span> fornisce l’implementazione del metodo <text:span text:style-name="T26">showInfo()</text:span> nelle sole componenti comuni a tutte le tipologie di auto, mentre ognuna aggiunge le informazioni proprie della specifica categoria di appartenenza del veicolo.</text:p>
      <text:p text:style-name="Standard">Da notare come in Scala sia possibile fornire implementazione di metodi anche nelle classi astratte, al contrario di Java.</text:p>
      <text:p text:style-name="Standard"/>
      <text:p text:style-name="P76"><text:bookmark text:name="_kyj7xhyyq9j6"/></text:p>
      <text:p text:style-name="P68"><text:bookmark text:name="_80l04m4z3bm9"/><text:span text:style-name="T7">Allegato II</text:span></text:p>
      <text:p text:style-name="Standard">L’allegato II fornisce una rappresentazione informale del package/class diagram associato al progetto Scala. Da notare come le interazioni tra i package e le funzionalità esposte ed utilizzate siano state rappresentate tramite<text:span text:style-name="T7"> lollipop notation</text:span>. </text:p>
      <text:p text:style-name="Standard">Si mette inoltre in evidenza come la gerarchia delle classi sia pressoché invariata rispetto al progetto C++, se non per il fatto per cui in Scala non sia possibile avere ereditarietà multipla, per cui l’auto ibrida (<text:span text:style-name="T26">Hcar</text:span>) eredita direttamente e solamente dall’auto elettrica (<text:span text:style-name="T26">Ecar</text:span>). Si evidenzia inoltre come la classe astratta <text:span text:style-name="T26">Car</text:span> estenda la classe <text:span text:style-name="T26">VINbuilder</text:span> ed implementi l’interfaccia <text:span text:style-name="T7">Visitable </text:span>contemporaneamente. <draw:frame draw:style-name="fr1" draw:name="image25.png" text:anchor-type="char" svg:x="-0.278in" svg:y="1.6563in" svg:width="6.8201in" svg:height="6.0709in" draw:z-index="12"><draw:image xlink:href="Pictures/10000201000003900000032DEF116B93AADFB548.png" xlink:type="simple" xlink:show="embed" xlink:actuate="onLoad" loext:mime-type="image/png"/></draw:frame></text:p>
      <text:p text:style-name="Standard"/>
      <text:p text:style-name="P78"><text:bookmark text:name="_5e9ppx1ysw4w"/></text:p>
      <text:p text:style-name="P74"><text:bookmark text:name="_mn3i3rbv44w"/></text:p>
      <text:p text:style-name="P74"><text:bookmark text:name="_m3ouoggw97z"/></text:p>
      <text:p text:style-name="P74"><text:bookmark text:name="_s966359yr12k"/></text:p>
      <text:p text:style-name="P74"><text:bookmark text:name="_zfx2c3jl6nub"/></text:p>
      <text:p text:style-name="P74"><text:bookmark text:name="_swmudygp8"/></text:p>
      <text:p text:style-name="P74"><text:bookmark text:name="_djbo7zesvrgo"/></text:p>
      <text:p text:style-name="P74"><text:bookmark text:name="_7bglz7qmsruy"/>Progetto SPA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7kz6dyxdxhf"/></text:p>
      <text:p text:style-name="Title"><text:bookmark text:name="_eev9cpwjlfjq"/>Progetto SPARK</text:p>
      <text:p text:style-name="Standard">Il progetto SPARK ha lo scopo di illustrare, tramite un banalissimo esempio, l’utilizzo dei costrutti di <text:span text:style-name="T26">map()</text:span> e <text:span text:style-name="T26">reduce()</text:span>, tipici del linguaggio Scala, in ambiente<text:span text:style-name="T7"> Apache Spark</text:span>. Ho effettuato lo sviluppo su di un cluster installato localmente alla mia macchina, a cui ho conferito 8 Gb di RAM e 1 core.</text:p>
      <text:p text:style-name="Standard">Il piccolo esempio qui illustrato ha lo scopo di analizzare un file di testo e fornire indicazione delle parole che ricorrono più frequentemente (presumibilmente il file di testo è associato ad un’opera letteraria).</text:p>
      <text:list xml:id="list952866265" text:style-name="WWNum13">
        <text:list-item>
          <text:p text:style-name="P63"><text:bookmark text:name="_qfoo3gfxm3lu"/>Ambiente Spark</text:p>
        </text:list-item>
      </text:list>
      <text:p text:style-name="P20">In seguito all’installazione dell’ambiente Spark (versione 3.1.2), è possibile accedere alla shell Spark da terminale tramite il seguente comando (previa corretta configurazione delle variabili d’ambiente):</text:p>
      <table:table table:name="Table70" table:style-name="Table70">
        <table:table-column table:style-name="Table70.A"/>
        <table:table-row table:style-name="Table70.1">
          <table:table-cell table:style-name="Table70.A1" office:value-type="string">
            <text:p text:style-name="P53"><text:span text:style-name="T16">C:\Users\ghisl&gt;spark-shell</text:span></text:p>
          </table:table-cell>
        </table:table-row>
      </table:table>
      <text:p text:style-name="P20"/>
      <text:p text:style-name="P20">Tramite la shell è possibile compilare direttamente codice Scala:<draw:frame draw:style-name="fr1" draw:name="image2.jpg" text:anchor-type="char" svg:x="0.389in" svg:y="0.4583in" svg:width="5.4898in" svg:height="2.6535in" draw:z-index="11"><draw:image xlink:href="Pictures/10000000000003EA000001E4A6F3C5D23CA8F770.jpg" xlink:type="simple" xlink:show="embed" xlink:actuate="onLoad" loext:mime-type="image/jpeg"/></draw:frame></text:p>
      <text:p text:style-name="P22"/>
      <text:p text:style-name="P20">E’ inoltre possibile visualizzare lo stato del cluster Spark tramite interfaccia grafica, sfruttando l’indirizzo <text:span text:style-name="T26">http://localhost:4040/</text:span>. </text:p>
      <text:p text:style-name="P20">Ciò rende possibile analizzare statistiche sui tempi di esecuzione ed utilizzo delle risorse computazionali:</text:p>
      <text:p text:style-name="P20"><draw:frame draw:style-name="fr3" draw:name="image14.png" text:anchor-type="as-char" svg:width="6.2709in" svg:height="2.172in" draw:z-index="0"><draw:image xlink:href="Pictures/1000020100000780000003D12B2819FE55954555.png" xlink:type="simple" xlink:show="embed" xlink:actuate="onLoad" loext:mime-type="image/png"/></draw:frame></text:p>
      <text:p text:style-name="P24"/>
      <text:p text:style-name="P20">Si riporta ora un’overview delle funzionalità implementate e la specifica dei metodi utilizzati:</text:p>
      <text:list xml:id="list24748441032037" text:continue-numbering="true" text:style-name="WWNum13">
        <text:list-item>
          <text:p text:style-name="P63"><text:bookmark text:name="_omn8jnca0v6n"/>Configurazione dell’ambiente Spark</text:p>
        </text:list-item>
      </text:list>
      <text:p text:style-name="P20">Funzione definita allo scopo di effettuare l’inizializzazione dell’ambiente Spark: restituisce un’istanza Spark nota come <text:span text:style-name="T26">SparkContext</text:span></text:p>
      <table:table table:name="Table71" table:style-name="Table71">
        <table:table-column table:style-name="Table71.A"/>
        <table:table-row table:style-name="Table71.1">
          <table:table-cell table:style-name="Table71.A1" office:value-type="string">
            <text:p text:style-name="P53"><text:span text:style-name="T16">def</text:span><text:span text:style-name="T15"> </text:span><text:span text:style-name="T35">configSpark</text:span><text:span text:style-name="T15">(name: </text:span><text:span text:style-name="T37">String</text:span><text:span text:style-name="T15">, masterName: </text:span><text:span text:style-name="T37">String</text:span><text:span text:style-name="T15">) = {<text:line-break/> <text:s text:c="3"/></text:span><text:span text:style-name="T16">val</text:span><text:span text:style-name="T15"> conf = </text:span><text:span text:style-name="T16">new</text:span><text:span text:style-name="T15"> </text:span><text:span text:style-name="T37">SparkConf</text:span><text:span text:style-name="T15">().setAppName(name).setMaster(masterName)<text:line-break/><text:line-break/> <text:s text:c="3"/></text:span><text:span text:style-name="T16">new</text:span><text:span text:style-name="T15"> </text:span><text:span text:style-name="T37">SparkContext</text:span><text:span text:style-name="T15">(conf)<text:line-break/> <text:s/>}</text:span></text:p>
          </table:table-cell>
        </table:table-row>
      </table:table>
      <text:p text:style-name="P20"/>
      <text:list xml:id="list24748549178430" text:continue-numbering="true" text:style-name="WWNum13">
        <text:list-item>
          <text:p text:style-name="P63"><text:bookmark text:name="_pxffivy2lkxp"/>Lettura del file</text:p>
        </text:list-item>
      </text:list>
      <text:p text:style-name="P20">Funzione che ha lo scopo di effettuare l’acquisizione del file tramite url fornito come parametro ed effettuare il return di un <text:span text:style-name="T26">RDD[String]</text:span>, ovvero un <text:span text:style-name="T7">Resilient Distributed Dataset </text:span>di String, su cui effettuare la computazione. Esso rappresenta il contenuto del file di testo, visto come una sequenza di stringhe (ciascuna è una riga del file).</text:p>
      <table:table table:name="Table72" table:style-name="Table72">
        <table:table-column table:style-name="Table72.A"/>
        <table:table-row table:style-name="Table72.1">
          <table:table-cell table:style-name="Table72.A1" office:value-type="string">
            <text:p text:style-name="P53"><text:span text:style-name="T16">def</text:span><text:span text:style-name="T15"> </text:span><text:span text:style-name="T35">readFile</text:span><text:span text:style-name="T15">(sc: </text:span><text:span text:style-name="T37">SparkContext</text:span><text:span text:style-name="T15">, path: </text:span><text:span text:style-name="T37">String</text:span><text:span text:style-name="T15">) = {<text:line-break/> <text:s text:c="3"/>sc.textFile(path)<text:line-break/> <text:s/>}</text:span></text:p>
          </table:table-cell>
        </table:table-row>
      </table:table>
      <text:p text:style-name="P20"/>
      <text:list xml:id="list24749590405713" text:continue-numbering="true" text:style-name="WWNum13">
        <text:list-item>
          <text:p text:style-name="P63"><text:bookmark text:name="_jy7k1qgr95ww"/>Suddivisione in parole ed uso della flatMap()</text:p>
        </text:list-item>
      </text:list>
      <text:p text:style-name="P20">La funzione definita a tale scopo ha l’obiettivo di prelevare un <text:span text:style-name="T26">RDD[String]</text:span> e ritornare un altro <text:span text:style-name="T26">RDD[String]</text:span> costituito dalle parole contenute nel file. Da notare come sia stato utilizzato il costrutto <text:span text:style-name="T26">flatMap()</text:span>, del tutto simile al <text:span text:style-name="T26">map()</text:span>, se non per il fatto che non è necessario effettuare il <text:span text:style-name="T26">flatten</text:span> del contenuto dopo l’operazione di mapping.</text:p>
      <table:table table:name="Table73" table:style-name="Table73">
        <table:table-column table:style-name="Table73.A"/>
        <table:table-row table:style-name="Table73.1">
          <table:table-cell table:style-name="Table73.A1" office:value-type="string">
            <text:p text:style-name="P53"><text:span text:style-name="T16">def</text:span><text:span text:style-name="T15"> </text:span><text:span text:style-name="T35">splitWords</text:span><text:span text:style-name="T15">(file: </text:span><text:span text:style-name="T37">RDD</text:span><text:span text:style-name="T15">[</text:span><text:span text:style-name="T37">String</text:span><text:span text:style-name="T15">]) = {<text:line-break/> <text:s text:c="3"/>file.flatMap(line =&gt; line.split(</text:span><text:span text:style-name="T32">" "</text:span><text:span text:style-name="T15">))<text:line-break/> <text:s/>}</text:span></text:p>
          </table:table-cell>
        </table:table-row>
      </table:table>
      <text:p text:style-name="P20"/>
      <text:list xml:id="list24748456036824" text:continue-numbering="true" text:style-name="WWNum13">
        <text:list-item>
          <text:p text:style-name="P63"><text:bookmark text:name="_bkc4jp5oru14"/>Conteggio delle parole</text:p>
        </text:list-item>
      </text:list>
      <text:p text:style-name="P20">Il conteggio delle parole è stato effettuato prima attraverso un’operazione di mapping <text:span text:style-name="T26">(x: String) =&gt; 1</text:span> sulle parole e successivamente tramite un <text:span text:style-name="T26">fold()</text:span> atto ad effettuarne la somma complessiva.</text:p>
      <table:table table:name="Table74" table:style-name="Table74">
        <table:table-column table:style-name="Table74.A"/>
        <table:table-row table:style-name="Table74.1">
          <table:table-cell table:style-name="Table74.A1" office:value-type="string">
            <text:p text:style-name="P53"><text:span text:style-name="T15"><text:s/></text:span><text:span text:style-name="T16">def</text:span><text:span text:style-name="T15"> </text:span><text:span text:style-name="T35">countWords</text:span><text:span text:style-name="T15">(words: </text:span><text:span text:style-name="T37">RDD</text:span><text:span text:style-name="T15">[</text:span><text:span text:style-name="T37">String</text:span><text:span text:style-name="T15">]) = {<text:line-break/> <text:s text:c="3"/>words.map((x: </text:span><text:span text:style-name="T37">String</text:span><text:span text:style-name="T15">) =&gt; </text:span><text:span text:style-name="T22">1</text:span><text:span text:style-name="T15">).fold(</text:span><text:span text:style-name="T22">0</text:span><text:span text:style-name="T15">)(((sum: </text:span><text:span text:style-name="T37">Int</text:span><text:span text:style-name="T15">, x: </text:span><text:span text:style-name="T37">Int</text:span><text:span text:style-name="T15">) =&gt; sum + x))<text:line-break/> <text:s/>}</text:span></text:p>
          </table:table-cell>
        </table:table-row>
      </table:table>
      <text:p text:style-name="P20"/>
      <text:list xml:id="list24748363893789" text:continue-numbering="true" text:style-name="WWNum13">
        <text:list-item>
          <text:p text:style-name="P63"><text:bookmark text:name="_s9ztm1umigko"/>Conteggio dei caratteri</text:p>
        </text:list-item>
      </text:list>
      <text:p text:style-name="P20">Del tutto simile al conteggio delle parole, il conteggio dei caratteri è stato effettuato implementando il mapping <text:span text:style-name="T26">(x: String) =&gt; x.length()</text:span>e successivo <text:span text:style-name="T26">fold()</text:span>.</text:p>
      <table:table table:name="Table75" table:style-name="Table75">
        <table:table-column table:style-name="Table75.A"/>
        <table:table-row table:style-name="Table75.1">
          <table:table-cell table:style-name="Table75.A1" office:value-type="string">
            <text:p text:style-name="P53"><text:span text:style-name="T16">def</text:span><text:span text:style-name="T15"> </text:span><text:span text:style-name="T35">countCharacters</text:span><text:span text:style-name="T15">(words: </text:span><text:span text:style-name="T37">RDD</text:span><text:span text:style-name="T15">[</text:span><text:span text:style-name="T37">String</text:span><text:span text:style-name="T15">]) = {<text:line-break/> <text:s text:c="3"/>words.map((x: </text:span><text:span text:style-name="T37">String</text:span><text:span text:style-name="T15">) =&gt; x.length()).fold(</text:span><text:span text:style-name="T22">0</text:span><text:span text:style-name="T15">)(((sum: </text:span><text:span text:style-name="T37">Int</text:span><text:span text:style-name="T15">, x: </text:span><text:span text:style-name="T37">Int</text:span><text:span text:style-name="T15">) =&gt; sum + x))<text:line-break/> <text:s/>}</text:span></text:p>
          </table:table-cell>
        </table:table-row>
      </table:table>
      <text:p text:style-name="Standard"/>
      <text:list xml:id="list24748434286403" text:continue-numbering="true" text:style-name="WWNum13">
        <text:list-item>
          <text:p text:style-name="P63"><text:bookmark text:name="_1ip23ke135xk"/><text:soft-page-break/>Individuazione delle 10 parole più ricorrenti</text:p>
        </text:list-item>
      </text:list>
      <text:p text:style-name="P20">La funzione sfrutta i costrutti<text:span text:style-name="T26"> flatMap()</text:span>, <text:span text:style-name="T26">map()</text:span> e <text:span text:style-name="T26">reduceByKey()</text:span>. Quest’ultima è molto simile ad una classica <text:span text:style-name="T26">reduce()</text:span>, se non per il fatto di effettuare la riduzione sul singolo campo chiave dell’<text:span text:style-name="T26">RDD[String, Int]</text:span>. Da notare come sia stato successivamente necessario effettuare lo <text:span text:style-name="T26">swap()</text:span> dei campi dell’<text:span text:style-name="T26">RDD[String, Int]</text:span> allo scopo di avere il conteggio delle occorrenze delle singole parole come campo chiave ed effettuarne un ordinamento decrescente tramite <text:span text:style-name="T26">sortByKey()</text:span>.</text:p>
      <text:p text:style-name="P20">La funzione fornisce infine il <text:span text:style-name="T7">Resilient Distributed Dataset</text:span> contenente le 10 parole più frequenti con le relative occorrenze associate:</text:p>
      <table:table table:name="Table76" table:style-name="Table76">
        <table:table-column table:style-name="Table76.A"/>
        <table:table-row table:style-name="Table76.1">
          <table:table-cell table:style-name="Table76.A1" office:value-type="string">
            <text:p text:style-name="P53"><text:span text:style-name="T15"><text:s text:c="2"/></text:span><text:span text:style-name="T16">def</text:span><text:span text:style-name="T15"> </text:span><text:span text:style-name="T35">mostRecurringWords</text:span><text:span text:style-name="T15">(words: </text:span><text:span text:style-name="T37">RDD</text:span><text:span text:style-name="T15">[</text:span><text:span text:style-name="T37">String</text:span><text:span text:style-name="T15">], sc: </text:span><text:span text:style-name="T37">SparkContext</text:span><text:span text:style-name="T15">) = {<text:line-break/> <text:s text:c="3"/></text:span><text:span text:style-name="T16">val</text:span><text:span text:style-name="T15"> wc = words.flatMap(l =&gt; l.split(</text:span><text:span text:style-name="T32">" "</text:span><text:span text:style-name="T15">)).map(word =&gt; (word, </text:span><text:span text:style-name="T22">1</text:span><text:span text:style-name="T15">)).reduceByKey(_ + _)<text:line-break/> <text:s text:c="3"/></text:span><text:span text:style-name="T16">val</text:span><text:span text:style-name="T15"> wc_swap = wc.map(_.swap)<text:line-break/> <text:s text:c="3"/></text:span><text:span text:style-name="T16">val</text:span><text:span text:style-name="T15"> hifreq_words = wc_swap.sortByKey(</text:span><text:span text:style-name="T22">false</text:span><text:span text:style-name="T15">, </text:span><text:span text:style-name="T22">1</text:span><text:span text:style-name="T15">)<text:line-break/> <text:s text:c="3"/></text:span><text:span text:style-name="T16">val</text:span><text:span text:style-name="T15"> top10rdd = sc.parallelize(hifreq_words.take(</text:span><text:span text:style-name="T22">10</text:span><text:span text:style-name="T15">))<text:line-break/> <text:s text:c="3"/>top10rdd.collect()<text:line-break/> <text:s/>}</text:span></text:p>
          </table:table-cell>
        </table:table-row>
      </table:table>
      <text:p text:style-name="P20"/>
      <text:list xml:id="list24749356956527" text:continue-numbering="true" text:style-name="WWNum13">
        <text:list-item>
          <text:p text:style-name="P63"><text:bookmark text:name="_7t3ux18eq6ef"/>Funzione di stampa a video</text:p>
        </text:list-item>
      </text:list>
      <text:p text:style-name="P20">La funzione di stampa ha lo scopo di fornire a video una visualizzazione complessiva del risultato della computazione. Da notare come siano state fornite due versioni del medesimo programma: la prima effettua l’analisi di due opere (Divina Commedia e Pride and Prejudice), mentre la seconda richiede all’utente l’inserimento dell’url del file allo scopo di effettuarne l’analisi.</text:p>
      <table:table table:name="Table77" table:style-name="Table77">
        <table:table-column table:style-name="Table77.A"/>
        <table:table-row table:style-name="Table77.1">
          <table:table-cell table:style-name="Table77.A1" office:value-type="string">
            <text:p text:style-name="P53"><text:span text:style-name="T15"><text:s text:c="2"/></text:span><text:span text:style-name="T16">def</text:span><text:span text:style-name="T15"> </text:span><text:span text:style-name="T35">printWords</text:span><text:span text:style-name="T15">(array: </text:span><text:span text:style-name="T37">Array</text:span><text:span text:style-name="T15">[(</text:span><text:span text:style-name="T37">Int</text:span><text:span text:style-name="T15">, </text:span><text:span text:style-name="T37">String</text:span><text:span text:style-name="T15">)], url: </text:span><text:span text:style-name="T37">String</text:span><text:span text:style-name="T15">) = {<text:line-break/> <text:s text:c="3"/>println(</text:span><text:span text:style-name="T32">"\n*** BOOK ANALYSIS ***\n\nURL: "</text:span><text:span text:style-name="T15"> + url + </text:span><text:span text:style-name="T32">"\n\n** 10 Most Recurring Words **\n"</text:span><text:span text:style-name="T15">)<text:line-break/> <text:s text:c="3"/></text:span><text:span text:style-name="T16">var</text:span><text:span text:style-name="T15"> i = </text:span><text:span text:style-name="T22">1</text:span><text:span text:style-name="T15">;<text:line-break/> <text:s text:c="3"/></text:span><text:span text:style-name="T16">while</text:span><text:span text:style-name="T15"> (i &lt; array.size) {<text:line-break/> <text:s text:c="5"/>println(</text:span><text:span text:style-name="T32">"\""</text:span><text:span text:style-name="T15"> + array(i)._2 + </text:span><text:span text:style-name="T32">"\"\trecurring "</text:span><text:span text:style-name="T15"> + array(i)._1 + </text:span><text:span text:style-name="T32">" times"</text:span><text:span text:style-name="T15">)<text:line-break/> <text:s text:c="5"/>i += </text:span><text:span text:style-name="T22">1</text:span><text:span text:style-name="T15"><text:line-break/> <text:s text:c="3"/>}<text:line-break/> <text:s/>}</text:span></text:p>
          </table:table-cell>
        </table:table-row>
      </table:table>
      <text:p text:style-name="P20"/>
      <text:p text:style-name="Standard">Si riporta un sample dell’output a video della computazione su cluster Spark della versione senza interazione con utente:<draw:frame draw:style-name="fr4" draw:name="image21.jpg" text:anchor-type="char" svg:x="1.1146in" svg:y="0.7398in" svg:width="4.0311in" svg:height="1.7681in" draw:z-index="10"><draw:image xlink:href="Pictures/10000000000001FE000000E08CA57E4EA4C9606D.jpg" xlink:type="simple" xlink:show="embed" xlink:actuate="onLoad" loext:mime-type="image/jpeg"/></draw:frame></text:p>
      <text:p text:style-name="Standard"/>
      <text:p text:style-name="Standard">e della versione con input dell’url da parte dell’utente:<draw:frame draw:style-name="fr5" draw:name="image7.jpg" text:anchor-type="char" svg:x="1.1181in" svg:y="0.3957in" svg:width="4.0311in" svg:height="3.2272in" draw:z-index="9"><draw:image xlink:href="Pictures/10000000000002050000019E87B511C11D9C3073.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P76"><text:bookmark text:name="_unhgim4gtdib"/></text:p>
      <text:p text:style-name="P3"/>
      <text:p text:style-name="Standard">Analogamente per l’opera letteraria “Pride and Prejudice”:<draw:frame draw:style-name="fr5" draw:name="image10.jpg" text:anchor-type="char" svg:x="1.0161in" svg:y="0.4374in" svg:width="4.2283in" svg:height="3.2291in" draw:z-index="8"><draw:image xlink:href="Pictures/1000000000000217000001998D9FF09FD0BFFE00.jpg" xlink:type="simple" xlink:show="embed" xlink:actuate="onLoad" loext:mime-type="image/jpeg"/></draw:frame></text:p>
      <text:p text:style-name="Title"><text:bookmark text:name="_hub8j6fnaueg"/></text:p>
      <text:p text:style-name="P76"><text:bookmark text:name="_t2znxsrd3m1i"/></text:p>
      <text:p text:style-name="P76"><text:bookmark text:name="_iz2xc3vmz1zc"/></text:p>
      <text:p text:style-name="P76"><text:bookmark text:name="_g8bods7392fq"/></text:p>
      <text:p text:style-name="P76"><text:bookmark text:name="_wzkdb848y1tf"/></text:p>
      <text:p text:style-name="P74"><text:bookmark text:name="_f56z3i512hdy"/></text:p>
      <text:p text:style-name="P74"><text:bookmark text:name="_8c93hj980k91"/></text:p>
      <text:p text:style-name="P74"><text:bookmark text:name="_dep2t14ev56b"/></text:p>
      <text:p text:style-name="P74"><text:bookmark text:name="_coxtajjsaozw"/></text:p>
      <text:p text:style-name="P74"><text:bookmark text:name="_s3kgpivxvl78"/></text:p>
      <text:p text:style-name="P74"><text:bookmark text:name="_xugkshv0ecmt"/></text:p>
      <text:p text:style-name="P74"><text:bookmark text:name="_haj5y91kqnml"/></text:p>
      <text:p text:style-name="P74"><text:bookmark text:name="_aoh8zulrqs7x"/></text:p>
      <text:p text:style-name="P74"><text:bookmark text:name="_l87eg5t7h50q"/></text:p>
      <text:p text:style-name="P74"><text:bookmark text:name="_t95m2q3b86td"/></text:p>
      <text:p text:style-name="P74"><text:bookmark text:name="_gasahm1c6b5q"/></text:p>
      <text:p text:style-name="P74"><text:bookmark text:name="_q2y35ut5b5ii"/></text:p>
      <text:p text:style-name="P74"><text:bookmark text:name="_pke5sfjajso3"/>Progetto ASMETA</text:p>
      <text:p text:style-name="P79"><text:bookmark text:name="_2124mjt8iou"/>Progetto ASMETA</text:p>
      <text:p text:style-name="Standard">Il progetto ASMETA prevede l’implementazione di una <text:span text:style-name="T7">Abstract State Machine</text:span> (ASM) in grado di simulare un semaforo.</text:p>
      <text:p text:style-name="Standard">Il semaforo è rappresentato da 3 colori:</text:p>
      <text:list xml:id="list33672808" text:style-name="WWNum10">
        <text:list-item>
          <text:p text:style-name="P38">VERDE: permette il passaggio delle auto</text:p>
        </text:list-item>
        <text:list-item>
          <text:p text:style-name="P38">ARANCIONE: avvisa gli automobilisti dell’imminente arrivo del ROSSO</text:p>
        </text:list-item>
        <text:list-item>
          <text:p text:style-name="P44">ROSSO: impedisce il passaggio delle automobili</text:p>
        </text:list-item>
      </text:list>
      <text:p text:style-name="P20">La durata associata a ciascuno dei 3 colori è stata definita sulla base del fatto che il colore VERDE ha generalmente una durata superiore rispetto al colore ROSSO ed il colore ARANCIONE presenta la durata minima, in particolare:</text:p>
      <text:list xml:id="list2273261379" text:style-name="WWNum1">
        <text:list-item>
          <text:p text:style-name="P39">VERDE: durata 20 secondi</text:p>
        </text:list-item>
        <text:list-item>
          <text:p text:style-name="P39">ARANCIONE: durata 5 secondi</text:p>
        </text:list-item>
        <text:list-item>
          <text:p text:style-name="P45">ROSSO: durata 10 secondi</text:p>
        </text:list-item>
      </text:list>
      <text:p text:style-name="P20">All’avvio, il semaforo assume uno qualsiasi dei 3 colori; il colore assunto all’inizializzazione del semaforo non è infatti rilevante per il corretto funzionamento dello stesso. Ciò che conta davvero è l’avvicendamento dei colori durante il funzionamento, che deve avvenire secondo il seguente schema:</text:p>
      <text:p text:style-name="P24"/>
      <text:p text:style-name="P26"><text:span text:style-name="T2">. . . → ROSSO → VERDE → ARANCIONE → ROSSO → . . . </text:span><draw:frame draw:style-name="fr1" draw:name="image16.jpg" text:anchor-type="char" svg:x="0.5866in" svg:y="0.5102in" svg:width="5.0937in" svg:height="2.6819in" draw:z-index="7"><draw:image xlink:href="Pictures/100000000000056C000002DC7C4657A274650360.jpg" xlink:type="simple" xlink:show="embed" xlink:actuate="onLoad" loext:mime-type="image/jpeg"/></draw:frame></text:p>
      <text:p text:style-name="P25"/>
      <text:p text:style-name="P25"/>
      <text:p text:style-name="P27">Si riporta ora una breve descrizione delle componenti del file di specifica del semaforo, denominato <text:span text:style-name="T26">Stoplight.asm</text:span><text:span text:style-name="T4"> <text:s/></text:span>e dello scenario <text:span text:style-name="T7">Avalla </text:span>con relativa simulazione.</text:p>
      <text:list xml:id="list3567564760" text:style-name="WWNum7">
        <text:list-item>
          <text:p text:style-name="P64"><text:bookmark text:name="_r54u2utrplsw"/>Dichiarazione di domini e funzioni</text:p>
        </text:list-item>
      </text:list>
      <text:p text:style-name="P20">Si riporta la dichiarazione dei domini e delle funzioni utilizzati nell’implementazione del semaforo.</text:p>
      <table:table table:name="Table78" table:style-name="Table78">
        <table:table-column table:style-name="Table78.A"/>
        <table:table-row table:style-name="Table78.1">
          <table:table-cell table:style-name="Table78.A1" office:value-type="string">
            <text:p text:style-name="P53"><text:span text:style-name="T33">signature</text:span><text:span text:style-name="T32">:</text:span><text:span text:style-name="T15"><text:line-break/><text:tab/></text:span><text:span text:style-name="T16">enum</text:span><text:span text:style-name="T15"> </text:span><text:span text:style-name="T37">domain</text:span><text:span text:style-name="T15"> </text:span><text:span text:style-name="T38">Colore</text:span><text:span text:style-name="T15"> = { VERDE | ARANCIONE | ROSSO } <text:line-break/><text:tab/></text:span><text:span text:style-name="T16">domain</text:span><text:span text:style-name="T15"> Seconds subsetof Integer<text:line-break/><text:tab/><text:line-break/><text:tab/></text:span><text:span text:style-name="T16">dynamic controlled</text:span><text:span text:style-name="T15"> </text:span><text:span text:style-name="T32">stoplightColor:</text:span><text:span text:style-name="T15"> Colore<text:line-break/><text:tab/></text:span><text:span text:style-name="T16">dynamic controlled</text:span><text:span text:style-name="T15"> </text:span><text:span text:style-name="T32">time:</text:span><text:span text:style-name="T15"> Seconds<text:line-break/><text:tab/></text:span><text:span text:style-name="T16">dynamic controlled</text:span><text:span text:style-name="T15"> </text:span><text:span text:style-name="T32">action :</text:span><text:span text:style-name="T15"> String<text:line-break/><text:tab/><text:line-break/><text:tab/></text:span><text:span text:style-name="T16">derived</text:span><text:span text:style-name="T15"> </text:span><text:span text:style-name="T32">f_colorDuration:</text:span><text:span text:style-name="T15"> Colore -&gt; Seconds<text:line-break/><text:tab/></text:span><text:span text:style-name="T16">derived</text:span><text:span text:style-name="T15"> </text:span><text:span text:style-name="T32">f_nextColor:</text:span><text:span text:style-name="T15"> Colore -&gt; Colore</text:span></text:p>
          </table:table-cell>
        </table:table-row>
      </table:table>
      <text:p text:style-name="P20"/>
      <text:list xml:id="list24748915313981" text:continue-numbering="true" text:style-name="WWNum7">
        <text:list-item>
          <text:p text:style-name="P64"><text:bookmark text:name="_2pnrv2m3wbf2"/>Durata associata ai colori del semaforo</text:p>
        </text:list-item>
      </text:list>
      <text:p text:style-name="P20">La prima funzione definita associa a ciascuno dei tre colori del semaforo la loro durata, secondo quanto definito nella specifica della ASM:</text:p>
      <table:table table:name="Table79" table:style-name="Table79">
        <table:table-column table:style-name="Table79.A"/>
        <table:table-row table:style-name="Table79.1">
          <table:table-cell table:style-name="Table79.A1" office:value-type="string">
            <text:p text:style-name="P53"><text:span text:style-name="T45">definitions</text:span><text:span text:style-name="T15">:<text:line-break/><text:tab/></text:span><text:span text:style-name="T46">function</text:span><text:span text:style-name="T15"> </text:span><text:span text:style-name="T47">f_colorDuration</text:span><text:span text:style-name="T15">($colore </text:span><text:span text:style-name="T16">in</text:span><text:span text:style-name="T15"> Colore) =<text:line-break/><text:tab/><text:tab/></text:span><text:span text:style-name="T16">if</text:span><text:span text:style-name="T15"> ($colore = VERDE) </text:span><text:span text:style-name="T16">then</text:span><text:span text:style-name="T15"> </text:span><text:span text:style-name="T22">20</text:span><text:span text:style-name="T15"><text:line-break/><text:tab/><text:tab/></text:span><text:span text:style-name="T16">else</text:span><text:span text:style-name="T15"> </text:span><text:span text:style-name="T16">if</text:span><text:span text:style-name="T15"> ($colore = ARANCIONE) </text:span><text:span text:style-name="T16">then</text:span><text:span text:style-name="T15"> </text:span><text:span text:style-name="T22">5</text:span><text:span text:style-name="T15"><text:line-break/><text:tab/><text:tab/></text:span><text:span text:style-name="T16">else</text:span><text:span text:style-name="T15"> </text:span><text:span text:style-name="T22">10</text:span><text:span text:style-name="T15"> </text:span><text:span text:style-name="T16">endif</text:span><text:span text:style-name="T15"> </text:span><text:span text:style-name="T16">endif</text:span></text:p>
          </table:table-cell>
        </table:table-row>
      </table:table>
      <text:p text:style-name="P20"/>
      <text:list xml:id="list24749603806015" text:continue-numbering="true" text:style-name="WWNum7">
        <text:list-item>
          <text:p text:style-name="P64"><text:bookmark text:name="_4cry6a428vi0"/>Scelta del colore successivo</text:p>
        </text:list-item>
      </text:list>
      <text:p text:style-name="P20">Questa funzione permette di definire la sequenza di avvicendamento dei colori, garantendo che dopo il verde arrivi l’arancione e dopo l’arancione il rosso:</text:p>
      <table:table table:name="Table80" table:style-name="Table80">
        <table:table-column table:style-name="Table80.A"/>
        <table:table-row table:style-name="Table80.1">
          <table:table-cell table:style-name="Table80.A1" office:value-type="string">
            <text:p text:style-name="P53"><text:span text:style-name="T46">function</text:span><text:span text:style-name="T15"> </text:span><text:span text:style-name="T47">f_nextColor</text:span><text:span text:style-name="T15">($coloreAttuale </text:span><text:span text:style-name="T16">in</text:span><text:span text:style-name="T15"> Colore) = <text:line-break/><text:tab/></text:span><text:span text:style-name="T16">if</text:span><text:span text:style-name="T15"> ($coloreAttuale = VERDE) </text:span><text:span text:style-name="T16">then</text:span><text:span text:style-name="T15"> ARANCIONE<text:line-break/><text:tab/></text:span><text:span text:style-name="T16">else</text:span><text:span text:style-name="T15"> </text:span><text:span text:style-name="T16">if</text:span><text:span text:style-name="T15"> ($coloreAttuale = ARANCIONE) </text:span><text:span text:style-name="T16">then</text:span><text:span text:style-name="T15"> ROSSO<text:line-break/><text:tab/></text:span><text:span text:style-name="T16">else</text:span><text:span text:style-name="T15"> VERDE </text:span><text:span text:style-name="T16">endif</text:span><text:span text:style-name="T15"> </text:span><text:span text:style-name="T16">endif</text:span></text:p>
          </table:table-cell>
        </table:table-row>
      </table:table>
      <text:p text:style-name="P20"/>
      <text:list xml:id="list24748678602269" text:continue-numbering="true" text:style-name="WWNum7">
        <text:list-item>
          <text:p text:style-name="P64"><text:bookmark text:name="_8mqhzlbwprer"/>Regola di cambio colore</text:p>
        </text:list-item>
      </text:list>
      <text:p text:style-name="P20">La seguente regola è stata specificata allo scopo di impostare il cambio di stato, associando al tempo la durata del colore successivo a quello attualmente attivo grazie alla funzione <text:span text:style-name="T26">f_colorDuration()</text:span> precedentemente definita. Il colore da visualizzare nello stato viene determinato dalla funzione <text:span text:style-name="T26">f_nextColor()</text:span> e l’azione viene impostata a “<text:span text:style-name="T26">change_next_color</text:span>”:</text:p>
      <table:table table:name="Table81" table:style-name="Table81">
        <table:table-column table:style-name="Table81.A"/>
        <table:table-row table:style-name="Table81.1">
          <table:table-cell table:style-name="Table81.A1" office:value-type="string">
            <text:p text:style-name="P53"><text:span text:style-name="T48">rule </text:span><text:span text:style-name="T50">r_cambioColore </text:span><text:span text:style-name="T15">= <text:line-break/><text:tab/></text:span><text:span text:style-name="T16">par</text:span><text:span text:style-name="T15"><text:line-break/><text:tab/><text:tab/>time := </text:span><text:span text:style-name="T47">f_colorDuration</text:span><text:span text:style-name="T15">( </text:span><text:span text:style-name="T47">f_nextColor</text:span><text:span text:style-name="T15">(stoplightColor) )<text:line-break/><text:tab/><text:tab/>stoplightColor := </text:span><text:span text:style-name="T47">f_nextColor</text:span><text:span text:style-name="T15">(stoplightColor)<text:line-break/><text:tab/><text:tab/>action := </text:span><text:span text:style-name="T32">"change_next_color"</text:span><text:span text:style-name="T15"><text:line-break/><text:tab/></text:span><text:span text:style-name="T16">endpar</text:span></text:p>
          </table:table-cell>
        </table:table-row>
      </table:table>
      <text:p text:style-name="P20"/>
      <text:list xml:id="list24749604393023" text:continue-numbering="true" text:style-name="WWNum7">
        <text:list-item>
          <text:p text:style-name="P64"><text:bookmark text:name="_h5vk14z6lr78"/><text:s/>Macro regola di decremento durata colore</text:p>
        </text:list-item>
      </text:list>
      <text:p text:style-name="Standard">Questa <text:span text:style-name="T7">macro rule</text:span> ha lo scopo di decrementare ad ogni step la durata del colore di un secondo. Nel caso in cui la durata sia nulla, viene invocata la regola di cambio colore:</text:p>
      <table:table table:name="Table82" table:style-name="Table82">
        <table:table-column table:style-name="Table82.A"/>
        <table:table-row table:style-name="Table82.1">
          <table:table-cell table:style-name="Table82.A1" office:value-type="string">
            <text:p text:style-name="P53"><text:span text:style-name="T48">macro rule</text:span><text:span text:style-name="T15"> </text:span><text:span text:style-name="T50">r_decrementaUnSecondo</text:span><text:span text:style-name="T15"> =<text:line-break/><text:tab/></text:span><text:span text:style-name="T16">if</text:span><text:span text:style-name="T15"> (time &gt; </text:span><text:span text:style-name="T22">0</text:span><text:span text:style-name="T15">) </text:span><text:span text:style-name="T16">then</text:span><text:span text:style-name="T15"><text:line-break/><text:tab/><text:tab/></text:span><text:span text:style-name="T16">par</text:span><text:span text:style-name="T15"><text:line-break/><text:tab/><text:tab/><text:tab/>time := time - </text:span><text:span text:style-name="T22">1</text:span><text:span text:style-name="T15"><text:line-break/><text:tab/><text:tab/><text:tab/>action := </text:span><text:span text:style-name="T32">"decremento_unsecondo"</text:span><text:span text:style-name="T15"><text:line-break/><text:tab/><text:tab/></text:span><text:span text:style-name="T16">endpar</text:span><text:span text:style-name="T15"><text:line-break/><text:tab/></text:span><text:span text:style-name="T16">else</text:span><text:span text:style-name="T15"> </text:span><text:span text:style-name="T50">r_cambioColore</text:span><text:span text:style-name="T51">[]</text:span><text:span text:style-name="T15"> <text:line-break/><text:tab/></text:span><text:span text:style-name="T16">endif</text:span></text:p>
          </table:table-cell>
        </table:table-row>
      </table:table>
      <text:p text:style-name="Standard"/>
      <text:list xml:id="list24750036870965" text:continue-numbering="true" text:style-name="WWNum7">
        <text:list-item>
          <text:p text:style-name="P64"><text:bookmark text:name="_lgp2xalfricn"/>Macro regola di inizializzazione del semaforo</text:p>
        </text:list-item>
      </text:list>
      <text:p text:style-name="P20">La seguente macro regola ha lo scopo di effettuare l’inizializzazione del semaforo: il semaforo è “fuori servizio” quando il tempo associato alla durata del colore è impostato a -1 (come da inizializzazione). In tal caso, viene scelto un qualsiasi colore dato che la scelta del primo colore da mostrare non influenza il comportamento complessivo del semaforo.</text:p>
      <table:table table:name="Table83" table:style-name="Table83">
        <table:table-column table:style-name="Table83.A"/>
        <table:table-row table:style-name="Table83.1">
          <table:table-cell table:style-name="Table83.A1" office:value-type="string">
            <text:p text:style-name="P53"><text:span text:style-name="T48">macro</text:span><text:span text:style-name="T49"> </text:span><text:span text:style-name="T48">rule</text:span><text:span text:style-name="T15"> </text:span><text:span text:style-name="T50">r_stoplightInitialize</text:span><text:span text:style-name="T15"> =<text:line-break/><text:tab/></text:span><text:span text:style-name="T16">par</text:span><text:span text:style-name="T15"><text:line-break/><text:tab/></text:span><text:span text:style-name="T16">if</text:span><text:span text:style-name="T15"> (time = -</text:span><text:span text:style-name="T22">1</text:span><text:span text:style-name="T15">) </text:span><text:span text:style-name="T16">then</text:span><text:span text:style-name="T15"><text:line-break/><text:tab/><text:tab/><text:tab/></text:span><text:span text:style-name="T16">choose </text:span><text:span text:style-name="T15">$colore </text:span><text:span text:style-name="T16">in </text:span><text:span text:style-name="T15">Colore </text:span><text:span text:style-name="T16">with</text:span><text:span text:style-name="T15"> </text:span><text:span text:style-name="T24">true</text:span><text:span text:style-name="T16"> do</text:span><text:span text:style-name="T15"><text:line-break/><text:tab/><text:tab/><text:tab/>time := </text:span><text:span text:style-name="T47">f_colorDuration</text:span><text:span text:style-name="T15">($colore)<text:line-break/><text:tab/><text:tab/></text:span><text:span text:style-name="T16">endif</text:span><text:span text:style-name="T15"><text:line-break/><text:tab/><text:tab/></text:span><text:span text:style-name="T50">r_decrementaUnSecondo</text:span><text:span text:style-name="T15">[] <text:line-break/><text:tab/></text:span><text:span text:style-name="T16">endpar</text:span></text:p>
          </table:table-cell>
        </table:table-row>
      </table:table>
      <text:p text:style-name="P20"/>
      <text:list xml:id="list24749531649349" text:continue-numbering="true" text:style-name="WWNum7">
        <text:list-item>
          <text:p text:style-name="P64"><text:bookmark text:name="_6e9yqos4yilw"/>Regola principale</text:p>
        </text:list-item>
      </text:list>
      <text:p text:style-name="P20">La main rule viene definita associandola alla regola di inizializzazione del semaforo: in tal modo il semaforo viene “primed”, garantendo l’inizio della sequenza ed il suo proseguimento autonomo sulla base delle regole precedentemente definite:</text:p>
      <table:table table:name="Table84" table:style-name="Table84">
        <table:table-column table:style-name="Table84.A"/>
        <table:table-row table:style-name="Table84.1">
          <table:table-cell table:style-name="Table84.A1" office:value-type="string">
            <text:p text:style-name="P53"><text:span text:style-name="T48">main rule</text:span><text:span text:style-name="T15"> </text:span><text:span text:style-name="T50">r_Main</text:span><text:span text:style-name="T15"> = </text:span><text:span text:style-name="T50">r_stoplightInitialize</text:span><text:span text:style-name="T51">[]</text:span></text:p>
          </table:table-cell>
        </table:table-row>
      </table:table>
      <text:p text:style-name="P70"><text:bookmark text:name="_y6do3xjgyhx3"/></text:p>
      <text:list xml:id="list24749670754527" text:continue-numbering="true" text:style-name="WWNum7">
        <text:list-item>
          <text:p text:style-name="P64"><text:bookmark text:name="_ggcagmovguv2"/>Inizializzazione e valori di inizializzazione</text:p>
        </text:list-item>
      </text:list>
      <text:p text:style-name="P20">All’avvio del semaforo, esso viene inizializzato scegliendo un qualsiasi colore tra i 3 disponibili. In particolare, il semaforo non attivo è identificabile notando che il tempo è impostato a -1.</text:p>
      <table:table table:name="Table85" table:style-name="Table85">
        <table:table-column table:style-name="Table85.A"/>
        <table:table-row table:style-name="Table85.1">
          <table:table-cell table:style-name="Table85.A1" office:value-type="string">
            <text:p text:style-name="P53"><text:span text:style-name="T37">default init</text:span><text:span text:style-name="T15"> initialize:<text:line-break/><text:tab/></text:span><text:span text:style-name="T16">function</text:span><text:span text:style-name="T15"> time = -</text:span><text:span text:style-name="T22">1</text:span></text:p>
          </table:table-cell>
        </table:table-row>
      </table:table>
      <text:p text:style-name="P20"/>
      <text:list xml:id="list24749681069414" text:continue-numbering="true" text:style-name="WWNum7">
        <text:list-item>
          <text:p text:style-name="P64"><text:bookmark text:name="_u6d7gn2q41d2"/>Scenario ROAD_SCENARIO.avalla e output simulazione</text:p>
        </text:list-item>
      </text:list>
      <text:p text:style-name="P20">Si riporta ora una breve descrizione dello scenario <text:span text:style-name="T7">Avalla </text:span>e di una porzione del risultato della sua simulazione. </text:p>
      <table:table table:name="Table86" table:style-name="Table86">
        <table:table-column table:style-name="Table86.A"/>
        <table:table-row table:style-name="Table86.1">
          <table:table-cell table:style-name="Table86.A1" office:value-type="string">
            <text:p text:style-name="P53"><text:span text:style-name="T41">//// starting scenario</text:span><text:span text:style-name="T15"><text:line-break/></text:span><text:span text:style-name="T30">scenario </text:span><text:span text:style-name="T15">ROAD_SCENARIO<text:line-break/></text:span><text:span text:style-name="T30">load </text:span><text:span text:style-name="T15">Stoplight.asm</text:span><text:span text:style-name="T30"><text:line-break/>check </text:span><text:span text:style-name="T15">time = -1;</text:span><text:span text:style-name="T30"><text:line-break/>check </text:span><text:span text:style-name="T15">stoplightColor = undef;<text:line-break/></text:span><text:span text:style-name="T30">step<text:line-break/>check </text:span><text:span text:style-name="T15">time = 20;</text:span><text:span text:style-name="T30"><text:line-break/>check </text:span><text:span text:style-name="T15">stoplightColor = VERDE;<text:line-break/></text:span><text:span text:style-name="T30">step<text:line-break/>check </text:span><text:span text:style-name="T15">time = 19;</text:span><text:span text:style-name="T30"><text:line-break/>check </text:span><text:span text:style-name="T15">stoplightColor = VERDE;<text:line-break/></text:span><text:span text:style-name="T30">step<text:line-break/>check </text:span><text:span text:style-name="T15">time = 18;</text:span><text:span text:style-name="T30"><text:line-break/>check </text:span><text:span text:style-name="T15">stoplightColor = VERDE;<text:line-break/></text:span><text:span text:style-name="T30">step<text:line-break/>check </text:span><text:span text:style-name="T15">time = 17;</text:span><text:span text:style-name="T30"><text:line-break/>check </text:span><text:span text:style-name="T15">stoplightColor = VERDE;<text:line-break/></text:span><text:span text:style-name="T30">step<text:line-break/>check </text:span><text:span text:style-name="T15">time = 16;</text:span><text:span text:style-name="T30"><text:line-break/>check </text:span><text:span text:style-name="T15">stoplightColor = VERDE;</text:span></text:p>
            <text:p text:style-name="P53"><text:span text:style-name="T15">...</text:span></text:p>
          </table:table-cell>
        </table:table-row>
      </table:table>
      <text:p text:style-name="P20"/>
      <text:p text:style-name="P20">La simulazione ha esito positivo ed il suo output a console è il seguente:</text:p>
      <table:table table:name="Table87" table:style-name="Table87">
        <table:table-column table:style-name="Table87.A"/>
        <table:table-row table:style-name="Table87.1">
          <table:table-cell table:style-name="Table87.A1" office:value-type="string">
            <text:p text:style-name="P53"><text:span text:style-name="T15">path C:/Users/ghisl/Documents/GitHub/1052975_progetti_modulo_programmazione/ASMETA/specifiche/ROAD_SCENARIO.avalla<text:line-break/>parsing file C:\Users\ghisl\Documents\GitHub\1052975_progetti_modulo_programmazione\ASMETA\specifiche\Stoplight.asm<text:line-break/>file successfully parsed for asm Stoplight<text:line-break/>parsing file C:\Users\ghisl\AppData\Local\Temp\__tempAsmetaV1542155503383304380.asm<text:line-break/>file successfully parsed for asm __tempAsmetaV1542155503383304380<text:line-break/><text:line-break/>** Simulation **<text:line-break/><text:line-break/>&lt;Run&gt;<text:line-break/>&lt;Transition&gt;<text:line-break/></text:span><text:span text:style-name="T20">check succeeded: time = -1 </text:span><text:span text:style-name="T15"><text:line-break/></text:span><text:span text:style-name="T20">check succeeded: stoplightColor = undef </text:span><text:span text:style-name="T15"><text:line-break/>&lt;UpdateSet - 0&gt;<text:line-break/>action=change_next_color<text:line-break/>result=1<text:line-break/>step__=1<text:line-break/></text:span><text:span text:style-name="T20">stoplightColor=VERDE<text:line-break/>time=20</text:span><text:span text:style-name="T15"><text:line-break/>&lt;/UpdateSet&gt;<text:line-break/>&lt;State 1 (controlled)&gt;<text:line-break/>action=change_next_color<text:line-break/>result=1<text:line-break/>step__=1<text:line-break/>stoplightColor=VERDE<text:line-break/>time=20<text:line-break/>&lt;/State 1 (controlled)&gt;<text:line-break/>clear monitored vars<text:line-break/>&lt;/Transition&gt;<text:line-break/>&lt;Transition&gt;<text:line-break/></text:span><text:span text:style-name="T20">check succeeded: time = 20 <text:line-break/>check succeeded: stoplightColor = VERDE</text:span><text:span text:style-name="T15"> <text:line-break/>&lt;UpdateSet - 1&gt;<text:line-break/>action=decremento_unsecondo<text:line-break/>result=1<text:line-break/>step__=2<text:line-break/>time=19<text:line-break/>&lt;/UpdateSet&gt;<text:line-break/>&lt;State 2 (controlled)&gt;<text:line-break/>action=decremento_unsecondo<text:line-break/>result=1<text:line-break/>step__=2<text:line-break/></text:span><text:span text:style-name="T20">stoplightColor=VERDE<text:line-break/>time=19</text:span><text:span text:style-name="T15"><text:line-break/>&lt;/State 2 (controlled)&gt;<text:line-break/>clear monitored vars<text:line-break/>&lt;/Transition&gt;<text:line-break/>&lt;Transition&gt;<text:line-break/></text:span><text:span text:style-name="T20">check succeeded: time = 19 <text:line-break/>check succeeded: stoplightColor = VERDE</text:span><text:span text:style-name="T15"> <text:line-break/>&lt;UpdateSet - 2&gt;<text:line-break/>action=decremento_unsecondo<text:line-break/>result=1<text:line-break/>step__=3<text:line-break/>time=18<text:line-break/>&lt;/UpdateSet&gt;<text:line-break/>&lt;State 3 (controlled)&gt;<text:line-break/>action=decremento_unsecondo<text:line-break/>result=1<text:line-break/>step__=3<text:line-break/></text:span><text:span text:style-name="T20">stoplightColor=VERDE<text:line-break/>time=18</text:span><text:span text:style-name="T15"><text:line-break/>&lt;/State 3 (controlled)&gt;<text:line-break/>clear monitored vars<text:line-break/>&lt;/Transition&gt;<text:line-break/>&lt;Transition&gt;<text:line-break/></text:span><text:span text:style-name="T20">check succeeded: time = 18 <text:line-break/>check succeeded: stoplightColor = VERDE </text:span><text:span text:style-name="T15"><text:line-break/>&lt;UpdateSet - 3&gt;<text:line-break/>action=decremento_unsecondo<text:line-break/>result=1<text:line-break/>step__=4<text:line-break/>time=17<text:line-break/>&lt;/UpdateSet&gt;<text:line-break/>&lt;State 4 (controlled)&gt;<text:line-break/>action=decremento_unsecondo<text:line-break/>result=1<text:line-break/>step__=4<text:line-break/></text:span><text:span text:style-name="T20">stoplightColor=VERDE<text:line-break/>time=17</text:span><text:span text:style-name="T15"><text:line-break/>&lt;/State 4 (controlled)&gt;<text:line-break/>clear monitored vars<text:line-break/>&lt;/Transition&gt;<text:line-break/>&lt;Transition&gt;<text:line-break/></text:span><text:span text:style-name="T20">check succeeded: time = 17 <text:line-break/>check succeeded: stoplightColor = VERDE</text:span><text:span text:style-name="T15"> <text:line-break/>&lt;UpdateSet - 4&gt;<text:line-break/>action=decremento_unsecondo<text:line-break/>result=1<text:line-break/>step__=5<text:line-break/>time=16</text:span></text:p>
          </table:table-cell>
        </table:table-row>
      </table:table>
      <text:p text:style-name="P20"><text:soft-page-break/></text:p>
      <text:list xml:id="list24748396907928" text:continue-numbering="true" text:style-name="WWNum7">
        <text:list-item>
          <text:p text:style-name="P64"><text:bookmark text:name="_s2sw0k9kzo6d"/><text:s text:c="2"/>Esempio di animazione AsmetaA</text:p>
        </text:list-item>
      </text:list>
      <text:p text:style-name="P20">Si fornisce una screenshot del risultato dell’animazione del modello ASM su 10 step.</text:p>
      <text:p text:style-name="P20"><draw:frame draw:style-name="fr2" draw:name="image17.jpg" text:anchor-type="as-char" svg:width="6.2681in" svg:height="3.4307in" draw:z-index="0"><draw:image xlink:href="Pictures/10000000000007800000041AD22897848DD021D7.jpg" xlink:type="simple" xlink:show="embed" xlink:actuate="onLoad" loext:mime-type="image/jpeg"/></draw:frame></text:p>
      <text:p text:style-name="P20"/>
      <text:p text:style-name="P78"><text:bookmark text:name="_yqu0fttrgjm1"/></text:p>
      <text:p text:style-name="P74"><text:bookmark text:name="_to8y7n4tbib3"/></text:p>
      <text:p text:style-name="P74"><text:bookmark text:name="_c1p265wraw2c"/></text:p>
      <text:p text:style-name="P74"><text:bookmark text:name="_gge8pvbck8s7"/></text:p>
      <text:p text:style-name="P74"><text:bookmark text:name="_vqoxtjfjlm11"/></text:p>
      <text:p text:style-name="P74"><text:bookmark text:name="_41qykgpqogkk"/></text:p>
      <text:p text:style-name="P74"><text:bookmark text:name="_l7g5uza4pgoe"/></text:p>
      <text:p text:style-name="P74"><text:bookmark text:name="_4ib6d7zfj9ix"/>Progetto PYTH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d4zfdyd5xtiy"/>Progetto PYTHON</text:p>
      <text:p text:style-name="Standard">Il progetto Python ha lo scopo di implementare una semplice calcolatrice e convertitore di base con interfaccia grafica. Lo sviluppo della GUI si è basato sull’utilizzo della libreria <text:span text:style-name="T7">tkinter</text:span>, toolkit standard per la costruzione di interfacce grafiche nel linguaggio Python.</text:p>
      <text:p text:style-name="Standard">Similmente a quanto sviluppato in C++ tramite QT Creator, anche in Python si sono definite <text:span text:style-name="T7">lambda function</text:span> allo scopo di catturare l’interazione dell’utente con la finestra ed effettuare gli opportuni calcoli ad aggiornamenti.</text:p>
      <text:p text:style-name="Standard">Di seguito si riportano alcuni punti chiave dello sviluppo di questo progetto.</text:p>
      <text:list xml:id="list966896599" text:style-name="WWNum11">
        <text:list-item>
          <text:p text:style-name="P65"><text:bookmark text:name="_tpkltvnnouin"/>Utilizzo di variabili globali e costrutto global</text:p>
        </text:list-item>
      </text:list>
      <text:p text:style-name="P20">E’ stata utilizzata la variabile globale <text:span text:style-name="T26">expression</text:span> allo scopo di memorizzare l’espressione numerica costruita mediante la digitazione delle cifre sulla calcolatrice. Si è reso necessario l’utilizzo di una variabile ad hoc a causa dell’evoluzione del contenuto dell’espressione sulla base dell’input dell’utente.</text:p>
      <table:table table:name="Table88" table:style-name="Table88">
        <table:table-column table:style-name="Table88.A"/>
        <table:table-row table:style-name="Table88.1">
          <table:table-cell table:style-name="Table88.A1" office:value-type="string">
            <text:p text:style-name="P53"><text:span text:style-name="T39"># import della libreria per design GUI</text:span><text:span text:style-name="T15"><text:line-break/></text:span><text:span text:style-name="T16">from</text:span><text:span text:style-name="T15"> tkinter </text:span><text:span text:style-name="T16">import</text:span><text:span text:style-name="T15"> *<text:line-break/></text:span><text:span text:style-name="T16">from</text:span><text:span text:style-name="T15"> tkinter.font </text:span><text:span text:style-name="T16">import</text:span><text:span text:style-name="T15"> BOLD<text:line-break/></text:span><text:span text:style-name="T16">from</text:span><text:span text:style-name="T15"> tkinter.ttk </text:span><text:span text:style-name="T16">import</text:span><text:span text:style-name="T15"> Combobox<text:line-break/></text:span><text:span text:style-name="T16">from</text:span><text:span text:style-name="T15"> tkinter </text:span><text:span text:style-name="T16">import</text:span><text:span text:style-name="T15"> messagebox<text:line-break/> <text:line-break/></text:span><text:span text:style-name="T39"># variabile globale che rappresenta l'espressione numerica</text:span><text:span text:style-name="T15"><text:line-break/>expression = </text:span><text:span text:style-name="T32">""</text:span></text:p>
          </table:table-cell>
        </table:table-row>
      </table:table>
      <text:p text:style-name="P20"/>
      <text:p text:style-name="P20">Si è poi utilizzato il costrutto <text:span text:style-name="T26">global</text:span> per effettuare la modifica dell’espressione, includendo la variabile globale nel contesto locale della funzione che la modifica (o che ne effettua il solo accesso in lettura):</text:p>
      <table:table table:name="Table89" table:style-name="Table89">
        <table:table-column table:style-name="Table89.A"/>
        <table:table-row table:style-name="Table89.1">
          <table:table-cell table:style-name="Table89.A1" office:value-type="string">
            <text:p text:style-name="P53"><text:span text:style-name="T16">def</text:span><text:span text:style-name="T15"> </text:span><text:span text:style-name="T35">press</text:span><text:span text:style-name="T15">(num):<text:line-break/> <text:s text:c="3"/></text:span><text:span text:style-name="T39"># riferimento alla variabile globale che rappresenta l'espressione</text:span><text:span text:style-name="T15"><text:line-break/> <text:s text:c="3"/></text:span><text:span text:style-name="T16">global</text:span><text:span text:style-name="T15"> expression<text:line-break/> <text:s text:c="3"/>. . .</text:span></text:p>
          </table:table-cell>
        </table:table-row>
      </table:table>
      <text:p text:style-name="P48"/>
      <text:list xml:id="list24750190514780" text:continue-numbering="true" text:style-name="WWNum11">
        <text:list-item>
          <text:p text:style-name="P73"><text:bookmark text:name="_t4nip8l2d0dl"/>Configurazione della finestra</text:p>
        </text:list-item>
      </text:list>
      <text:p text:style-name="P20">Si è costruita una finestra a dimensione fissa, di cui sono state specificate proprietà come il colore di sfondo, le dimensioni e la possibilità di effettuarne il resize (in questo caso si è scelto di mantenere le dimensioni fisse):</text:p>
      <table:table table:name="Table90" table:style-name="Table90">
        <table:table-column table:style-name="Table90.A"/>
        <table:table-row table:style-name="Table90.1">
          <table:table-cell table:style-name="Table90.A1" office:value-type="string">
            <text:p text:style-name="P53"><text:span text:style-name="T16">if</text:span><text:span text:style-name="T15"> __name__ == </text:span><text:span text:style-name="T32">"__main__"</text:span><text:span text:style-name="T15">:<text:line-break/> <text:s text:c="3"/>gui = Tk()<text:line-break/> <text:s text:c="3"/>gui.configure(background = </text:span><text:span text:style-name="T32">"gray33"</text:span><text:span text:style-name="T15">)<text:line-break/> <text:s text:c="3"/>gui.title(</text:span><text:span text:style-name="T32">"Calcolatrice e convertitore di base"</text:span><text:span text:style-name="T15">)<text:line-break/> <text:s text:c="3"/>gui.geometry(</text:span><text:span text:style-name="T32">"1045x450"</text:span><text:span text:style-name="T15">) <text:line-break/> <text:s text:c="3"/>gui.resizable(</text:span><text:span text:style-name="T16">False</text:span><text:span text:style-name="T15">, </text:span><text:span text:style-name="T16">False</text:span><text:span text:style-name="T15">) <text:line-break/> <text:s text:c="3"/>. . .</text:span></text:p>
          </table:table-cell>
        </table:table-row>
      </table:table>
      <text:p text:style-name="P48"/>
      <text:list xml:id="list24749408772694" text:continue-numbering="true" text:style-name="WWNum11">
        <text:list-item>
          <text:p text:style-name="P73"><text:bookmark text:name="_t9kzmrf0w60c"/>Costruzione dell’espressione da calcolare</text:p>
        </text:list-item>
      </text:list>
      <text:p text:style-name="P20">L’espressione da calcolare viene costruita mano mano che l’utente effettua il click dei pulsanti (numerici o operatori). La costruzione si conclude al click del pulsante “<text:span text:style-name="T26">=</text:span>”. Si riporta la funzione che aggiorna l’espressione al click di un qualsiasi pulsante che non sia l’uguale:</text:p>
      <table:table table:name="Table91" table:style-name="Table91">
        <table:table-column table:style-name="Table91.A"/>
        <table:table-row table:style-name="Table91.1">
          <table:table-cell table:style-name="Table91.A1" office:value-type="string">
            <text:p text:style-name="P53"><text:span text:style-name="T16">def</text:span><text:span text:style-name="T15"> </text:span><text:span text:style-name="T35">press</text:span><text:span text:style-name="T15">(num):<text:line-break/> <text:s text:c="3"/></text:span><text:span text:style-name="T16">global</text:span><text:span text:style-name="T15"> expression<text:line-break/> <text:s text:c="3"/>expression = expression + str(num)<text:line-break/> <text:s text:c="3"/>equation.set(expression)</text:span></text:p>
          </table:table-cell>
        </table:table-row>
      </table:table>
      <text:p text:style-name="P20"/>
      <text:list xml:id="list24748879122799" text:continue-numbering="true" text:style-name="WWNum11">
        <text:list-item>
          <text:p text:style-name="P65"><text:bookmark text:name="_wdppfqn7wlxp"/>Ottenimento del risultato (calcolatrice)</text:p>
        </text:list-item>
      </text:list>
      <text:p text:style-name="P20">Al click sul pulsante “<text:span text:style-name="T26">=</text:span>” viene effettuata la valutazione dell’espressione per il calcolo del risultato complessivo. Da notare come si sia reso necessario l’utilizzo di un blocco <text:span text:style-name="T7">try-catch</text:span> allo scopo di intercettare eccezioni aritmetiche come la divisione per 0. Il valutatore dell'espressione, clausola <text:span text:style-name="T26">eval()</text:span>, è in grado di riconoscere operatori concatenati (per errore) ed effettuare la valutazione dell’espressione rimuovendo gli operatori in eccesso:</text:p>
      <table:table table:name="Table92" table:style-name="Table92">
        <table:table-column table:style-name="Table92.A"/>
        <table:table-row table:style-name="Table92.1">
          <table:table-cell table:style-name="Table92.A1" office:value-type="string">
            <text:p text:style-name="P53"><text:span text:style-name="T16">def</text:span><text:span text:style-name="T15"> </text:span><text:span text:style-name="T35">equalpress</text:span><text:span text:style-name="T15">():<text:line-break/> <text:s text:c="3"/></text:span><text:span text:style-name="T16">try</text:span><text:span text:style-name="T15">:<text:line-break/> <text:s text:c="7"/></text:span><text:span text:style-name="T16">global</text:span><text:span text:style-name="T15"> expression<text:line-break/> <text:s text:c="7"/>total = str(eval(expression))<text:line-break/> <text:s text:c="7"/>operation.set(total)<text:line-break/> <text:s text:c="7"/>expression = </text:span><text:span text:style-name="T32">""</text:span><text:span text:style-name="T15"><text:line-break/> <text:s text:c="3"/></text:span><text:span text:style-name="T16">except</text:span><text:span text:style-name="T15">:<text:line-break/> <text:s text:c="7"/>equation.set(</text:span><text:span text:style-name="T32">" error "</text:span><text:span text:style-name="T15">)<text:line-break/> <text:s text:c="7"/>expression = </text:span><text:span text:style-name="T32">""</text:span></text:p>
          </table:table-cell>
        </table:table-row>
      </table:table>
      <text:p text:style-name="P48"/>
      <text:list xml:id="list24748733306038" text:continue-numbering="true" text:style-name="WWNum11">
        <text:list-item>
          <text:p text:style-name="P73"><text:bookmark text:name="_5jzf6tyz83jo"/>Feature di calcolo “continuo”</text:p>
        </text:list-item>
      </text:list>
      <text:p text:style-name="P20">Questa modalità di utilizzo della calcolatrice permette all’utente di continuare il calcolo dal risultato dell’operazione precedentemente effettuata. Questa modalità viene attivata nel momento in cui si sia già effettuato almeno un calcolo con esito positivo e venga indicato come primo simbolo dell’espressione un operatore (<text:span text:style-name="T26">+</text:span>, <text:span text:style-name="T26">-</text:span>, <text:span text:style-name="T26">*</text:span>, <text:span text:style-name="T26">/</text:span>); in questo modo, il calcolo prosegue considerando come primo membro dell’espressione il risultato dell’espressione precedente.</text:p>
      <text:p text:style-name="P20">Di seguito si riporta la porzione di codice in cui questa feature è stata sviluppata:</text:p>
      <table:table table:name="Table93" table:style-name="Table93">
        <table:table-column table:style-name="Table93.A"/>
        <table:table-row table:style-name="Table93.1">
          <table:table-cell table:style-name="Table93.A1" office:value-type="string">
            <text:p text:style-name="P53"><text:span text:style-name="T18">if</text:span><text:span text:style-name="T19"> (expression[</text:span><text:span text:style-name="T25">0</text:span><text:span text:style-name="T19">] == </text:span><text:span text:style-name="T34">'*'</text:span><text:span text:style-name="T19"> </text:span><text:span text:style-name="T18">or</text:span><text:span text:style-name="T19"> expression[</text:span><text:span text:style-name="T25">0</text:span><text:span text:style-name="T19">] == </text:span><text:span text:style-name="T34">'/'</text:span><text:span text:style-name="T19"> </text:span><text:span text:style-name="T18">or</text:span><text:span text:style-name="T19"> expression[</text:span><text:span text:style-name="T25">0</text:span><text:span text:style-name="T19">] == </text:span><text:span text:style-name="T34">'+'</text:span><text:span text:style-name="T19"> </text:span><text:span text:style-name="T18">or</text:span><text:span text:style-name="T19"> expression[</text:span><text:span text:style-name="T25">0</text:span><text:span text:style-name="T19">] == </text:span><text:span text:style-name="T34">'-'</text:span><text:span text:style-name="T19">) </text:span><text:span text:style-name="T18">and</text:span><text:span text:style-name="T19"> operation_field.get() != </text:span><text:span text:style-name="T34">""</text:span><text:span text:style-name="T19">:<text:line-break/> <text:s text:c="11"/>expression = operation_field.get() + expression<text:line-break/> <text:s text:c="11"/>equation.set(expression)</text:span></text:p>
          </table:table-cell>
        </table:table-row>
      </table:table>
      <text:p text:style-name="Standard"/>
      <text:list xml:id="list24749170729147" text:continue-numbering="true" text:style-name="WWNum11">
        <text:list-item>
          <text:p text:style-name="P73"><text:bookmark text:name="_bmh09faxgy3"/>Convertitore di base: costruzione</text:p>
        </text:list-item>
      </text:list>
      <text:p text:style-name="P20">Il convertitore di basi numeriche (decimale, binario, ottale ed esadecimale) è in grado di prendere in input un numero in una qualsiasi delle basi precedentemente elencate ed effettuarne la conversione in una delle altre basi. Il programma effettua una verifica accurata del formato dati, garantendo che l’input fornito dall’utente sia coerente con le operazioni da svolgere e la base selezionata.</text:p>
      <text:p text:style-name="P20">Il convertitore sfrutta due <text:span text:style-name="T7">ComboBox</text:span> per la selezione della base di partenza e destinazione:<draw:frame draw:style-name="fr1" draw:name="image13.jpg" text:anchor-type="char" svg:x="1.4827in" svg:y="0.6228in" svg:width="3.298in" svg:height="0.822in" draw:z-index="6"><draw:image xlink:href="Pictures/100000000000019D00000067B80D74208650F2CC.jpg" xlink:type="simple" xlink:show="embed" xlink:actuate="onLoad" loext:mime-type="image/jpeg"/></draw:frame></text:p>
      <text:p text:style-name="P24"/>
      <text:p text:style-name="P20">Il cui codice permette la specifica delle opzioni selezionabili:</text:p>
      <table:table table:name="Table94" table:style-name="Table94">
        <table:table-column table:style-name="Table94.A"/>
        <table:table-row table:style-name="Table94.1">
          <table:table-cell table:style-name="Table94.A1" office:value-type="string">
            <text:p text:style-name="P53"><text:span text:style-name="T15">combo_from = Combobox(gui, font = myfont, width = </text:span><text:span text:style-name="T22">30</text:span><text:span text:style-name="T15">, values = [<text:line-break/> <text:s text:c="35"/></text:span><text:span text:style-name="T32">"Decimale"</text:span><text:span text:style-name="T15">, <text:line-break/> <text:s text:c="35"/></text:span><text:span text:style-name="T32">"Binario"</text:span><text:span text:style-name="T15">,<text:line-break/> <text:s text:c="35"/></text:span><text:span text:style-name="T32">"Ottale"</text:span><text:span text:style-name="T15">,<text:line-break/> <text:s text:c="35"/></text:span><text:span text:style-name="T32">"Esadecimale"</text:span><text:span text:style-name="T15">], state = </text:span><text:span text:style-name="T32">"readonly"</text:span><text:span text:style-name="T15">)</text:span></text:p>
            <text:p text:style-name="P53"><text:span text:style-name="T15">combo_from.grid(row = </text:span><text:span text:style-name="T22">4</text:span><text:span text:style-name="T15">, column = </text:span><text:span text:style-name="T22">6</text:span><text:span text:style-name="T15">, columnspan = </text:span><text:span text:style-name="T22">3</text:span><text:span text:style-name="T15">)</text:span></text:p>
            <text:p text:style-name="P53"><text:span text:style-name="T15">combo_from.current(</text:span><text:span text:style-name="T22">0</text:span><text:span text:style-name="T15">)</text:span></text:p>
          </table:table-cell>
        </table:table-row>
      </table:table>
      <text:p text:style-name="P48"><text:soft-page-break/></text:p>
      <text:p text:style-name="P51"/>
      <text:list xml:id="list24749427632700" text:continue-numbering="true" text:style-name="WWNum11">
        <text:list-item>
          <text:p text:style-name="P73"><text:bookmark text:name="_om3wqw5kk0dr"/>Verifica dell’input</text:p>
        </text:list-item>
      </text:list>
      <text:p text:style-name="P20">Allo scopo di garantire che l’utente non effettui inserimenti di caratteri non corretti, sono state definite funzioni ad hoc allo scopo di effettuare una sanitizzazione dell’input. In particolare, per tutte <text:s/>le basi numeriche tranne quella esadecimale, un primo check consiste nel garantire che l’utente non inserisca lettere al posto di numeri:</text:p>
      <table:table table:name="Table95" table:style-name="Table95">
        <table:table-column table:style-name="Table95.A"/>
        <table:table-row table:style-name="Table95.1">
          <table:table-cell table:style-name="Table95.A1" office:value-type="string">
            <text:p text:style-name="P53"><text:span text:style-name="T16">def</text:span><text:span text:style-name="T15"> </text:span><text:span text:style-name="T35">check_input</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c.isalpha()):<text:line-break/> <text:s text:c="11"/>messagebox.showerror(title = </text:span><text:span text:style-name="T32">"Errore"</text:span><text:span text:style-name="T15">, message = </text:span><text:span text:style-name="T32">"Errore formato input"</text:span><text:span text:style-name="T15">)<text:line-break/> <text:s text:c="11"/>erase_input_conv()<text:line-break/> <text:s text:c="11"/></text:span><text:span text:style-name="T16">break</text:span></text:p>
          </table:table-cell>
        </table:table-row>
      </table:table>
      <text:p text:style-name="P48"/>
      <text:p text:style-name="Standard">Nel caso in cui l’input non sia corretto, viene mostrato a video un avviso di errore. Nel caso in cui l’errore sia dovuto ad una non corretta formattazione dell’input legata alla specifica base numerica di partenza (ad esempio causata dall’inserimento di un valore numerico che non sia 0 o 1 per input binario) l’errore diviene specifico per la base selezionata:<draw:frame draw:style-name="fr6" draw:name="image6.jpg" text:anchor-type="char" svg:x="3.1043in" svg:y="1.5in" svg:width="2.0598in" svg:height="1.1811in" draw:z-index="5"><draw:image xlink:href="Pictures/10000000000001090000009830637777E6BBED2D.jpg" xlink:type="simple" xlink:show="embed" xlink:actuate="onLoad" loext:mime-type="image/jpeg"/></draw:frame><draw:frame draw:style-name="fr6" draw:name="image8.jpg" text:anchor-type="char" svg:x="1.3083in" svg:y="1.5in" svg:width="1.5535in" svg:height="1.1811in" draw:z-index="4"><draw:image xlink:href="Pictures/10000000000000C80000009847C743DABAD4C14E.jpg" xlink:type="simple" xlink:show="embed" xlink:actuate="onLoad" loext:mime-type="image/jpeg"/></draw:frame></text:p>
      <text:p text:style-name="P48"><draw:frame draw:style-name="fr6" draw:name="image22.jpg" text:anchor-type="char" svg:x="3.1043in" svg:y="1.3957in" svg:width="1.8744in" svg:height="1.1811in" draw:z-index="3"><draw:image xlink:href="Pictures/10000000000000F10000009872AAC58C6CB2785C.jpg" xlink:type="simple" xlink:show="embed" xlink:actuate="onLoad" loext:mime-type="image/jpeg"/></draw:frame></text:p>
      <text:p text:style-name="P48"/>
      <text:p text:style-name="P48"/>
      <text:p text:style-name="P48"/>
      <text:p text:style-name="P48"/>
      <text:p text:style-name="P48"/>
      <text:p text:style-name="P48"><draw:frame draw:style-name="fr6" draw:name="image5.jpg" text:anchor-type="char" svg:x="1.052in" svg:y="0.1465in" svg:width="1.8098in" svg:height="1.1811in" draw:z-index="2"><draw:image xlink:href="Pictures/10000000000000E9000000985C0F299BAD1C897D.jpg" xlink:type="simple" xlink:show="embed" xlink:actuate="onLoad" loext:mime-type="image/jpeg"/></draw:frame></text:p>
      <text:p text:style-name="P48"/>
      <text:p text:style-name="P48"/>
      <text:p text:style-name="P48"/>
      <text:p text:style-name="P48"/>
      <text:p text:style-name="P48"/>
      <text:p text:style-name="P48"/>
      <text:p text:style-name="P48"/>
      <text:list xml:id="list24749640597486" text:continue-numbering="true" text:style-name="WWNum11">
        <text:list-item>
          <text:p text:style-name="P73"><text:bookmark text:name="_aqgo3m5wp8os"/>Verifica input binario</text:p>
        </text:list-item>
      </text:list>
      <text:p text:style-name="P20">Se la base in input è quella binaria, si effettua un ulteriore controllo sulla validità dei simboli inseriti (corretti solo <text:span text:style-name="T26">0</text:span> ed <text:span text:style-name="T26">1</text:span>). Da notare come sia stata utilizzata la funzione <text:span text:style-name="T26">int()</text:span> per ottenere il relativo valore numerico (non ASCII) associato al carattere che costituisce la stringa in input fornita dall’utente:</text:p>
      <table:table table:name="Table96" table:style-name="Table96">
        <table:table-column table:style-name="Table96.A"/>
        <table:table-row table:style-name="Table96.1">
          <table:table-cell table:style-name="Table96.A1" office:value-type="string">
            <text:p text:style-name="P53"><text:span text:style-name="T16">def</text:span><text:span text:style-name="T15"> </text:span><text:span text:style-name="T35">check_input_binary</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int(c) &lt; </text:span><text:span text:style-name="T22">0</text:span><text:span text:style-name="T15"> </text:span><text:span text:style-name="T16">or</text:span><text:span text:style-name="T15"> int(c) &gt; </text:span><text:span text:style-name="T22">1</text:span><text:span text:style-name="T15">):<text:line-break/> <text:s text:c="11"/>messagebox.showerror(title = </text:span><text:span text:style-name="T32">"Errore"</text:span><text:span text:style-name="T15">, message = </text:span><text:span text:style-name="T32">"Errore formato input binario"</text:span><text:span text:style-name="T15">)<text:line-break/> <text:s text:c="11"/>erase_input_conv()<text:line-break/> <text:s text:c="11"/></text:span><text:span text:style-name="T16">break</text:span></text:p>
          </table:table-cell>
        </table:table-row>
      </table:table>
      <text:p text:style-name="P48"/>
      <text:list xml:id="list24748536586007" text:continue-numbering="true" text:style-name="WWNum11">
        <text:list-item>
          <text:p text:style-name="P66"><text:bookmark text:name="_mib265eo7ig"/>Verifica input ottale</text:p>
        </text:list-item>
      </text:list>
      <text:p text:style-name="Standard">Se la base in input è quella ottale, si effettua un ulteriore controllo sulla validità dei simboli inseriti (corretti solo da <text:span text:style-name="T26">0</text:span> a <text:span text:style-name="T26">7</text:span>):</text:p>
      <table:table table:name="Table97" table:style-name="Table97">
        <table:table-column table:style-name="Table97.A"/>
        <table:table-row table:style-name="Table97.1">
          <table:table-cell table:style-name="Table97.A1" office:value-type="string">
            <text:p text:style-name="P53"><text:span text:style-name="T16">def</text:span><text:span text:style-name="T15"> </text:span><text:span text:style-name="T35">check_input_octal</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int(c) &lt; </text:span><text:span text:style-name="T22">0</text:span><text:span text:style-name="T15"> </text:span><text:span text:style-name="T16">or</text:span><text:span text:style-name="T15"> int(c) &gt; </text:span><text:span text:style-name="T22">7</text:span><text:span text:style-name="T15">):<text:line-break/> <text:s text:c="11"/>messagebox.showerror(title = </text:span><text:span text:style-name="T32">"Errore"</text:span><text:span text:style-name="T15">, message = </text:span><text:span text:style-name="T32">"Errore formato input ottale"</text:span><text:span text:style-name="T15">)<text:line-break/> <text:s text:c="11"/>erase_input_conv()<text:line-break/> <text:s text:c="11"/></text:span><text:span text:style-name="T16">break</text:span></text:p>
          </table:table-cell>
        </table:table-row>
      </table:table>
      <text:p text:style-name="Standard"/>
      <text:list xml:id="list24749575394636" text:continue-numbering="true" text:style-name="WWNum11">
        <text:list-item>
          <text:p text:style-name="P66"><text:bookmark text:name="_hepgffwbxil"/><text:s text:c="3"/>Verifica input esadecimale</text:p>
        </text:list-item>
      </text:list>
      <text:p text:style-name="Standard">Se la base in input è quella esadecimale, si effettua un unico controllo atto a verificare che gli eventuali caratteri alfabetici inseriti siano solo quelli compresi tra la <text:span text:style-name="T26">‘a’</text:span> e la <text:span text:style-name="T26">‘f’</text:span> (eventualmente uppercase). <text:s/>Si noti come sia stata utilizzata la funzione <text:span text:style-name="T26">ord()</text:span> allo scopo di ottenere il corrispettivo valore ASCII associato al carattere:</text:p>
      <table:table table:name="Table98" table:style-name="Table98">
        <table:table-column table:style-name="Table98.A"/>
        <table:table-row table:style-name="Table98.1">
          <table:table-cell table:style-name="Table98.A1" office:value-type="string">
            <text:p text:style-name="P53"><text:span text:style-name="T16">def</text:span><text:span text:style-name="T15"> </text:span><text:span text:style-name="T35">check_input_hex</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text:span><text:span text:style-name="T16">not</text:span><text:span text:style-name="T15">(c.isalpha() </text:span><text:span text:style-name="T16">and</text:span><text:span text:style-name="T15"> (ord(c) &gt;= </text:span><text:span text:style-name="T22">97</text:span><text:span text:style-name="T15"> </text:span><text:span text:style-name="T16">and</text:span><text:span text:style-name="T15"> ord(c) &lt;= </text:span><text:span text:style-name="T22">102</text:span><text:span text:style-name="T15">) </text:span><text:span text:style-name="T16">or</text:span><text:span text:style-name="T15"> (ord(c) &gt;= </text:span><text:span text:style-name="T22">65</text:span><text:span text:style-name="T15"> </text:span><text:span text:style-name="T16">and</text:span><text:span text:style-name="T15"> ord(c) &lt;= </text:span><text:span text:style-name="T22">70</text:span><text:span text:style-name="T15">)) </text:span><text:span text:style-name="T16">and</text:span><text:span text:style-name="T15"> c.isalpha()):<text:line-break/> <text:s text:c="11"/>messagebox.showerror(title = </text:span><text:span text:style-name="T32">"Errore"</text:span><text:span text:style-name="T15">, message = </text:span><text:span text:style-name="T32">"Errore formato input esadecimale"</text:span><text:span text:style-name="T15">)<text:line-break/> <text:s text:c="11"/>erase_input_conv()<text:line-break/> <text:s text:c="11"/></text:span><text:span text:style-name="T16">break</text:span></text:p>
          </table:table-cell>
        </table:table-row>
      </table:table>
      <text:p text:style-name="Standard"/>
      <text:list xml:id="list24748829936180" text:continue-numbering="true" text:style-name="WWNum11">
        <text:list-item>
          <text:p text:style-name="P65"><text:bookmark text:name="_w32s7n598ekr"/><text:s text:c="3"/>Conversione di base</text:p>
        </text:list-item>
      </text:list>
      <text:p text:style-name="P20">Si riporta una delle funzioni implementate per effettuare la conversione di base. In particolare, quella descritta è la funzione che converte un numero binario in una qualsiasi delle altre basi. Si è utilizzata la funzione <text:span text:style-name="T26">int(value, base)</text:span> nella forma a due parametri per convertire un numero binario in decimale, e successivamente le funzioni <text:span text:style-name="T26">oct()</text:span> ed <text:span text:style-name="T26">hex()</text:span> per effettuare la conversione in ottale ed esadecimale rispettivamente:</text:p>
      <table:table table:name="Table99" table:style-name="Table99">
        <table:table-column table:style-name="Table99.A"/>
        <table:table-row table:style-name="Table99.1">
          <table:table-cell table:style-name="Table99.A1" office:value-type="string">
            <text:p text:style-name="P53"><text:span text:style-name="T16">if</text:span><text:span text:style-name="T15">(combo_from.get() == </text:span><text:span text:style-name="T32">"Binario"</text:span><text:span text:style-name="T15">):<text:line-break/> <text:s text:c="7"/>check_input()<text:line-break/> <text:s text:c="7"/>check_input_binary()<text:line-break/> <text:s text:c="7"/></text:span><text:span text:style-name="T16">if</text:span><text:span text:style-name="T15">(combo_to.get() == </text:span><text:span text:style-name="T32">"Decimale"</text:span><text:span text:style-name="T15">):<text:line-break/> <text:s text:c="11"/>conv_output.set(int(conv_input.get(), </text:span><text:span text:style-name="T22">2</text:span><text:span text:style-name="T15">))<text:line-break/> <text:s text:c="7"/></text:span><text:span text:style-name="T16">elif</text:span><text:span text:style-name="T15">(combo_to.get() == </text:span><text:span text:style-name="T32">"Ottale"</text:span><text:span text:style-name="T15">):<text:line-break/> <text:s text:c="12"/>conv_output.set(oct(int(conv_input.get(), </text:span><text:span text:style-name="T22">2</text:span><text:span text:style-name="T15">))[</text:span><text:span text:style-name="T22">2</text:span><text:span text:style-name="T15">:])<text:line-break/> <text:s text:c="7"/></text:span><text:span text:style-name="T16">elif</text:span><text:span text:style-name="T15">(combo_to.get() == </text:span><text:span text:style-name="T32">"Esadecimale"</text:span><text:span text:style-name="T15">):<text:line-break/> <text:s text:c="11"/>conv_output.set(hex(int(conv_input.get(), </text:span><text:span text:style-name="T22">2</text:span><text:span text:style-name="T15">))[</text:span><text:span text:style-name="T22">2</text:span><text:span text:style-name="T15">:])<text:line-break/> <text:s text:c="7"/></text:span><text:span text:style-name="T16">else</text:span><text:span text:style-name="T15">:<text:line-break/> <text:s text:c="11"/>conv_output.set(conv_input.get())</text:span></text:p>
          </table:table-cell>
        </table:table-row>
      </table:table>
      <text:p text:style-name="P48"/>
      <text:p text:style-name="P52"/>
      <text:list xml:id="list24749382026412" text:continue-numbering="true" text:style-name="WWNum11">
        <text:list-item>
          <text:p text:style-name="P73"><text:bookmark text:name="_t6keyfyn8tuv"/><text:s/>Interfaccia grafica e funzionamento</text:p>
        </text:list-item>
      </text:list>
      <text:p text:style-name="P20">Si riporta una screenshot dell’applicativo, con un esempio di utilizzo sia della componente calcolatrice che della componente convertitore:<draw:frame draw:style-name="fr1" draw:name="image15.jpg" text:anchor-type="char" svg:x="-0.0016in" svg:y="0.6354in" svg:width="6.2681in" svg:height="2.889in" draw:z-index="1"><draw:image xlink:href="Pictures/1000000000000417000001E2A8AA828D5980C068.jpg" xlink:type="simple" xlink:show="embed" xlink:actuate="onLoad" loext:mime-type="image/jpeg"/></draw:frame></text:p>
      <text:list xml:id="list24749443260200" text:continue-numbering="true" text:style-name="WWNum11">
        <text:list-item>
          <text:p text:style-name="P65"><text:bookmark text:name="_twf542r87t9f"/><text:s/>Installer</text:p>
        </text:list-item>
      </text:list>
      <text:p text:style-name="P20">Come per l’applicativo sviluppato in QT, si è realizzato un installer sfruttando il tool <text:span text:style-name="T7">Inno Setup Compiler</text:span>. Il file d’installazione è disponibile nella sezione <text:span text:style-name="T7">Release </text:span>della repository GitHub.<draw:frame draw:style-name="fr1" draw:name="image1.png" text:anchor-type="char" svg:x="1.0972in" svg:y="0.9272in" svg:width="4.378in" svg:height="3.4161in" draw:z-index="0"><draw:image xlink:href="Pictures/1000020100000256000001D07A782C976894605A.png" xlink:type="simple" xlink:show="embed" xlink:actuate="onLoad" loext:mime-type="image/png"/></draw:frame></text:p>
      <text:p text:style-name="P28"/>
      <text:p text:style-name="P20">Si riporta di seguito lo script che effettua la configurazione dell’installer in formato <text:span text:style-name="T7">Inno Setup Script</text:span> (<text:span text:style-name="T26">py_compiler_setup.iss</text:span>):</text:p>
      <table:table table:name="Table100" table:style-name="Table100">
        <table:table-column table:style-name="Table100.A"/>
        <table:table-row table:style-name="Table100.1">
          <table:table-cell table:style-name="Table100.A1" office:value-type="string">
            <text:p text:style-name="P53"><text:span text:style-name="T42">#define MyAppName "Calcolatrice e Convertitore"</text:span><text:span text:style-name="T15"><text:line-break/></text:span><text:span text:style-name="T42">#define MyAppVersion "1.0"</text:span><text:span text:style-name="T15"><text:line-break/></text:span><text:span text:style-name="T42">#define MyAppPublisher "Luca Ghislotti"</text:span><text:span text:style-name="T15"><text:line-break/></text:span><text:span text:style-name="T42">#define MyAppURL "https://github.com/lucaghislo/1052975_progetti_modulo_programmazione"</text:span><text:span text:style-name="T15"><text:line-break/></text:span><text:span text:style-name="T42">#define MyAppExeName "calcolatrice_converter.exe"</text:span><text:span text:style-name="T15"><text:line-break/></text:span><text:span text:style-name="T42">#define MyAppAssocName MyAppName + " File"</text:span><text:span text:style-name="T15"><text:line-break/></text:span><text:span text:style-name="T42">#define MyAppAssocExt ".myp"</text:span><text:span text:style-name="T15"><text:line-break/></text:span><text:span text:style-name="T42">#define MyAppAssocKey StringChange(MyAppAssocName, " ", "") + MyAppAssocExt</text:span><text:span text:style-name="T15"><text:line-break/><text:line-break/>[Setup]<text:line-break/>AppId={{</text:span><text:span text:style-name="T22">19596F</text:span><text:span text:style-name="T15">07-CF6C</text:span><text:span text:style-name="T22">-406</text:span><text:span text:style-name="T15">C</text:span><text:span text:style-name="T22">-834F</text:span><text:span text:style-name="T15">-CAD2B4089165}<text:line-break/>AppName={#MyAppName}<text:line-break/>AppVersion={#MyAppVersion}<text:line-break/>AppPublisher={#MyAppPublisher}<text:line-break/>AppPublisherURL={#MyAppURL}<text:line-break/>AppSupportURL={#MyAppURL}<text:line-break/>AppUpdatesURL={#MyAppURL}<text:line-break/>DefaultDirName={autopf}\{#MyAppName}<text:line-break/>ChangesAssociations=yes<text:line-break/>DisableProgramGroupPage=yes<text:line-break/>OutputDir=C:\Users\ghisl\Documents\GitHub\</text:span><text:span text:style-name="T22">1052975</text:span><text:span text:style-name="T15">_progetti_modulo_programmazione\PYTHON\installer<text:line-break/>OutputBaseFilename=Calcolatrice e Convertitore<text:line-break/>Compression=lzma<text:line-break/>SolidCompression=yes<text:line-break/>WizardStyle=modern<text:line-break/><text:line-break/>[Languages]<text:line-break/>Name: </text:span><text:span text:style-name="T32">"italian"</text:span><text:span text:style-name="T15">; MessagesFile: </text:span><text:span text:style-name="T32">"compiler:Languages\Italian.isl"</text:span><text:span text:style-name="T15"><text:line-break/><text:line-break/>[Tasks]<text:line-break/>Name: </text:span><text:span text:style-name="T32">"desktopicon"</text:span><text:span text:style-name="T15">; Description: </text:span><text:span text:style-name="T32">"{cm:CreateDesktopIcon}"</text:span><text:span text:style-name="T15">; GroupDescription: </text:span><text:span text:style-name="T32">"{cm:AdditionalIcons}"</text:span><text:span text:style-name="T15">; Flags: unchecked<text:line-break/><text:line-break/>[Files]<text:line-break/>Source: </text:span><text:span text:style-name="T32">"C:\Users\ghisl\Documents\GitHub\1052975_progetti_modulo_programmazione\PYTHON\build\calcolatrice_converter\{#MyAppExeName}"</text:span><text:span text:style-name="T15">; DestDir: </text:span><text:span text:style-name="T32">"{app}"</text:span><text:span text:style-name="T15">; Flags: ignoreversion<text:line-break/><text:line-break/>[Registry]<text:line-break/>Root: HKA; Subkey: </text:span><text:span text:style-name="T32">"Software\Classes\{#MyAppAssocExt}\OpenWithProgids"</text:span><text:span text:style-name="T15">; ValueType: </text:span><text:span text:style-name="T30">string</text:span><text:span text:style-name="T15">; ValueName: </text:span><text:span text:style-name="T32">"{#MyAppAssocKey}"</text:span><text:span text:style-name="T15">; ValueData: </text:span><text:span text:style-name="T32">""</text:span><text:span text:style-name="T15">; Flags: uninsdeletevalue<text:line-break/>Root: HKA; Subkey: </text:span><text:span text:style-name="T32">"Software\Classes\{#MyAppAssocKey}"</text:span><text:span text:style-name="T15">; ValueType: </text:span><text:span text:style-name="T30">string</text:span><text:span text:style-name="T15">; ValueName: </text:span><text:span text:style-name="T32">""</text:span><text:span text:style-name="T15">; ValueData: </text:span><text:span text:style-name="T32">"{#MyAppAssocName}"</text:span><text:span text:style-name="T15">; Flags: uninsdeletekey<text:line-break/>Root: HKA; Subkey: </text:span><text:span text:style-name="T32">"Software\Classes\{#MyAppAssocKey}\DefaultIcon"</text:span><text:span text:style-name="T15">; ValueType: </text:span><text:span text:style-name="T30">string</text:span><text:span text:style-name="T15">; ValueName: </text:span><text:span text:style-name="T32">""</text:span><text:span text:style-name="T15">; ValueData: </text:span><text:span text:style-name="T32">"{app}\{#MyAppExeName},0"</text:span><text:span text:style-name="T15"><text:line-break/>Root: HKA; Subkey: </text:span><text:span text:style-name="T32">"Software\Classes\{#MyAppAssocKey}\shell\open\command"</text:span><text:span text:style-name="T15">; ValueType: </text:span><text:span text:style-name="T30">string</text:span><text:span text:style-name="T15">; ValueName: </text:span><text:span text:style-name="T32">""</text:span><text:span text:style-name="T15">; ValueData: </text:span><text:span text:style-name="T32">"""{app}\{#MyAppExeName}"" ""%1"""</text:span><text:span text:style-name="T15"><text:line-break/>Root: HKA; Subkey: </text:span><text:span text:style-name="T32">"Software\Classes\Applications\{#MyAppExeName}\SupportedTypes"</text:span><text:span text:style-name="T15">; ValueType: </text:span><text:span text:style-name="T30">string</text:span><text:span text:style-name="T15">; ValueName: </text:span><text:span text:style-name="T32">".myp"</text:span><text:span text:style-name="T15">; ValueData: </text:span><text:span text:style-name="T32">""</text:span><text:span text:style-name="T15"><text:line-break/><text:line-break/>[Icons]<text:line-break/>Name: </text:span><text:span text:style-name="T32">"{autoprograms}\{#MyAppName}"</text:span><text:span text:style-name="T15">; Filename: </text:span><text:span text:style-name="T32">"{app}\{#MyAppExeName}"</text:span><text:span text:style-name="T15"><text:line-break/>Name: </text:span><text:span text:style-name="T32">"{autodesktop}\{#MyAppName}"</text:span><text:span text:style-name="T15">; Filename: </text:span><text:span text:style-name="T32">"{app}\{#MyAppExeName}"</text:span><text:span text:style-name="T15">; Tasks: desktopicon<text:line-break/><text:line-break/>[Run]<text:line-break/>Filename: </text:span><text:span text:style-name="T32">"{app}\{#MyAppExeName}"</text:span><text:span text:style-name="T15">; Description: </text:span><text:span text:style-name="T32">"{cm:LaunchProgram,{#StringChange(MyAppName, '&amp;', '&amp;&amp;')}}"</text:span><text:span text:style-name="T15">; Flags: nowait postinstall skipifsilent</text:span></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098in" fo:margin-right="0in" fo:margin-top="0.139in" fo:margin-bottom="0in" loext:contextual-spacing="false" fo:line-height="100%" fo:text-align="start" style:justify-single-word="false" fo:keep-together="always" fo:text-indent="0in" style:auto-text-indent="false" fo:break-before="auto" fo:break-after="auto"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left="0.5in" fo:margin-right="0in" fo:line-height="115%" fo:text-align="start" style:justify-single-word="false" fo:keep-together="always" fo:text-indent="-0.25in" style:auto-text-indent="false" fo:keep-with-next="always"/>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keep-together="always" fo:keep-with-next="always"/>
      <style:text-properties style:font-name="Courier New" fo:font-family="'Courier New'" style:font-family-generic="roman" style:font-pitch="variable" fo:font-weight="bold" style:font-name-asian="Courier New1" style:font-family-asian="'Courier New'" style:font-family-generic-asian="system" style:font-pitch-asian="variable" style:font-weight-asian="bold" style:font-name-complex="Courier New1" style:font-family-complex="'Courier New'" style:font-family-generic-complex="system" style:font-pitch-complex="variable"/>
    </style:style>
    <style:style style:name="Heading_20_4" style:display-name="Heading 4"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style>
    <style:style style:name="Heading_20_5" style:display-name="Heading 5"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0in" fo:margin-right="0in" fo:margin-top="0.028in" fo:margin-bottom="0in" loext:contextual-spacing="false" fo:line-height="100%" fo:keep-together="always" fo:text-indent="0in" style:auto-text-indent="false" fo:break-before="auto" fo:break-after="auto" fo:keep-with-next="always"/>
      <style:text-properties fo:color="#6e6e6e"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normal" style:next-style-name="Standard" style:default-outline-level="" style:class="chapter">
      <style:paragraph-properties fo:text-align="start" style:justify-single-word="false"/>
      <style:text-properties fo:font-size="18pt" fo:font-weight="bold" fo:background-color="#fcfcfc" style:font-size-asian="18pt" style:font-weight-asian="bold" style:font-size-complex="18pt"/>
    </style:style>
    <style:style style:name="Subtitle" style:family="paragraph" style:parent-style-name="normal" style:next-style-name="Standard" style:default-outline-level="" style:class="chapter">
      <style:paragraph-properties fo:margin-left="0in" fo:margin-right="0in" fo:margin-top="0in" fo:margin-bottom="0.139in" loext:contextual-spacing="false" fo:line-height="20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Rubik" fo:font-family="Rubik" style:font-family-generic="roman" style:font-pitch="variable" fo:font-size="14pt" fo:font-style="normal" style:text-underline-style="none" fo:font-weight="normal" style:font-name-asian="Rubik1" style:font-family-asian="Rubik" style:font-family-generic-asian="system" style:font-pitch-asian="variable" style:font-size-asian="14pt" style:font-style-asian="normal" style:font-weight-asian="normal" style:font-name-complex="Rubik1" style:font-family-complex="Rubik"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normal"/>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7" style:display-name="ListLabel 127" style:family="text">
      <style:text-properties fo:color="#1155cc"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start" style:justify-single-word="false"/>
    </style:style>
    <style:style style:name="MP2" style:family="paragraph" style:parent-style-name="Standard">
      <style:paragraph-properties fo:text-align="center" style:justify-single-word="false"/>
    </style:style>
    <style:style style:name="MT1" style:family="text">
      <style:text-properties fo:color="#434343" fo:font-style="italic" style:font-style-asian="italic"/>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Luca Ghislotti<text:tab/><text:tab/><text:tab/><text:tab/> <text:s text:c="2"/>Corso di Informatica III: Modulo di Programmazione</text:span></text:p>
      </style:header>
      <style:footer>
        <text:p text:style-name="MP2"><text:page-number text:select-page="current">21</text:page-number></text:p>
      </style:footer>
    </style:master-page>
    <style:master-page style:name="First_20_Page" style:display-name="First Page" style:page-layout-name="Mpm1" style:next-style-name="Standard">
      <style:header>
        <text:p text:style-name="Standard"/>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0" meta:image-count="25" meta:object-count="0" meta:page-count="23" meta:paragraph-count="465" meta:word-count="8257" meta:character-count="61149" meta:non-whitespace-character-count="51949"/>
    <meta:generator>LibreOfficeDev/6.0.5.2$Linux_X86_64 LibreOffice_project/</meta:generator>
  </office:meta>
</office:document-meta>
</file>